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1000000E27DDCA693DCD86855.png" manifest:media-type="image/png"/>
  <manifest:file-entry manifest:full-path="Pictures/10000001000002BB0000005D0215DD21D56FA48C.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05"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0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0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19"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22"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5"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6"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27"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8" style:family="paragraph" style:parent-style-name="Text_20_body">
      <style:paragraph-properties fo:text-align="center" style:justify-single-word="false"/>
      <style:text-properties officeooo:paragraph-rsid="008dbf5e"/>
    </style:style>
    <style:style style:name="P129" style:family="paragraph" style:parent-style-name="Standard">
      <style:paragraph-properties fo:text-align="center" style:justify-single-word="false"/>
      <style:text-properties officeooo:paragraph-rsid="004fa629"/>
    </style:style>
    <style:style style:name="P130" style:family="paragraph" style:parent-style-name="Standard">
      <style:paragraph-properties fo:text-align="center" style:justify-single-word="false"/>
      <style:text-properties officeooo:paragraph-rsid="005b80e1"/>
    </style:style>
    <style:style style:name="P131" style:family="paragraph" style:parent-style-name="Standard">
      <style:paragraph-properties fo:text-align="center" style:justify-single-word="false"/>
      <style:text-properties officeooo:paragraph-rsid="00b951d0"/>
    </style:style>
    <style:style style:name="P132" style:family="paragraph" style:parent-style-name="Text_20_body">
      <style:text-properties officeooo:rsid="00cb4e0c" officeooo:paragraph-rsid="00cb4e0c"/>
    </style:style>
    <style:style style:name="P133" style:family="paragraph" style:parent-style-name="Text_20_body">
      <style:text-properties style:font-name="Abyssinica SIL" fo:font-size="12pt" style:font-size-asian="12pt" style:font-size-complex="12pt"/>
    </style:style>
    <style:style style:name="P134" style:family="paragraph" style:parent-style-name="Text_20_body">
      <style:text-properties style:font-name="Abyssinica SIL" fo:font-size="12pt" officeooo:rsid="00cb4e0c" officeooo:paragraph-rsid="00cb4e0c" style:font-size-asian="12pt" style:font-size-complex="12pt"/>
    </style:style>
    <style:style style:name="P135"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36" style:family="paragraph" style:parent-style-name="Text_20_body">
      <style:paragraph-properties fo:text-align="justify" style:justify-single-word="false"/>
      <style:text-properties style:font-name="Abyssinica SIL" fo:font-size="12pt" style:font-size-asian="12pt" style:font-size-complex="12pt"/>
    </style:style>
    <style:style style:name="P137"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38"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39" style:family="paragraph" style:parent-style-name="Preformatted_20_Text">
      <style:text-properties style:font-name="Abyssinica SIL" fo:font-size="12pt" fo:font-style="italic" style:font-size-asian="12pt" style:font-style-asian="italic" style:font-size-complex="12pt" style:font-style-complex="italic"/>
    </style:style>
    <style:style style:name="P140"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41" style:family="paragraph" style:parent-style-name="Text_20_body">
      <style:text-properties style:font-name="Abyssinica SIL"/>
    </style:style>
    <style:style style:name="P1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4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5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51"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52"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53"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5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6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6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6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16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16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167"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16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16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17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17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17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7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1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7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7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17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17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18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18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8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8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18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19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19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19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22"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23"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24"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25"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26"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28" style:family="paragraph" style:parent-style-name="Standard">
      <style:paragraph-properties fo:text-align="justify" style:justify-single-word="false"/>
      <style:text-properties officeooo:paragraph-rsid="003b6a22"/>
    </style:style>
    <style:style style:name="P229" style:family="paragraph" style:parent-style-name="Standard">
      <style:paragraph-properties fo:text-align="justify" style:justify-single-word="false"/>
      <style:text-properties officeooo:paragraph-rsid="005a8e15"/>
    </style:style>
    <style:style style:name="P230" style:family="paragraph" style:parent-style-name="Standard">
      <style:paragraph-properties fo:text-align="justify" style:justify-single-word="false"/>
      <style:text-properties officeooo:paragraph-rsid="0062163b"/>
    </style:style>
    <style:style style:name="P231" style:family="paragraph" style:parent-style-name="Standard">
      <style:paragraph-properties fo:text-align="justify" style:justify-single-word="false"/>
      <style:text-properties officeooo:paragraph-rsid="007552e0"/>
    </style:style>
    <style:style style:name="P232" style:family="paragraph" style:parent-style-name="Standard">
      <style:paragraph-properties fo:text-align="justify" style:justify-single-word="false"/>
      <style:text-properties officeooo:paragraph-rsid="00760571"/>
    </style:style>
    <style:style style:name="P233" style:family="paragraph" style:parent-style-name="Standard">
      <style:paragraph-properties fo:text-align="justify" style:justify-single-word="false"/>
      <style:text-properties officeooo:paragraph-rsid="00872775"/>
    </style:style>
    <style:style style:name="P234" style:family="paragraph" style:parent-style-name="Standard">
      <style:paragraph-properties fo:text-align="justify" style:justify-single-word="false"/>
      <style:text-properties officeooo:paragraph-rsid="0088a98d"/>
    </style:style>
    <style:style style:name="P235" style:family="paragraph" style:parent-style-name="Standard">
      <style:paragraph-properties fo:text-align="justify" style:justify-single-word="false"/>
      <style:text-properties officeooo:paragraph-rsid="009fb4b0"/>
    </style:style>
    <style:style style:name="P236" style:family="paragraph" style:parent-style-name="Standard">
      <style:paragraph-properties fo:text-align="justify" style:justify-single-word="false"/>
      <style:text-properties officeooo:paragraph-rsid="00a14a07"/>
    </style:style>
    <style:style style:name="P237" style:family="paragraph" style:parent-style-name="Standard">
      <style:paragraph-properties fo:text-align="justify" style:justify-single-word="false"/>
      <style:text-properties officeooo:paragraph-rsid="00a88a37"/>
    </style:style>
    <style:style style:name="P238" style:family="paragraph" style:parent-style-name="Standard">
      <style:paragraph-properties fo:text-align="justify" style:justify-single-word="false"/>
      <style:text-properties officeooo:paragraph-rsid="00acf534"/>
    </style:style>
    <style:style style:name="P239" style:family="paragraph" style:parent-style-name="Standard">
      <style:paragraph-properties fo:text-align="justify" style:justify-single-word="false"/>
      <style:text-properties officeooo:paragraph-rsid="00be5a76"/>
    </style:style>
    <style:style style:name="P240"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41"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42"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43"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44"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45"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46"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47"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48"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49"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50"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51"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52"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53"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54" style:family="paragraph" style:parent-style-name="Standard">
      <style:paragraph-properties fo:text-align="end" style:justify-single-word="false"/>
      <style:text-properties officeooo:paragraph-rsid="004202d9"/>
    </style:style>
    <style:style style:name="P255" style:family="paragraph" style:parent-style-name="Standard">
      <style:paragraph-properties fo:text-align="end" style:justify-single-word="false"/>
      <style:text-properties officeooo:paragraph-rsid="0045ab0f"/>
    </style:style>
    <style:style style:name="P256" style:family="paragraph" style:parent-style-name="Standard">
      <style:paragraph-properties fo:text-align="end" style:justify-single-word="false"/>
      <style:text-properties officeooo:paragraph-rsid="004dcf7e"/>
    </style:style>
    <style:style style:name="P257" style:family="paragraph" style:parent-style-name="Standard">
      <style:paragraph-properties fo:text-align="end" style:justify-single-word="false"/>
      <style:text-properties officeooo:paragraph-rsid="0055829a"/>
    </style:style>
    <style:style style:name="P258" style:family="paragraph" style:parent-style-name="Standard">
      <style:paragraph-properties fo:text-align="end" style:justify-single-word="false"/>
      <style:text-properties officeooo:paragraph-rsid="006569e7"/>
    </style:style>
    <style:style style:name="P259" style:family="paragraph" style:parent-style-name="Standard">
      <style:paragraph-properties fo:text-align="end" style:justify-single-word="false"/>
      <style:text-properties officeooo:paragraph-rsid="0077bc4c"/>
    </style:style>
    <style:style style:name="P260" style:family="paragraph" style:parent-style-name="Standard">
      <style:paragraph-properties fo:text-align="end" style:justify-single-word="false"/>
      <style:text-properties officeooo:paragraph-rsid="007c02de"/>
    </style:style>
    <style:style style:name="P261" style:family="paragraph" style:parent-style-name="Standard">
      <style:paragraph-properties fo:text-align="end" style:justify-single-word="false"/>
      <style:text-properties officeooo:paragraph-rsid="0090f74e"/>
    </style:style>
    <style:style style:name="P262" style:family="paragraph" style:parent-style-name="Standard">
      <style:paragraph-properties fo:text-align="end" style:justify-single-word="false"/>
      <style:text-properties officeooo:paragraph-rsid="0092b0c7"/>
    </style:style>
    <style:style style:name="P263" style:family="paragraph" style:parent-style-name="Standard">
      <style:paragraph-properties fo:text-align="end" style:justify-single-word="false"/>
      <style:text-properties officeooo:paragraph-rsid="00af2315"/>
    </style:style>
    <style:style style:name="P264" style:family="paragraph" style:parent-style-name="Standard">
      <style:paragraph-properties fo:text-align="end" style:justify-single-word="false"/>
      <style:text-properties officeooo:paragraph-rsid="009fa269"/>
    </style:style>
    <style:style style:name="P265" style:family="paragraph" style:parent-style-name="Standard">
      <style:paragraph-properties fo:text-align="end" style:justify-single-word="false"/>
      <style:text-properties officeooo:paragraph-rsid="00b951d0"/>
    </style:style>
    <style:style style:name="P266" style:family="paragraph" style:parent-style-name="Standard">
      <style:paragraph-properties fo:text-align="end" style:justify-single-word="false"/>
      <style:text-properties officeooo:paragraph-rsid="00c7060d"/>
    </style:style>
    <style:style style:name="P267" style:family="paragraph" style:parent-style-name="Standard">
      <style:paragraph-properties fo:text-align="end" style:justify-single-word="false"/>
      <style:text-properties officeooo:paragraph-rsid="00d21cc9"/>
    </style:style>
    <style:style style:name="P268" style:family="paragraph" style:parent-style-name="Standard">
      <style:paragraph-properties fo:text-align="end" style:justify-single-word="false"/>
      <style:text-properties officeooo:paragraph-rsid="00e258a3"/>
    </style:style>
    <style:style style:name="P269" style:family="paragraph" style:parent-style-name="Standard">
      <style:paragraph-properties fo:text-align="end" style:justify-single-word="false"/>
      <style:text-properties officeooo:paragraph-rsid="00e7c7c6"/>
    </style:style>
    <style:style style:name="P270" style:family="paragraph" style:parent-style-name="Standard">
      <style:paragraph-properties fo:text-align="end" style:justify-single-word="false"/>
      <style:text-properties officeooo:paragraph-rsid="00ec4c4c"/>
    </style:style>
    <style:style style:name="P271" style:family="paragraph" style:parent-style-name="Standard">
      <style:paragraph-properties fo:text-align="end" style:justify-single-word="false"/>
      <style:text-properties officeooo:paragraph-rsid="00eebb96"/>
    </style:style>
    <style:style style:name="P272" style:family="paragraph" style:parent-style-name="Standard">
      <style:paragraph-properties fo:text-align="end" style:justify-single-word="false"/>
      <style:text-properties officeooo:paragraph-rsid="00f15076"/>
    </style:style>
    <style:style style:name="P273" style:family="paragraph" style:parent-style-name="Standard">
      <style:paragraph-properties fo:text-align="end" style:justify-single-word="false"/>
      <style:text-properties officeooo:paragraph-rsid="00f21cb5"/>
    </style:style>
    <style:style style:name="P274"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275"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7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27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27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27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280"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28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28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28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28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285"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286"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287"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88" style:family="paragraph" style:parent-style-name="Standard">
      <style:paragraph-properties fo:text-align="justify" style:justify-single-word="false"/>
      <style:text-properties officeooo:rsid="007e0942" officeooo:paragraph-rsid="007e0942"/>
    </style:style>
    <style:style style:name="P289"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29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29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29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29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29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29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29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29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29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29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0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0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0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0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0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0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0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0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08"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09"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10"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11"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12"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13"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14"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15"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16"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17"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18"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19" style:family="paragraph" style:parent-style-name="Standard">
      <style:paragraph-properties fo:text-align="justify" style:justify-single-word="false"/>
      <style:text-properties officeooo:rsid="00c23b81" officeooo:paragraph-rsid="00c23b81"/>
    </style:style>
    <style:style style:name="P320" style:family="paragraph" style:parent-style-name="Text_20_body">
      <style:text-properties officeooo:rsid="00f56219" officeooo:paragraph-rsid="00f56219"/>
    </style:style>
    <style:style style:name="P321"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22" style:family="paragraph" style:parent-style-name="Heading_20_1">
      <style:paragraph-properties fo:text-align="center" style:justify-single-word="false"/>
      <style:text-properties fo:color="#8d0000" loext:opacity="100%" officeooo:paragraph-rsid="001c55f1"/>
    </style:style>
    <style:style style:name="P323" style:family="paragraph" style:parent-style-name="Preformatted_20_Text" style:list-style-name="L52">
      <style:paragraph-properties fo:text-align="justify" style:justify-single-word="false"/>
      <style:text-properties officeooo:paragraph-rsid="00ca3bc2"/>
    </style:style>
    <style:style style:name="P324"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25" style:family="paragraph" style:parent-style-name="Preformatted_20_Text" style:list-style-name="L52">
      <style:text-properties officeooo:rsid="00ca3bc2" officeooo:paragraph-rsid="00ca3bc2"/>
    </style:style>
    <style:style style:name="P326"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27"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28"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29"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30"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31"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32"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33"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34"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35"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3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37"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38"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39"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40"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41"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42"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43"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44"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45"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46"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47"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48"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49"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50"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51"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35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35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35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35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356"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35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35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359"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360"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361"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36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363"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364"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36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36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36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36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369"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370"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371"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372"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37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374"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375"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376"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377"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378"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379"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87"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88"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389"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390"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39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39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393"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394"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395"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396"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39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39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399"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00"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01"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0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03"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0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0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06"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0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0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0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1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11"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1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1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1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1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16"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17"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18"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1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2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2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2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2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24"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25"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26"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27" style:family="paragraph" style:parent-style-name="Standard" style:list-style-name="L3">
      <style:paragraph-properties fo:text-align="justify" style:justify-single-word="false"/>
      <style:text-properties officeooo:paragraph-rsid="0038e7a5"/>
    </style:style>
    <style:style style:name="P428" style:family="paragraph" style:parent-style-name="Standard" style:list-style-name="L13">
      <style:paragraph-properties fo:text-align="justify" style:justify-single-word="false"/>
      <style:text-properties officeooo:paragraph-rsid="0045ab0f"/>
    </style:style>
    <style:style style:name="P429" style:family="paragraph" style:parent-style-name="Standard" style:list-style-name="L16">
      <style:paragraph-properties fo:text-align="justify" style:justify-single-word="false"/>
      <style:text-properties officeooo:paragraph-rsid="004dcf7e"/>
    </style:style>
    <style:style style:name="P430" style:family="paragraph" style:parent-style-name="Standard" style:list-style-name="L24">
      <style:paragraph-properties fo:text-align="justify" style:justify-single-word="false"/>
      <style:text-properties officeooo:paragraph-rsid="005a3012"/>
    </style:style>
    <style:style style:name="P431" style:family="paragraph" style:parent-style-name="Standard" style:list-style-name="L26">
      <style:paragraph-properties fo:text-align="justify" style:justify-single-word="false"/>
      <style:text-properties officeooo:paragraph-rsid="005ae891"/>
    </style:style>
    <style:style style:name="P432" style:family="paragraph" style:parent-style-name="Standard" style:list-style-name="L27">
      <style:paragraph-properties fo:text-align="justify" style:justify-single-word="false"/>
      <style:text-properties officeooo:paragraph-rsid="005ae891"/>
    </style:style>
    <style:style style:name="P433" style:family="paragraph" style:parent-style-name="Standard" style:list-style-name="L31">
      <style:paragraph-properties fo:text-align="justify" style:justify-single-word="false"/>
      <style:text-properties officeooo:paragraph-rsid="006701d9"/>
    </style:style>
    <style:style style:name="P434" style:family="paragraph" style:parent-style-name="Standard" style:list-style-name="L31">
      <style:paragraph-properties fo:text-align="justify" style:justify-single-word="false"/>
      <style:text-properties officeooo:paragraph-rsid="006ce8f9"/>
    </style:style>
    <style:style style:name="P435" style:family="paragraph" style:parent-style-name="Standard" style:list-style-name="L31">
      <style:paragraph-properties fo:text-align="justify" style:justify-single-word="false"/>
      <style:text-properties officeooo:paragraph-rsid="006e9854"/>
    </style:style>
    <style:style style:name="P436" style:family="paragraph" style:parent-style-name="Standard" style:list-style-name="L31">
      <style:paragraph-properties fo:text-align="justify" style:justify-single-word="false"/>
      <style:text-properties officeooo:paragraph-rsid="0073f9d8"/>
    </style:style>
    <style:style style:name="P437" style:family="paragraph" style:parent-style-name="Standard" style:list-style-name="L31">
      <style:paragraph-properties fo:text-align="justify" style:justify-single-word="false"/>
      <style:text-properties officeooo:paragraph-rsid="007552e0"/>
    </style:style>
    <style:style style:name="P438" style:family="paragraph" style:parent-style-name="Standard" style:list-style-name="L31">
      <style:paragraph-properties fo:text-align="justify" style:justify-single-word="false"/>
      <style:text-properties officeooo:paragraph-rsid="0077bc4c"/>
    </style:style>
    <style:style style:name="P439" style:family="paragraph" style:parent-style-name="Standard" style:list-style-name="L34">
      <style:paragraph-properties fo:text-align="justify" style:justify-single-word="false"/>
      <style:text-properties officeooo:paragraph-rsid="006aac2c"/>
    </style:style>
    <style:style style:name="P440" style:family="paragraph" style:parent-style-name="Standard" style:list-style-name="L35">
      <style:paragraph-properties fo:text-align="justify" style:justify-single-word="false"/>
      <style:text-properties officeooo:paragraph-rsid="006aac2c"/>
    </style:style>
    <style:style style:name="P441" style:family="paragraph" style:parent-style-name="Standard" style:list-style-name="L39">
      <style:paragraph-properties fo:text-align="justify" style:justify-single-word="false"/>
      <style:text-properties officeooo:paragraph-rsid="007c02de"/>
    </style:style>
    <style:style style:name="P442" style:family="paragraph" style:parent-style-name="Standard" style:list-style-name="L39">
      <style:paragraph-properties fo:text-align="justify" style:justify-single-word="false"/>
      <style:text-properties officeooo:paragraph-rsid="007d8863"/>
    </style:style>
    <style:style style:name="P443" style:family="paragraph" style:parent-style-name="Standard" style:list-style-name="L41">
      <style:paragraph-properties fo:text-align="justify" style:justify-single-word="false"/>
      <style:text-properties officeooo:paragraph-rsid="0085c677"/>
    </style:style>
    <style:style style:name="P444" style:family="paragraph" style:parent-style-name="Standard" style:list-style-name="L43">
      <style:paragraph-properties fo:text-align="justify" style:justify-single-word="false"/>
      <style:text-properties officeooo:paragraph-rsid="00896021"/>
    </style:style>
    <style:style style:name="P445" style:family="paragraph" style:parent-style-name="Standard" style:list-style-name="L44">
      <style:paragraph-properties fo:text-align="justify" style:justify-single-word="false"/>
      <style:text-properties officeooo:paragraph-rsid="008dbf5e"/>
    </style:style>
    <style:style style:name="P446" style:family="paragraph" style:parent-style-name="Standard" style:list-style-name="L45">
      <style:paragraph-properties fo:text-align="justify" style:justify-single-word="false"/>
      <style:text-properties officeooo:paragraph-rsid="00946bf5"/>
    </style:style>
    <style:style style:name="P447" style:family="paragraph" style:parent-style-name="Standard" style:list-style-name="L48">
      <style:paragraph-properties fo:text-align="justify" style:justify-single-word="false"/>
      <style:text-properties officeooo:paragraph-rsid="0098e45a"/>
    </style:style>
    <style:style style:name="P448" style:family="paragraph" style:parent-style-name="Standard" style:list-style-name="L50">
      <style:paragraph-properties fo:text-align="justify" style:justify-single-word="false"/>
      <style:text-properties officeooo:paragraph-rsid="00bc6c97"/>
    </style:style>
    <style:style style:name="P449"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50"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51"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52"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453"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45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45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458" style:family="paragraph" style:parent-style-name="Standard" style:list-style-name="L16">
      <style:paragraph-properties fo:text-align="justify" style:justify-single-word="false"/>
      <style:text-properties officeooo:rsid="004dcf7e" officeooo:paragraph-rsid="004dcf7e"/>
    </style:style>
    <style:style style:name="P459"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460"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461"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462" style:family="paragraph" style:parent-style-name="Standard" style:list-style-name="L77">
      <style:paragraph-properties fo:text-align="justify" style:justify-single-word="false"/>
      <style:text-properties fo:font-weight="bold" officeooo:paragraph-rsid="01000bb1" style:font-weight-asian="bold" style:font-weight-complex="bold"/>
    </style:style>
    <style:style style:name="P463"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464"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465"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466"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467"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468"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469"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470"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471"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472"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473"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474"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475"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476"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477"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478" style:family="paragraph" style:parent-style-name="Standard" style:list-style-name="L26">
      <style:paragraph-properties fo:text-align="justify" style:justify-single-word="false"/>
      <style:text-properties officeooo:rsid="005ae891" officeooo:paragraph-rsid="005ae891"/>
    </style:style>
    <style:style style:name="P479" style:family="paragraph" style:parent-style-name="Standard" style:list-style-name="L27">
      <style:paragraph-properties fo:text-align="justify" style:justify-single-word="false"/>
      <style:text-properties officeooo:rsid="005b80e1" officeooo:paragraph-rsid="005b80e1"/>
    </style:style>
    <style:style style:name="P480" style:family="paragraph" style:parent-style-name="Standard" style:list-style-name="L31">
      <style:paragraph-properties fo:text-align="justify" style:justify-single-word="false"/>
      <style:text-properties officeooo:rsid="006e9854" officeooo:paragraph-rsid="006e9854"/>
    </style:style>
    <style:style style:name="P481" style:family="paragraph" style:parent-style-name="Standard" style:list-style-name="L31">
      <style:paragraph-properties fo:text-align="justify" style:justify-single-word="false"/>
      <style:text-properties officeooo:rsid="0073f9d8" officeooo:paragraph-rsid="0073f9d8"/>
    </style:style>
    <style:style style:name="P482" style:family="paragraph" style:parent-style-name="Standard" style:list-style-name="L37">
      <style:paragraph-properties fo:text-align="justify" style:justify-single-word="false"/>
      <style:text-properties officeooo:rsid="00760571" officeooo:paragraph-rsid="00760571"/>
    </style:style>
    <style:style style:name="P483" style:family="paragraph" style:parent-style-name="Standard" style:list-style-name="L31">
      <style:paragraph-properties fo:text-align="justify" style:justify-single-word="false"/>
      <style:text-properties officeooo:rsid="0077bc4c" officeooo:paragraph-rsid="0077bc4c"/>
    </style:style>
    <style:style style:name="P484" style:family="paragraph" style:parent-style-name="Standard" style:list-style-name="L38">
      <style:paragraph-properties fo:text-align="justify" style:justify-single-word="false"/>
      <style:text-properties officeooo:rsid="0079bbe6" officeooo:paragraph-rsid="0079bbe6"/>
    </style:style>
    <style:style style:name="P485" style:family="paragraph" style:parent-style-name="Standard" style:list-style-name="L39">
      <style:paragraph-properties fo:text-align="justify" style:justify-single-word="false"/>
      <style:text-properties officeooo:rsid="007c9c42" officeooo:paragraph-rsid="007c9c42"/>
    </style:style>
    <style:style style:name="P486" style:family="paragraph" style:parent-style-name="Standard" style:list-style-name="L39">
      <style:paragraph-properties fo:text-align="justify" style:justify-single-word="false"/>
      <style:text-properties officeooo:rsid="007d8863" officeooo:paragraph-rsid="007d8863"/>
    </style:style>
    <style:style style:name="P487" style:family="paragraph" style:parent-style-name="Standard" style:list-style-name="L39">
      <style:paragraph-properties fo:text-align="justify" style:justify-single-word="false"/>
      <style:text-properties officeooo:rsid="007e0942" officeooo:paragraph-rsid="007e0942"/>
    </style:style>
    <style:style style:name="P488" style:family="paragraph" style:parent-style-name="Standard" style:list-style-name="L43">
      <style:paragraph-properties fo:text-align="justify" style:justify-single-word="false"/>
      <style:text-properties officeooo:rsid="008b1c23" officeooo:paragraph-rsid="008b1c23"/>
    </style:style>
    <style:style style:name="P489" style:family="paragraph" style:parent-style-name="Standard" style:list-style-name="L45">
      <style:paragraph-properties fo:text-align="justify" style:justify-single-word="false"/>
      <style:text-properties officeooo:rsid="00946bf5" officeooo:paragraph-rsid="00946bf5"/>
    </style:style>
    <style:style style:name="P490" style:family="paragraph" style:parent-style-name="Standard" style:list-style-name="L48">
      <style:paragraph-properties fo:text-align="justify" style:justify-single-word="false"/>
      <style:text-properties officeooo:rsid="0098e45a" officeooo:paragraph-rsid="0098e45a"/>
    </style:style>
    <style:style style:name="P491" style:family="paragraph" style:parent-style-name="Standard" style:list-style-name="L48">
      <style:paragraph-properties fo:text-align="justify" style:justify-single-word="false"/>
      <style:text-properties officeooo:rsid="009acba8" officeooo:paragraph-rsid="009acba8"/>
    </style:style>
    <style:style style:name="P492"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493" style:family="paragraph" style:parent-style-name="Standard" style:list-style-name="L50">
      <style:paragraph-properties fo:text-align="justify" style:justify-single-word="false"/>
      <style:text-properties officeooo:rsid="00bd49b0" officeooo:paragraph-rsid="00bd49b0"/>
    </style:style>
    <style:style style:name="P494"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495"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49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497"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498"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499"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00"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01"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02"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03"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04"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05"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06"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07"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08"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09"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10"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11"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5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51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51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516"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51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518"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19"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20" style:family="paragraph" style:parent-style-name="Standard" style:list-style-name="L80">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21" style:family="paragraph" style:parent-style-name="Standard" style:list-style-name="L54">
      <style:paragraph-properties fo:text-align="justify" style:justify-single-word="false"/>
      <style:text-properties officeooo:rsid="00d4e994" officeooo:paragraph-rsid="00d4e994"/>
    </style:style>
    <style:style style:name="P522" style:family="paragraph" style:parent-style-name="Standard" style:list-style-name="L55">
      <style:paragraph-properties fo:text-align="justify" style:justify-single-word="false"/>
      <style:text-properties officeooo:rsid="00d9cc81" officeooo:paragraph-rsid="00d9cc81"/>
    </style:style>
    <style:style style:name="P523" style:family="paragraph" style:parent-style-name="Standard">
      <style:paragraph-properties fo:text-align="end" style:justify-single-word="false"/>
      <style:text-properties officeooo:paragraph-rsid="00febc69"/>
    </style:style>
    <style:style style:name="P524"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525" style:family="paragraph" style:parent-style-name="Standard" style:list-style-name="L77">
      <style:paragraph-properties fo:text-align="justify" style:justify-single-word="false"/>
      <style:text-properties officeooo:rsid="01000bb1" officeooo:paragraph-rsid="01000bb1"/>
    </style:style>
    <style:style style:name="P526"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27" style:family="paragraph" style:parent-style-name="Text_20_body" style:list-style-name="L52">
      <style:text-properties style:font-name="Abyssinica SIL" fo:font-size="12pt" officeooo:rsid="00ca3bc2" officeooo:paragraph-rsid="00ca3bc2" style:font-size-asian="12pt" style:font-size-complex="12pt"/>
    </style:style>
    <style:style style:name="P528"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29"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30"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31"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32" style:family="paragraph" style:parent-style-name="Text_20_body" style:list-style-name="L52">
      <style:text-properties officeooo:rsid="00ca3bc2" officeooo:paragraph-rsid="00ca3bc2"/>
    </style:style>
    <style:style style:name="P533"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34"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35"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536"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537" style:family="paragraph" style:parent-style-name="Text_20_body" style:list-style-name="L64"/>
    <style:style style:name="P538" style:family="paragraph" style:parent-style-name="Text_20_body" style:list-style-name="L65"/>
    <style:style style:name="P539" style:family="paragraph" style:parent-style-name="Text_20_body" style:list-style-name="L66"/>
    <style:style style:name="P540" style:family="paragraph" style:parent-style-name="Text_20_body" style:list-style-name="L67"/>
    <style:style style:name="P541" style:family="paragraph" style:parent-style-name="Text_20_body" style:list-style-name="L68"/>
    <style:style style:name="P542" style:family="paragraph" style:parent-style-name="Text_20_body" style:list-style-name="L69"/>
    <style:style style:name="P543" style:family="paragraph" style:parent-style-name="Text_20_body" style:list-style-name="L70"/>
    <style:style style:name="P544" style:family="paragraph" style:parent-style-name="Text_20_body" style:list-style-name="L71"/>
    <style:style style:name="P545" style:family="paragraph" style:parent-style-name="Text_20_body" style:list-style-name="L72"/>
    <style:style style:name="P546" style:family="paragraph" style:parent-style-name="Text_20_body" style:list-style-name="L73"/>
    <style:style style:name="P547"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548" style:family="paragraph" style:parent-style-name="Text_20_body" style:list-style-name="L75"/>
    <style:style style:name="P549"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7" style:family="text">
      <style:text-properties fo:font-variant="normal" fo:text-transform="none" style:use-window-font-color="true" loext:opacity="0%" style:text-position="0% 100%" style:font-name="Abyssinica SIL" fo:font-size="12pt" fo:letter-spacing="normal" fo:font-style="normal" style:text-underline-style="none" officeooo:rsid="01000bb1" fo:background-color="transparent" loext:char-shading-value="0" style:font-size-asian="10.5pt" style:font-style-asian="normal" style:font-name-complex="Tibetan Machine Uni2" style:font-size-complex="12pt" style:font-style-complex="normal"/>
    </style:style>
    <style:style style:name="T28"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9"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30"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2"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5"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6"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7"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8" style:family="text">
      <style:text-properties fo:color="#2a6099" loext:opacity="100%" fo:font-weight="bold" style:font-weight-asian="bold" style:font-weight-complex="bold"/>
    </style:style>
    <style:style style:name="T39" style:family="text">
      <style:text-properties fo:color="#2a6099" loext:opacity="100%" fo:font-weight="bold" officeooo:rsid="005b904a" style:font-weight-asian="bold" style:font-weight-complex="bold"/>
    </style:style>
    <style:style style:name="T40"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9"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80"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5"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6"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10"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11"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4"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5"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5"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6"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7"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8"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7"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8" style:family="text">
      <style:text-properties style:use-window-font-color="true" loext:opacity="0%" style:font-name="Abyssinica SIL" fo:font-size="12pt" style:font-size-asian="10.5pt" style:font-size-complex="12pt"/>
    </style:style>
    <style:style style:name="T139" style:family="text">
      <style:text-properties style:use-window-font-color="true" loext:opacity="0%" style:font-name="Abyssinica SIL" fo:font-size="12pt" officeooo:rsid="004fa629" style:font-size-asian="10.5pt" style:font-size-complex="12pt"/>
    </style:style>
    <style:style style:name="T140" style:family="text">
      <style:text-properties style:use-window-font-color="true" loext:opacity="0%" style:font-name="Abyssinica SIL" fo:font-size="12pt" officeooo:rsid="0057f737" style:font-size-asian="10.5pt" style:font-size-complex="12pt"/>
    </style:style>
    <style:style style:name="T141"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2"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3" style:family="text">
      <style:text-properties style:use-window-font-color="true" loext:opacity="0%" style:font-name="Abyssinica SIL" fo:font-size="12pt" fo:font-weight="bold" style:font-size-asian="10.5pt" style:font-weight-asian="bold" style:font-size-complex="12pt" style:font-weight-complex="bold"/>
    </style:style>
    <style:style style:name="T144" style:family="text">
      <style:text-properties style:font-name="Abyssinica SIL1" fo:font-size="10pt" style:font-size-asian="10pt" style:font-name-complex="Abyssinica SIL2" style:font-size-complex="10pt"/>
    </style:style>
    <style:style style:name="T145" style:family="text">
      <style:text-properties style:font-name="Abyssinica SIL1" fo:font-size="10pt" officeooo:rsid="0037c582" style:font-size-asian="10pt" style:font-name-complex="Abyssinica SIL2" style:font-size-complex="10pt"/>
    </style:style>
    <style:style style:name="T146" style:family="text">
      <style:text-properties style:font-name="Abyssinica SIL1" fo:font-size="10pt" officeooo:rsid="00433c2a" style:font-size-asian="10pt" style:font-name-complex="Abyssinica SIL2" style:font-size-complex="10pt"/>
    </style:style>
    <style:style style:name="T147" style:family="text">
      <style:text-properties style:font-name="Abyssinica SIL1" fo:font-size="10pt" officeooo:rsid="003c6515" style:font-size-asian="10pt" style:font-name-complex="Abyssinica SIL2" style:font-size-complex="10pt"/>
    </style:style>
    <style:style style:name="T148" style:family="text">
      <style:text-properties style:font-name="Abyssinica SIL1" fo:font-size="10pt" officeooo:rsid="0045ab0f" style:font-size-asian="10pt" style:font-name-complex="Abyssinica SIL2" style:font-size-complex="10pt"/>
    </style:style>
    <style:style style:name="T149" style:family="text">
      <style:text-properties style:font-name="Abyssinica SIL1" fo:font-size="10pt" officeooo:rsid="004dcf7e" style:font-size-asian="10pt" style:font-name-complex="Abyssinica SIL2" style:font-size-complex="10pt"/>
    </style:style>
    <style:style style:name="T150" style:family="text">
      <style:text-properties style:font-name="Abyssinica SIL1" fo:font-size="10pt" officeooo:rsid="0055829a" style:font-size-asian="10pt" style:font-name-complex="Abyssinica SIL2" style:font-size-complex="10pt"/>
    </style:style>
    <style:style style:name="T151" style:family="text">
      <style:text-properties style:font-name="Abyssinica SIL1" fo:font-size="10pt" officeooo:rsid="006569e7" style:font-size-asian="10pt" style:font-name-complex="Abyssinica SIL2" style:font-size-complex="10pt"/>
    </style:style>
    <style:style style:name="T152" style:family="text">
      <style:text-properties style:font-name="Abyssinica SIL1" fo:font-size="10pt" officeooo:rsid="006ce8f9" style:font-size-asian="10pt" style:font-name-complex="Abyssinica SIL2" style:font-size-complex="10pt"/>
    </style:style>
    <style:style style:name="T153" style:family="text">
      <style:text-properties style:font-name="Abyssinica SIL1" fo:font-size="10pt" officeooo:rsid="0077bc4c" style:font-size-asian="10pt" style:font-name-complex="Abyssinica SIL2" style:font-size-complex="10pt"/>
    </style:style>
    <style:style style:name="T154" style:family="text">
      <style:text-properties style:font-name="Abyssinica SIL1" fo:font-size="10pt" officeooo:rsid="00af2315" style:font-size-asian="10pt" style:font-name-complex="Abyssinica SIL2" style:font-size-complex="10pt"/>
    </style:style>
    <style:style style:name="T155" style:family="text">
      <style:text-properties style:font-name="Abyssinica SIL1" fo:font-size="10pt" officeooo:rsid="00b951d0" style:font-size-asian="10pt" style:font-name-complex="Abyssinica SIL2" style:font-size-complex="10pt"/>
    </style:style>
    <style:style style:name="T156" style:family="text">
      <style:text-properties style:font-name="Abyssinica SIL1" fo:font-size="10pt" officeooo:rsid="00c7060d" style:font-size-asian="10pt" style:font-name-complex="Abyssinica SIL2" style:font-size-complex="10pt"/>
    </style:style>
    <style:style style:name="T157" style:family="text">
      <style:text-properties style:font-name="Abyssinica SIL1" fo:font-size="10pt" officeooo:rsid="00d21cc9" style:font-size-asian="10pt" style:font-name-complex="Abyssinica SIL2" style:font-size-complex="10pt"/>
    </style:style>
    <style:style style:name="T158" style:family="text">
      <style:text-properties style:font-name="Abyssinica SIL1" fo:font-size="10pt" officeooo:rsid="00e258a3" style:font-size-asian="10pt" style:font-name-complex="Abyssinica SIL2" style:font-size-complex="10pt"/>
    </style:style>
    <style:style style:name="T159" style:family="text">
      <style:text-properties style:font-name="Abyssinica SIL1" fo:font-size="10pt" officeooo:rsid="00e85308" style:font-size-asian="10pt" style:font-name-complex="Abyssinica SIL2" style:font-size-complex="10pt"/>
    </style:style>
    <style:style style:name="T160" style:family="text">
      <style:text-properties style:font-name="Abyssinica SIL1" fo:font-size="10pt" officeooo:rsid="00ec4c4c" style:font-size-asian="10pt" style:font-name-complex="Abyssinica SIL2" style:font-size-complex="10pt"/>
    </style:style>
    <style:style style:name="T161" style:family="text">
      <style:text-properties style:font-name="Abyssinica SIL1" fo:font-size="10pt" officeooo:rsid="00eebb96" style:font-size-asian="10pt" style:font-name-complex="Abyssinica SIL2" style:font-size-complex="10pt"/>
    </style:style>
    <style:style style:name="T162" style:family="text">
      <style:text-properties style:font-name="Abyssinica SIL1" fo:font-size="10pt" officeooo:rsid="00f15076" style:font-size-asian="10pt" style:font-name-complex="Abyssinica SIL2" style:font-size-complex="10pt"/>
    </style:style>
    <style:style style:name="T163" style:family="text">
      <style:text-properties style:font-name="Abyssinica SIL1" fo:font-size="10pt" officeooo:rsid="00f21cb5" style:font-size-asian="10pt" style:font-name-complex="Abyssinica SIL2" style:font-size-complex="10pt"/>
    </style:style>
    <style:style style:name="T164" style:family="text">
      <style:text-properties style:font-name="Abyssinica SIL1" fo:font-size="10pt" officeooo:rsid="00febc69" style:font-size-asian="10pt" style:font-name-complex="Abyssinica SIL2" style:font-size-complex="10pt"/>
    </style:style>
    <style:style style:name="T165" style:family="text">
      <style:text-properties fo:font-weight="normal" style:font-weight-asian="normal" style:font-weight-complex="normal"/>
    </style:style>
    <style:style style:name="T166" style:family="text">
      <style:text-properties fo:font-weight="normal" officeooo:rsid="005fae69" style:font-weight-asian="normal" style:font-weight-complex="normal"/>
    </style:style>
    <style:style style:name="T167" style:family="text">
      <style:text-properties fo:font-weight="normal" officeooo:rsid="00656281" style:font-weight-asian="normal" style:font-weight-complex="normal"/>
    </style:style>
    <style:style style:name="T168" style:family="text">
      <style:text-properties fo:font-weight="normal" officeooo:rsid="006dbf0e" style:font-weight-asian="normal" style:font-weight-complex="normal"/>
    </style:style>
    <style:style style:name="T169" style:family="text">
      <style:text-properties fo:font-weight="normal" officeooo:rsid="006e73c7" style:font-weight-asian="normal" style:font-weight-complex="normal"/>
    </style:style>
    <style:style style:name="T170" style:family="text">
      <style:text-properties fo:font-weight="normal" officeooo:rsid="007054be" style:font-weight-asian="normal" style:font-weight-complex="normal"/>
    </style:style>
    <style:style style:name="T171" style:family="text">
      <style:text-properties fo:font-weight="normal" officeooo:rsid="00a32c38" style:font-weight-asian="normal" style:font-weight-complex="normal"/>
    </style:style>
    <style:style style:name="T172" style:family="text">
      <style:text-properties fo:font-weight="normal" officeooo:rsid="00a6de39" style:font-weight-asian="normal" style:font-weight-complex="normal"/>
    </style:style>
    <style:style style:name="T173" style:family="text">
      <style:text-properties fo:font-weight="normal" officeooo:rsid="00f6879d" style:font-weight-asian="normal" style:font-weight-complex="normal"/>
    </style:style>
    <style:style style:name="T174" style:family="text">
      <style:text-properties fo:font-weight="normal" officeooo:rsid="005dff56" fo:background-color="transparent" loext:char-shading-value="0" style:font-weight-asian="normal" style:font-weight-complex="normal"/>
    </style:style>
    <style:style style:name="T175" style:family="text">
      <style:text-properties fo:font-weight="normal" officeooo:rsid="0062163b" fo:background-color="transparent" loext:char-shading-value="0" style:font-weight-asian="normal" style:font-weight-complex="normal"/>
    </style:style>
    <style:style style:name="T176" style:family="text">
      <style:text-properties fo:font-weight="normal" officeooo:rsid="006aac2c" fo:background-color="transparent" loext:char-shading-value="0" style:font-weight-asian="normal" style:font-weight-complex="normal"/>
    </style:style>
    <style:style style:name="T177" style:family="text">
      <style:text-properties fo:font-weight="normal" officeooo:rsid="006e73c7" fo:background-color="transparent" loext:char-shading-value="0" style:font-weight-asian="normal" style:font-weight-complex="normal"/>
    </style:style>
    <style:style style:name="T178" style:family="text">
      <style:text-properties fo:font-weight="bold" style:font-weight-asian="bold" style:font-weight-complex="bold"/>
    </style:style>
    <style:style style:name="T179" style:family="text">
      <style:text-properties fo:font-weight="bold" officeooo:rsid="0038e7a5" style:font-weight-asian="bold" style:font-weight-complex="bold"/>
    </style:style>
    <style:style style:name="T180" style:family="text">
      <style:text-properties fo:font-weight="bold" officeooo:rsid="003a7548" style:font-weight-asian="bold" style:font-weight-complex="bold"/>
    </style:style>
    <style:style style:name="T181" style:family="text">
      <style:text-properties fo:font-weight="bold" officeooo:rsid="003c6515" style:font-weight-asian="bold" style:font-weight-complex="bold"/>
    </style:style>
    <style:style style:name="T182" style:family="text">
      <style:text-properties fo:font-weight="bold" officeooo:rsid="00a32c38" style:font-weight-asian="bold" style:font-weight-complex="bold"/>
    </style:style>
    <style:style style:name="T183" style:family="text">
      <style:text-properties fo:font-weight="bold" officeooo:rsid="00f6879d" style:font-weight-asian="bold" style:font-weight-complex="bold"/>
    </style:style>
    <style:style style:name="T184" style:family="text">
      <style:text-properties fo:font-weight="bold" officeooo:rsid="00f7ea4a" style:font-weight-asian="bold" style:font-weight-complex="bold"/>
    </style:style>
    <style:style style:name="T185" style:family="text">
      <style:text-properties fo:font-weight="bold" fo:background-color="#ffff00" loext:char-shading-value="0" style:font-weight-asian="bold" style:font-weight-complex="bold"/>
    </style:style>
    <style:style style:name="T186" style:family="text">
      <style:text-properties officeooo:rsid="0038e7a5"/>
    </style:style>
    <style:style style:name="T187" style:family="text">
      <style:text-properties officeooo:rsid="003a7548"/>
    </style:style>
    <style:style style:name="T188" style:family="text">
      <style:text-properties officeooo:rsid="003b6a22"/>
    </style:style>
    <style:style style:name="T189" style:family="text">
      <style:text-properties officeooo:rsid="0042342b"/>
    </style:style>
    <style:style style:name="T190" style:family="text">
      <style:text-properties fo:font-style="normal" style:font-style-asian="normal" style:font-style-complex="normal"/>
    </style:style>
    <style:style style:name="T191" style:family="text">
      <style:text-properties fo:font-style="normal" officeooo:rsid="00443198" style:font-style-asian="normal" style:font-style-complex="normal"/>
    </style:style>
    <style:style style:name="T192" style:family="text">
      <style:text-properties officeooo:rsid="0046e4c6"/>
    </style:style>
    <style:style style:name="T193"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4"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5"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196"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197"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8"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9" style:family="text">
      <style:text-properties fo:font-style="italic" style:font-style-asian="italic" style:font-style-complex="italic"/>
    </style:style>
    <style:style style:name="T200" style:family="text">
      <style:text-properties fo:font-style="italic" officeooo:rsid="006dbf0e" style:font-style-asian="italic" style:font-style-complex="italic"/>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normal" officeooo:rsid="006dbf0e" style:font-style-asian="italic" style:font-weight-asian="normal" style:font-style-complex="italic" style:font-weight-complex="normal"/>
    </style:style>
    <style:style style:name="T203" style:family="text">
      <style:text-properties officeooo:rsid="005b80e1"/>
    </style:style>
    <style:style style:name="T204" style:family="text">
      <style:text-properties officeooo:rsid="005b904a"/>
    </style:style>
    <style:style style:name="T205" style:family="text">
      <style:text-properties officeooo:rsid="00656281"/>
    </style:style>
    <style:style style:name="T206" style:family="text">
      <style:text-properties officeooo:rsid="006569e7"/>
    </style:style>
    <style:style style:name="T207" style:family="text">
      <style:text-properties officeooo:rsid="006e73c7"/>
    </style:style>
    <style:style style:name="T208" style:family="text">
      <style:text-properties fo:background-color="transparent" loext:char-shading-value="0"/>
    </style:style>
    <style:style style:name="T209" style:family="text">
      <style:text-properties officeooo:rsid="006e73c7" fo:background-color="transparent" loext:char-shading-value="0"/>
    </style:style>
    <style:style style:name="T210" style:family="text">
      <style:text-properties officeooo:rsid="007054be"/>
    </style:style>
    <style:style style:name="T211" style:family="text">
      <style:text-properties officeooo:rsid="00723338"/>
    </style:style>
    <style:style style:name="T212" style:family="text">
      <style:text-properties officeooo:rsid="0077bc4c"/>
    </style:style>
    <style:style style:name="T213"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4"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5"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16"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17"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18"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19" style:family="text">
      <style:text-properties style:font-name="Abyssinica SIL"/>
    </style:style>
    <style:style style:name="T220" style:family="text">
      <style:text-properties style:font-name="Abyssinica SIL" fo:font-size="12pt" style:font-size-asian="10.5pt" style:font-size-complex="12pt"/>
    </style:style>
    <style:style style:name="T221" style:family="text">
      <style:text-properties style:font-name="Abyssinica SIL" fo:font-size="12pt" fo:font-weight="bold" style:font-size-asian="10.5pt" style:font-weight-asian="bold" style:font-size-complex="12pt" style:font-weight-complex="bold"/>
    </style:style>
    <style:style style:name="T222" style:family="text">
      <style:text-properties style:font-name="Abyssinica SIL" fo:font-size="12pt" style:font-size-asian="12pt" style:font-size-complex="12pt"/>
    </style:style>
    <style:style style:name="T223" style:family="text">
      <style:text-properties style:font-name="Abyssinica SIL" fo:font-size="12pt" officeooo:rsid="00e961b3" style:font-size-asian="12pt" style:font-size-complex="12pt"/>
    </style:style>
    <style:style style:name="T224" style:family="text">
      <style:text-properties style:font-name="Abyssinica SIL" fo:font-size="12pt" officeooo:rsid="00e961b3" style:font-name-asian="Noto Sans Mono CJK SC" style:font-size-asian="12pt" style:font-name-complex="Liberation Mono" style:font-size-complex="12pt"/>
    </style:style>
    <style:style style:name="T225" style:family="text">
      <style:text-properties style:font-name="Abyssinica SIL" officeooo:rsid="00f90c9f"/>
    </style:style>
    <style:style style:name="T226" style:family="text">
      <style:text-properties officeooo:rsid="00a32c38"/>
    </style:style>
    <style:style style:name="T227"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28"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29"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0"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1"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2"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3"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4"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5"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36"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7"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38" style:family="text">
      <style:text-properties fo:color="#000000" loext:opacity="100%" style:font-name="Abyssinica SIL" fo:font-size="12pt" fo:font-weight="normal" style:font-size-asian="12pt" style:font-weight-asian="normal" style:font-size-complex="12pt" style:font-weight-complex="normal"/>
    </style:style>
    <style:style style:name="T239" style:family="text">
      <style:text-properties fo:color="#000000" loext:opacity="100%" style:font-name="Abyssinica SIL" fo:font-size="12pt" fo:background-color="transparent" loext:char-shading-value="0" style:font-size-asian="12pt" style:font-size-complex="12pt"/>
    </style:style>
    <style:style style:name="T240"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1" style:family="text">
      <style:text-properties fo:color="#000000" loext:opacity="100%" style:font-name="Abyssinica SIL" fo:font-size="12pt" fo:font-weight="bold" style:font-size-asian="12pt" style:font-weight-asian="bold" style:font-size-complex="12pt" style:font-weight-complex="bold"/>
    </style:style>
    <style:style style:name="T242"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3"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4"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5" style:family="text">
      <style:text-properties fo:color="#000000" loext:opacity="100%" style:font-name="Abyssinica SIL" fo:font-size="12pt" style:font-size-asian="12pt" style:font-size-complex="12pt"/>
    </style:style>
    <style:style style:name="T246" style:family="text">
      <style:text-properties fo:color="#000000" loext:opacity="100%" style:font-name="Abyssinica SIL" fo:font-size="12pt" officeooo:rsid="00c4d560" style:font-size-asian="12pt" style:font-size-complex="12pt"/>
    </style:style>
    <style:style style:name="T247" style:family="text">
      <style:text-properties fo:color="#000000" loext:opacity="100%" style:font-name="Abyssinica SIL" fo:font-size="12pt" fo:font-style="italic" style:font-size-asian="12pt" style:font-style-asian="italic" style:font-size-complex="12pt" style:font-style-complex="italic"/>
    </style:style>
    <style:style style:name="T248" style:family="text">
      <style:text-properties officeooo:rsid="00af2315"/>
    </style:style>
    <style:style style:name="T249" style:family="text">
      <style:text-properties officeooo:rsid="00b951d0"/>
    </style:style>
    <style:style style:name="T250" style:family="text">
      <style:text-properties officeooo:rsid="00c865c6"/>
    </style:style>
    <style:style style:name="T251" style:family="text">
      <style:text-properties officeooo:rsid="00d2b22c"/>
    </style:style>
    <style:style style:name="T252" style:family="text">
      <style:text-properties officeooo:rsid="00d83d69"/>
    </style:style>
    <style:style style:name="T253" style:family="text">
      <style:text-properties officeooo:rsid="00db3940"/>
    </style:style>
    <style:style style:name="T254" style:family="text">
      <style:text-properties officeooo:rsid="00f6879d"/>
    </style:style>
    <style:style style:name="T255" style:family="text">
      <style:text-properties officeooo:rsid="00febc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text:span text:style-name="T144">1</text:span><text:span text:style-name="T145">6</text:span><text:span text:style-name="T144">/0</text:span><text:span text:style-name="T145">9</text:span><text:span text:style-name="T144">/2022 </text:span><text:span text:style-name="T145">sexta-feira</text:span></text:p>
      <text:p text:style-name="P241"/>
      <text:p text:style-name="P44">O que aprenderemos neste módulo?</text:p>
      <text:p text:style-name="P274"/>
      <text:list xml:id="list1345187168" text:style-name="L1">
        <text:list-item>
          <text:p text:style-name="P326">O que é a <text:span text:style-name="T178">Web</text:span> e como ela funciona;</text:p>
        </text:list-item>
        <text:list-item>
          <text:p text:style-name="P326">O que é <text:span text:style-name="T178">Frontend, Backend e Full </text:span><text:span text:style-name="T181">St</text:span><text:span text:style-name="T178">ack</text:span>;</text:p>
        </text:list-item>
        <text:list-item>
          <text:p text:style-name="P326">O que é <text:span text:style-name="T178">HTML5 </text:span>e como utilizá-lo;</text:p>
        </text:list-item>
        <text:list-item>
          <text:p text:style-name="P326">O que é <text:span text:style-name="T178">CSS </text:span>e como utilizá-lo;</text:p>
        </text:list-item>
        <text:list-item>
          <text:p text:style-name="P326">O que é <text:span text:style-name="T178">Bulma </text:span><text:s/>e como utilizá-lo;</text:p>
        </text:list-item>
        <text:list-item>
          <text:p text:style-name="P326">Como <text:span text:style-name="T178">desenvolver um portfólio </text:span>de programador com Bulma do zero.</text:p>
        </text:list-item>
      </text:list>
      <text:p text:style-name="P274"/>
      <text:p text:style-name="P22">O que é a Web e como ela funciona?</text:p>
      <text:p text:style-name="P275"/>
      <text:p text:style-name="P276">Servidor Web</text:p>
      <text:p text:style-name="P274"/>
      <text:list xml:id="list968762831" text:style-name="L2">
        <text:list-item>
          <text:p text:style-name="P327">É um Software que fica instalado em um computador na rede e serve para <text:span text:style-name="T178">receber as requisições </text:span>de um browser e responder com os arquivos correspondentes ao site solicitado (que em geral são páginas criadas com HTML, CSS e JavaScript e alguns recursos como imagens, áudios e vídeos).</text:p>
          <text:p text:style-name="P327"/>
          <text:p text:style-name="P327"><text:span text:style-name="T186">Os servidores web relacionados as requisições e respostas de um site utiliza um </text:span><text:span text:style-name="T179">protocolo </text:span><text:span text:style-name="T186">chamado </text:span><text:span text:style-name="T179">HTTP.</text:span></text:p>
        </text:list-item>
      </text:list>
      <text:p text:style-name="P142"/>
      <text:p text:style-name="P277">HTTP</text:p>
      <text:p text:style-name="P277"/>
      <text:list xml:id="list721046307" text:style-name="L3">
        <text:list-item>
          <text:p text:style-name="P427"><text:span text:style-name="T41">P</text:span><text:span text:style-name="T42">rotocolo Http </text:span><text:span text:style-name="T81">(Hypertext Transfer Protocol)</text:span><text:span text:style-name="T42">, é uma espécie de idioma utilizado para que o cliente Web (que em geral é um browser) e o servidor web se entendam. </text:span></text:p>
          <text:p text:style-name="P328"/>
          <text:p text:style-name="P328">Cada um dos outros tipos de servidores web utiliza um protocolo diferente.</text:p>
        </text:list-item>
      </text:list>
      <text:p text:style-name="P162"/>
      <text:p text:style-name="P277">Outros Protocolos</text:p>
      <text:p text:style-name="P277"><text:soft-page-break/></text:p>
      <text:list xml:id="list539512833" text:style-name="L4">
        <text:list-item>
          <text:p text:style-name="P386">SMTP – <text:span text:style-name="T165">Recebimento e envio de Emails;</text:span></text:p>
        </text:list-item>
        <text:list-item>
          <text:p text:style-name="P386">FTP – <text:span text:style-name="T165">Recebimento e download de arquivos.</text:span></text:p>
        </text:list-item>
      </text:list>
      <text:p text:style-name="P162"/>
      <text:p text:style-name="P162">Também existem servidores web para acesso a Banco de Dados, entre outros.</text:p>
      <text:p text:style-name="P162"/>
      <text:p text:style-name="P277">Servidores Web relacionados aos sites</text:p>
      <text:p text:style-name="P277"/>
      <text:list xml:id="list2728029116" text:style-name="L5">
        <text:list-item>
          <text:p text:style-name="P387">Apache</text:p>
        </text:list-item>
        <text:list-item>
          <text:p text:style-name="P387">Nginx</text:p>
        </text:list-item>
      </text:list>
      <text:p text:style-name="P142"/>
      <text:p text:style-name="P162">São os softwares mais famosos que usam o HTTP para criar esses servidores. <text:span text:style-name="T187">Para solicitar o servidor web ou um conteúdo de um determinado site precisamos conhecer o seu </text:span><text:span text:style-name="T180">endereço IP.</text:span></text:p>
      <text:p text:style-name="P143"/>
      <text:p text:style-name="P278">Endereço IP</text:p>
      <text:p text:style-name="P278"/>
      <text:list xml:id="list3650866143" text:style-name="L6">
        <text:list-item>
          <text:p text:style-name="P329">Um Endereço de Protocolo da Internet <text:span text:style-name="T178">(Internet Protocol Address </text:span>[IP address],<text:span text:style-name="T178"> </text:span>é um <text:span text:style-name="T178">rótulo numérico </text:span>atribuído a cada dispositivo (computador, impressora, smartphone, etc.) conectado a uma rede de computadores que utiliza o Protocolo de Internet para comunicação.</text:p>
        </text:list-item>
        <text:list-item>
          <text:p text:style-name="P329">Um endereço de <text:span text:style-name="T178">IP</text:span> serve a duas funções principais:</text:p>
          <text:list>
            <text:list-item>
              <text:p text:style-name="P449">identificação de interface de hospedeiro ou de rede e endereçamento de localização.</text:p>
            </text:list-item>
          </text:list>
        </text:list-item>
      </text:list>
      <text:p text:style-name="P286"/>
      <text:p text:style-name="P163">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78">DNS.</text:span></text:p>
      <text:p text:style-name="P144"/>
      <text:p text:style-name="P278">DNS</text:p>
      <text:p text:style-name="P278"/>
      <text:list xml:id="list1093084491" text:style-name="L7">
        <text:list-item>
          <text:p text:style-name="P330">O Sistema de Nomes de Domínio (<text:span text:style-name="T178">D</text:span>omain <text:span text:style-name="T178">N</text:span>ame <text:span text:style-name="T178">S</text:span>ystem), é um sistema hierárquico e distribuído de gestão de nomes para computadores, serviços ou qualquer máquina conectada à internet ou a uma rede privada. Faz a <text:span text:style-name="T178">associação </text:span><text:soft-page-break/>entre várias informações atribuídas a nomes de domínios e cada entidade participante.</text:p>
        </text:list-item>
        <text:list-item>
          <text:p text:style-name="P330">A sua utilização mais convencional <text:span text:style-name="T178">associa nomes de domínios mais facilmente memorizáveis a endereços IP numéricos</text:span>, necessários à localização e identificação de serviços e dispositivos, processo esse denominado por: <text:span text:style-name="T178">resolução de nome.</text:span></text:p>
        </text:list-item>
      </text:list>
      <text:p text:style-name="P144"/>
      <text:p text:style-name="P228"><text:span text:style-name="T43">Ou seja, ele tem uma espécie de banco de dados que relaciona então </text:span><text:span text:style-name="T82">IPS </text:span><text:span text:style-name="T43">com</text:span><text:span text:style-name="T82"> Domínios </text:span><text:span text:style-name="T43">em geral todo computador ligado a rede já tem um IP do DNS configurado então quando ele precisa saber o IP ele envia o domínio que ele deseja saber, o IP pra esse DNS e ele responde devolvendo o IP desejado.</text:span></text:p>
      <text:p text:style-name="P165"/>
      <text:p text:style-name="P279">D<text:span text:style-name="T188">esenvolvendo o Site</text:span></text:p>
      <text:p text:style-name="P279"/>
      <text:list xml:id="list3316937942" text:style-name="L8">
        <text:list-item>
          <text:p text:style-name="P331">Após descobrir o IP correto do servidor na rede, o browser vai então solicitar a árvore de arquivos relacionadas aquele site digitando ao servidor Web.</text:p>
        </text:list-item>
        <text:list-item>
          <text:p text:style-name="P331">Site estático:</text:p>
          <text:list>
            <text:list-item>
              <text:p text:style-name="P450">devolverá os arquivos pré existentes.</text:p>
            </text:list-item>
          </text:list>
        </text:list-item>
        <text:list-item>
          <text:p text:style-name="P331">Site dinâmico:</text:p>
          <text:list>
            <text:list-item>
              <text:p text:style-name="P451">o servidor solicitará para um outro software (por exemplo, ao NodeJS) a geração dessas páginas dinâmicas.</text:p>
            </text:list-item>
          </text:list>
        </text:list-item>
      </text:list>
      <text:p text:style-name="P287"/>
      <text:p text:style-name="P23">Desenvolvedor Frontend, Backend e Full Stack</text:p>
      <text:p text:style-name="P23"/>
      <text:p text:style-name="P280">O que é desenvolvedor Frontend?</text:p>
      <text:p text:style-name="P280"/>
      <text:list xml:id="list1413497471" text:style-name="L9">
        <text:list-item>
          <text:p text:style-name="P332"><text:span text:style-name="T188">O </text:span>desenvolvedor Frontend é o que <text:span text:style-name="T178">cria a interface </text:span>do site com o usuário, geralmente usando HTML, CSS e JavaScript;</text:p>
        </text:list-item>
      </text:list>
      <text:p text:style-name="P164"/>
      <text:p text:style-name="P280">O que é desenvolvedor Backend?</text:p>
      <text:p text:style-name="P280"/>
      <text:list xml:id="list3402008681" text:style-name="L10">
        <text:list-item>
          <text:p text:style-name="P333">Em geral o desenvolvedor Backend é o responsável por <text:span text:style-name="T178">desenvolver a estrutura </text:span>do site que não é apresentada ao usuário, por exemplo a parte que acessa o <text:span text:style-name="T178">Banco de dados, </text:span>processa as <text:span text:style-name="T178">regras de negócio </text:span>e <text:span text:style-name="T178">interage </text:span>com outros serviços.</text:p>
        </text:list-item>
        <text:list-item>
          <text:p text:style-name="P333"><text:soft-page-break/>É comum no Backend utilizarmos linguagens de programação como <text:span text:style-name="T178">JavaScript, Ruby </text:span>e <text:span text:style-name="T178">Python</text:span>, e frameworks como <text:span text:style-name="T178">NodeJS, Ruby on Rails </text:span>e <text:span text:style-name="T178">Django.</text:span></text:p>
        </text:list-item>
      </text:list>
      <text:p text:style-name="P145"/>
      <text:p text:style-name="P280">O que é desenvolvedor FullStack?</text:p>
      <text:p text:style-name="P280"/>
      <text:list xml:id="list724013406" text:style-name="L11">
        <text:list-item>
          <text:p text:style-name="P334">O desenvolvedor Fullstack é o que consegue desenvolver tanto <text:span text:style-name="T178">frontend </text:span>como o <text:span text:style-name="T178">backend, </text:span>portanto ele pode atuar no <text:span text:style-name="T178">ciclo completo de desenvolvimento </text:span>de um site.</text:p>
        </text:list-item>
      </text:list>
      <text:p text:style-name="P164"/>
      <text:p text:style-name="P222"/>
      <text:p text:style-name="P254"><text:span text:style-name="T128">1</text:span><text:span text:style-name="T129">9</text:span><text:span text:style-name="T128">/0</text:span><text:span text:style-name="T130">9</text:span><text:span text:style-name="T128">/2022 </text:span><text:span text:style-name="T129">segunda</text:span><text:span text:style-name="T130">-feira</text:span></text:p>
      <text:p text:style-name="P222"/>
      <text:p text:style-name="P46">Toda parte de HTML foi pulada!</text:p>
      <text:p text:style-name="P46"/>
      <text:p text:style-name="P166">Pelo fato de já dominar HTML e CSS apenas fiz os desafios!</text:p>
      <text:p text:style-name="P166"/>
      <text:p text:style-name="P167"><text:span text:style-name="T146">20</text:span><text:span text:style-name="T147">/0</text:span><text:span text:style-name="T145">9</text:span><text:span text:style-name="T147">/2022 </text:span><text:span text:style-name="T146">terça</text:span><text:span text:style-name="T145">-feira</text:span></text:p>
      <text:p text:style-name="P223"/>
      <text:p text:style-name="P48">Pesquisa sobre novas Tag’s</text:p>
      <text:p text:style-name="P47"/>
      <text:list xml:id="list3065044856" text:style-name="L12">
        <text:list-item>
          <text:p text:style-name="P388"><text:span text:style-name="T189">V</text:span>amos pesquisar a seguir por:</text:p>
          <text:p text:style-name="P388"><text:s/></text:p>
          <text:list>
            <text:list-item>
              <text:p text:style-name="P452">&lt;caption&gt;- <text:span text:style-name="T191">Define uma legenda da tabela;</text:span></text:p>
            </text:list-item>
            <text:list-item>
              <text:p text:style-name="P452">&lt;thead&gt; - <text:span text:style-name="T191">Agrupa o conteúdo do cabeçalho em uma tabela;</text:span></text:p>
            </text:list-item>
            <text:list-item>
              <text:p text:style-name="P452">&lt;tbody&gt; - <text:span text:style-name="T191">Agrupa o conteúdo do corpo em uma tabela;</text:span></text:p>
            </text:list-item>
            <text:list-item>
              <text:p text:style-name="P452">&lt;th&gt; - <text:span text:style-name="T191">Define uma célula de cabeçalho em uma tabela;</text:span></text:p>
            </text:list-item>
            <text:list-item>
              <text:p text:style-name="P452">&lt;tr&gt; - <text:span text:style-name="T191">Define uma linha em uma tabela;</text:span></text:p>
            </text:list-item>
            <text:list-item>
              <text:p text:style-name="P452">&lt;td&gt; - <text:span text:style-name="T191">Define uma célula em uma tabela, ou seja, uma coluna;</text:span></text:p>
            </text:list-item>
            <text:list-item>
              <text:p text:style-name="P452">&lt;tfoot&gt; -<text:span text:style-name="T190"> </text:span><text:span text:style-name="T191">Agrupa o conteúdo do rodapé em uma tabela.</text:span><text:span text:style-name="T190"> </text:span></text:p>
            </text:list-item>
          </text:list>
        </text:list-item>
      </text:list>
      <text:p text:style-name="P281"/>
      <text:p text:style-name="P255"><text:span text:style-name="T148">21</text:span><text:span text:style-name="T144">/0</text:span><text:span text:style-name="T145">9</text:span><text:span text:style-name="T144">/2022 </text:span><text:span text:style-name="T148">quarta</text:span><text:span text:style-name="T145">-feira</text:span></text:p>
      <text:p text:style-name="P242"/>
      <text:p text:style-name="P49">Conhecendo os Forms</text:p>
      <text:p text:style-name="P49"/>
      <text:list xml:id="list855822058" text:style-name="L13">
        <text:list-item>
          <text:p text:style-name="P389"><text:soft-page-break/>O que são os forms no HTML?</text:p>
          <text:list>
            <text:list-item>
              <text:p text:style-name="P428"><text:span text:style-name="T44">São campos que recebem as entradas dos usuários, como um formulário mesmo, recebe dados como: </text:span><text:span text:style-name="T112">Nome, Email, Telefone, Texto, etc.</text:span></text:p>
            </text:list-item>
            <text:list-item>
              <text:p text:style-name="P335">Se os links são muito importantes na web para que naveguemos entre as páginas, o form também é essencial para que possamos submeter informações para um servidor.</text:p>
            </text:list-item>
            <text:list-item>
              <text:p text:style-name="P335">Dentro do form temos o atributo <text:span text:style-name="T178">action</text:span> onde colocaremos a <text:span text:style-name="T178">url </text:span>do servidor que desejamos enviar (submeter) informações.</text:p>
              <text:p text:style-name="P335"/>
            </text:list-item>
          </text:list>
        </text:list-item>
        <text:list-item>
          <text:p text:style-name="P390">Quem recebe as informações do Form?</text:p>
          <text:list>
            <text:list-item>
              <text:p text:style-name="P336">Basicamente quando estamos submetendo essas informações, o form manda isso para o Back-End, ou seja, para o servidor.</text:p>
            </text:list-item>
            <text:list-item>
              <text:p text:style-name="P336">Ele é um software que recebe as informações e faz as alterações no banco de dados.</text:p>
            </text:list-item>
          </text:list>
        </text:list-item>
      </text:list>
      <text:p text:style-name="P50">Criando um form para pesquisar no Google</text:p>
      <text:p text:style-name="P50"/>
      <text:p text:style-name="P168">Aula prática em vídeo, onde o Leonardo está criando um form na prática para que conheçamos como funciona.</text:p>
      <text:list xml:id="list227458005" text:style-name="L14">
        <text:list-item>
          <text:p text:style-name="P337">Nessa aula o professor cria uma barra de pesquisa que ao pesquisar cai direto na página do Google.</text:p>
        </text:list-item>
        <text:list-item>
          <text:p text:style-name="P338">Usaremos no form o método <text:span text:style-name="T178">GET</text:span> que basicamente é quando queremos pegar algo do servidor.</text:p>
        </text:list-item>
      </text:list>
      <text:p text:style-name="P169"/>
      <text:p text:style-name="P51">Validação de forms</text:p>
      <text:p text:style-name="P51"/>
      <text:list xml:id="list2732548462" text:style-name="L15">
        <text:list-item>
          <text:p text:style-name="P339"><text:span text:style-name="T192">F</text:span>alaremos sobre validação de forms no HTML5 e como garantir que as informações serão digitadas corretamente.</text:p>
          <text:p text:style-name="P339"/>
        </text:list-item>
        <text:list-item>
          <text:p text:style-name="P391">O que são validações?</text:p>
          <text:list>
            <text:list-item>
              <text:p text:style-name="P339">Uma maneira de garantir que os dados inseridos estão seguindo a norma para aquele campo.</text:p>
            </text:list-item>
            <text:list-item>
              <text:p text:style-name="P339">Usaremos o form do exercício passado para criar as validações.</text:p>
            </text:list-item>
            <text:list-item>
              <text:p text:style-name="P340">No input da pesquisa passaremos o atributo <text:span text:style-name="T178">required </text:span>para garantir que o usuário digitou algo no campo de busca, mas temos outras formas também de validação, como os atributos <text:span text:style-name="T178">min </text:span>e <text:span text:style-name="T178">max</text:span> que passamos o valor mínimo <text:soft-page-break/>e/ou máximo de caracteres digitados, comumente usamos para input de tipo <text:span text:style-name="T178">number.</text:span></text:p>
            </text:list-item>
            <text:list-item>
              <text:p text:style-name="P340">Veja na documentação do HTML para se aprofundar mais.</text:p>
            </text:list-item>
          </text:list>
        </text:list-item>
      </text:list>
      <text:p text:style-name="P52"/>
      <text:p text:style-name="P53">Aprofundando nos Inputs</text:p>
      <text:p text:style-name="P53"/>
      <text:p text:style-name="P170">Aula informativa, apenas explicação na prática dos inputs.</text:p>
      <text:p text:style-name="P170"/>
      <text:p text:style-name="P256"><text:span text:style-name="T149">22</text:span><text:span text:style-name="T144">/0</text:span><text:span text:style-name="T145">9</text:span><text:span text:style-name="T144">/2022 </text:span><text:span text:style-name="T149">quinta</text:span><text:span text:style-name="T145">-feira</text:span></text:p>
      <text:p text:style-name="P243"/>
      <text:p text:style-name="P54">Novidades do HTML5</text:p>
      <text:p text:style-name="P54"/>
      <text:list xml:id="list840399042" text:style-name="L16">
        <text:list-item>
          <text:p text:style-name="P392">O que é o HTML5?</text:p>
          <text:list>
            <text:list-item>
              <text:p text:style-name="P341">O <text:span text:style-name="T178">HTML5 </text:span>é a ultima versão lançada do HTML;</text:p>
              <text:p text:style-name="P422"/>
            </text:list-item>
          </text:list>
        </text:list-item>
        <text:list-item>
          <text:p text:style-name="P392">Algumas diferenças entre HTML e o HTML5:</text:p>
          <text:list>
            <text:list-item>
              <text:p text:style-name="P341">Semântica melhor para as tag’s;</text:p>
            </text:list-item>
            <text:list-item>
              <text:p text:style-name="P341">Tag’s para incluir áudio e vídeo;</text:p>
            </text:list-item>
            <text:list-item>
              <text:p text:style-name="P341">Tag’s melhores para separar as partes do site (header, section, aside footer);</text:p>
            </text:list-item>
            <text:list-item>
              <text:p text:style-name="P341">Melhor tratamento para gráficos;</text:p>
            </text:list-item>
            <text:list-item>
              <text:p text:style-name="P341">Novos tipos de input.</text:p>
            </text:list-item>
          </text:list>
        </text:list-item>
      </text:list>
      <text:p text:style-name="P171"/>
      <text:list xml:id="list62336567767270" text:continue-numbering="true" text:style-name="L16">
        <text:list-item>
          <text:p text:style-name="P392">Novas Tag’s do HTML5:</text:p>
          <text:list>
            <text:list-item>
              <text:p text:style-name="P341">Temos as tag’s de vídeo, exemplo:</text:p>
            </text:list-item>
          </text:list>
        </text:list-item>
      </text:list>
      <text:p text:style-name="P171"><draw:frame draw:style-name="fr1" draw:name="Figura1" text:anchor-type="char" svg:x="3.046cm" svg:y="0.243cm" svg:width="10.91cm" svg:height="3.246cm" draw:z-index="44"><draw:image xlink:href="Pictures/10000001000002CC000000D5AFFD55683384A6DF.png" xlink:type="simple" xlink:show="embed" xlink:actuate="onLoad" draw:mime-type="image/png"/></draw:frame></text:p>
      <text:p text:style-name="P171"/>
      <text:p text:style-name="P171"/>
      <text:p text:style-name="P171"/>
      <text:p text:style-name="P171"/>
      <text:p text:style-name="P171"/>
      <text:p text:style-name="P171"/>
      <text:p text:style-name="P171"/>
      <text:list xml:id="list62338396272264" text:continue-numbering="true" text:style-name="L16">
        <text:list-item>
          <text:list>
            <text:list-item>
              <text:p text:style-name="P341">Temos a tag de áudio para permitirmos a inclusão de áudio em nosso código, exemplo:</text:p>
            </text:list-item>
          </text:list>
        </text:list-item>
      </text:list>
      <text:p text:style-name="P171"><draw:frame draw:style-name="fr1" draw:name="Figura2" text:anchor-type="char" svg:x="2.896cm" svg:y="0.243cm" svg:width="11.208cm" svg:height="3.06cm" draw:z-index="45"><draw:image xlink:href="Pictures/100000010000031E000000DA3B05C43AA9516EE8.png" xlink:type="simple" xlink:show="embed" xlink:actuate="onLoad" draw:mime-type="image/png"/></draw:frame><text:soft-page-break/></text:p>
      <text:p text:style-name="P171"/>
      <text:p text:style-name="P171"/>
      <text:p text:style-name="P171"/>
      <text:p text:style-name="P171"/>
      <text:p text:style-name="P171"/>
      <text:p text:style-name="P171"/>
      <text:list xml:id="list62336606223646" text:continue-numbering="true" text:style-name="L16">
        <text:list-item>
          <text:list>
            <text:list-item>
              <text:p text:style-name="P429"><text:span text:style-name="T45">Também temos tipos novos de input, como o de </text:span><text:span text:style-name="T83">url</text:span><text:span text:style-name="T45"> por exemplo, que basicamente o usuário coloca a url no campo e se ela não estiver no formato correto ele não permitirá o submit.</text:span></text:p>
            </text:list-item>
            <text:list-item>
              <text:p text:style-name="P458"><text:span text:style-name="T40">Temos o input, </text:span><text:span text:style-name="T80">range </text:span><text:span text:style-name="T40">que conseguimos limitar em mínimo e máximo de caracteres por exemplo, ele cria um botão de puxar pra esquerda e para a direita.</text:span></text:p>
            </text:list-item>
            <text:list-item>
              <text:p text:style-name="P458"><text:span text:style-name="T40">Também existe agora o input </text:span><text:span text:style-name="T80">time </text:span><text:span text:style-name="T40">para que o usuário possa escolher um tempo, além da data convencional.</text:span></text:p>
            </text:list-item>
            <text:list-item>
              <text:p text:style-name="P458"><text:span text:style-name="T40">E também temos de novidade o input </text:span><text:span text:style-name="T80">search</text:span><text:span text:style-name="T40"> que basicamente tem um </text:span><text:span text:style-name="T111">datalist</text:span><text:span text:style-name="T40"> que podemos pré selecionar para o usuário, exemplo do código abaixo:</text:span></text:p>
            </text:list-item>
          </text:list>
        </text:list-item>
      </text:list>
      <text:p text:style-name="P171"><draw:frame draw:style-name="fr1" draw:name="Figura3" text:anchor-type="char" svg:x="2.785cm" svg:y="0.014cm" svg:width="11.426cm" svg:height="3.191cm" draw:z-index="46"><draw:image xlink:href="Pictures/1000000100000314000000DC760B1402B910823D.png" xlink:type="simple" xlink:show="embed" xlink:actuate="onLoad" draw:mime-type="image/png"/></draw:frame></text:p>
      <text:p text:style-name="P171"/>
      <text:p text:style-name="P171"/>
      <text:p text:style-name="P171"/>
      <text:p text:style-name="P171"/>
      <text:p text:style-name="P171"/>
      <text:p text:style-name="P129"><text:span text:style-name="T193">Elementos semânticos no </text:span><text:span text:style-name="T194">HTML5</text:span></text:p>
      <text:p text:style-name="P55"/>
      <text:list xml:id="list128766291" text:style-name="L17">
        <text:list-item>
          <text:p text:style-name="P459"><text:span text:style-name="T107">O </text:span><text:span text:style-name="T106">que é semântica:</text:span></text:p>
          <text:list>
            <text:list-item>
              <text:p text:style-name="P342">É o estudo do significado das palavras e frases em um idioma.</text:p>
            </text:list-item>
          </text:list>
        </text:list-item>
      </text:list>
      <text:p text:style-name="P172"/>
      <text:list xml:id="list62336532836640" text:continue-numbering="true" text:style-name="L17">
        <text:list-item>
          <text:p text:style-name="P393">O que são elementos semânticos:</text:p>
          <text:list>
            <text:list-item>
              <text:p text:style-name="P342">Elementos semânticos são basicamente elementos com um significado.</text:p>
            </text:list-item>
          </text:list>
        </text:list-item>
      </text:list>
      <text:p text:style-name="P172"/>
      <text:list xml:id="list62337710343929" text:continue-numbering="true" text:style-name="L17">
        <text:list-item>
          <text:p text:style-name="P393">Vamos ver estes elementos:</text:p>
          <text:list>
            <text:list-item>
              <text:p text:style-name="P463"><text:soft-page-break/><text:span text:style-name="T106">Abaixo separei parte da documentação para que fique mais visual os elementos, abaixo da imagem disponibilizarei um link para essa documentação </text:span><draw:frame draw:style-name="fr1" draw:name="Figura4" text:anchor-type="char" svg:x="0.18cm" svg:y="2.365cm" svg:width="16.642cm" svg:height="9.049cm" draw:z-index="47"><draw:image xlink:href="Pictures/100000010000027500000156833E01A257EE2206.png" xlink:type="simple" xlink:show="embed" xlink:actuate="onLoad" draw:mime-type="image/png"/></draw:frame><text:span text:style-name="T106">completa:</text:span></text:p>
            </text:list-item>
          </text:list>
        </text:list-item>
      </text:list>
      <text:p text:style-name="P129"><text:a xlink:type="simple" xlink:href="https://www.w3schools.com/html/html5_semantic_elements.asp" office:name="W3Schools - Tags Semânticas do HTML5" text:style-name="Internet_20_link" text:visited-style-name="Visited_20_Internet_20_Link"><text:span text:style-name="T36">W3Schools - Tags Semânticas do HTML5</text:span></text:a></text:p>
      <text:p text:style-name="P173"/>
      <text:p text:style-name="P56">Criando um site completo com HTML5</text:p>
      <text:p text:style-name="P56"/>
      <text:list xml:id="list944504288" text:style-name="L18">
        <text:list-item>
          <text:p text:style-name="P477"><text:span text:style-name="T139">E</text:span><text:span text:style-name="T138">xercício prático!</text:span></text:p>
        </text:list-item>
      </text:list>
      <text:p text:style-name="P180"/>
      <text:p text:style-name="P180"/>
      <text:p text:style-name="P180"/>
      <text:p text:style-name="P180"/>
      <text:p text:style-name="P180"/>
      <text:p text:style-name="P180"/>
      <text:p text:style-name="P257"><text:span text:style-name="T150">28</text:span><text:span text:style-name="T144">/0</text:span><text:span text:style-name="T145">9</text:span><text:span text:style-name="T144">/2022 </text:span><text:span text:style-name="T150">quarta</text:span><text:span text:style-name="T145">-feira</text:span></text:p>
      <text:p text:style-name="P151"/>
      <text:p text:style-name="P151"/>
      <text:p text:style-name="P25"/>
      <text:p text:style-name="P25"/>
      <text:p text:style-name="P25"><text:soft-page-break/><text:span text:style-name="T206">Módulo </text:span>CSS</text:p>
      <text:p text:style-name="P68"/>
      <text:list xml:id="list2551794211" text:style-name="L19">
        <text:list-item>
          <text:p text:style-name="P394">Objetivos deste módulo:</text:p>
          <text:list>
            <text:list-item>
              <text:p text:style-name="P343">Entender <text:span text:style-name="T178">o que é CSS </text:span>e porque ele é importante;</text:p>
            </text:list-item>
            <text:list-item>
              <text:p text:style-name="P343">Aprender a usar <text:span text:style-name="T178">cores </text:span>e incluir <text:span text:style-name="T178">backgrounds;</text:span></text:p>
            </text:list-item>
            <text:list-item>
              <text:p text:style-name="P343">Dominar o uso dos <text:span text:style-name="T178">seletores;</text:span></text:p>
            </text:list-item>
            <text:list-item>
              <text:p text:style-name="P343">Aprender o básico sobre <text:span text:style-name="T178">Especificidade </text:span>e <text:span text:style-name="T178">Herança no CSS;</text:span></text:p>
            </text:list-item>
            <text:list-item>
              <text:p text:style-name="P343">Aprender como <text:span text:style-name="T178">incluir fontes;</text:span></text:p>
            </text:list-item>
            <text:list-item>
              <text:p text:style-name="P343">Dominar o <text:span text:style-name="T178">posicionamento dos elementos.</text:span></text:p>
            </text:list-item>
          </text:list>
        </text:list-item>
      </text:list>
      <text:p text:style-name="P154"/>
      <text:p text:style-name="P25">Básico do CSS</text:p>
      <text:p text:style-name="P68"/>
      <text:list xml:id="list2919943856" text:style-name="L20">
        <text:list-item>
          <text:p text:style-name="P395">O que é?</text:p>
          <text:list>
            <text:list-item>
              <text:p text:style-name="P460"><text:span text:style-name="T106">Cascade Style Sheets </text:span><text:span text:style-name="T40">(Folha de estilo em cascatas);</text:span></text:p>
            </text:list-item>
            <text:list-item>
              <text:p text:style-name="P460"><text:span text:style-name="T40">Linguagem que </text:span><text:span text:style-name="T106">define o estilo </text:span><text:span text:style-name="T40">de um documento HTML;</text:span></text:p>
            </text:list-item>
            <text:list-item>
              <text:p text:style-name="P460"><text:span text:style-name="T106">Não deve </text:span><text:span text:style-name="T40">ser definida dentro de um documento HTML.</text:span></text:p>
            </text:list-item>
          </text:list>
        </text:list-item>
      </text:list>
      <text:p text:style-name="P181"/>
      <text:p text:style-name="P154">//EXEMPLO PRÁTICO DO USO DE CSS EM VÍDEO</text:p>
      <text:p text:style-name="P154"/>
      <text:list xml:id="list1649728963" text:style-name="L21">
        <text:list-item>
          <text:p text:style-name="P396"><draw:frame draw:style-name="fr1" draw:name="Figura5" text:anchor-type="char" svg:x="1.231cm" svg:y="1.122cm" svg:width="14.434cm" svg:height="2.847cm" draw:z-index="48"><draw:image xlink:href="Pictures/100000010000027F0000007E94746C1FF0B94A59.png" xlink:type="simple" xlink:show="embed" xlink:actuate="onLoad" draw:mime-type="image/png"/></draw:frame>Como funciona uma regra CSS</text:p>
        </text:list-item>
      </text:list>
      <text:p text:style-name="P182"/>
      <text:p text:style-name="P182"/>
      <text:p text:style-name="P182"/>
      <text:p text:style-name="P182"/>
      <text:p text:style-name="P182"/>
      <text:p text:style-name="P182"/>
      <text:p text:style-name="P182"/>
      <text:list xml:id="list62337695938363" text:continue-numbering="true" text:style-name="L21">
        <text:list-item>
          <text:list>
            <text:list-item>
              <text:p text:style-name="P344">O seletor aponta para o elemento HTML a ser estilizado;</text:p>
            </text:list-item>
            <text:list-item>
              <text:p text:style-name="P344">O bloco de declaração (entre chaves) contém uma ou mais declarações;</text:p>
            </text:list-item>
            <text:list-item>
              <text:p text:style-name="P344">Cada declaração é composta por duas informações separadas por dois pontos:</text:p>
              <text:list>
                <text:list-item>
                  <text:p text:style-name="P453">Propriedade </text:p>
                </text:list-item>
                <text:list-item>
                  <text:p text:style-name="P453">Valor</text:p>
                </text:list-item>
              </text:list>
            </text:list-item>
          </text:list>
        </text:list-item>
      </text:list>
      <text:p text:style-name="P24">Primeiro CSS</text:p>
      <text:p text:style-name="P24"/>
      <text:p text:style-name="P155">//Aula informativa em vídeo, revisão de quais opções temos para utilizar o CSS.</text:p>
      <text:p text:style-name="P155"><text:soft-page-break/></text:p>
      <text:p text:style-name="P62"><text:span text:style-name="T138">//</text:span><text:span text:style-name="T140">Programação temos que otimizar o uso das coisas e não ficar repetindo código por isso a melhor forma é utilizar sempre documento interligado com o HTML.</text:span></text:p>
      <text:p text:style-name="P147"/>
      <text:p text:style-name="P28">Cores no CSS</text:p>
      <text:p text:style-name="P28"/>
      <text:list xml:id="list682659443" text:style-name="L22">
        <text:list-item>
          <text:p text:style-name="P345">Os browser modernos suportam 140 nomes de cores diferentes;</text:p>
        </text:list-item>
        <text:list-item>
          <text:p text:style-name="P397">Cores podem ser especificadas pelas seguintes formas:</text:p>
        </text:list-item>
      </text:list>
      <text:p text:style-name="P146"/>
      <text:list xml:id="list62337424723015" text:continue-numbering="true" text:style-name="L22">
        <text:list-item>
          <text:list>
            <text:list-item>
              <text:p text:style-name="P345">Nome;</text:p>
            </text:list-item>
            <text:list-item>
              <text:p text:style-name="P345">Valores RGB;</text:p>
            </text:list-item>
            <text:list-item>
              <text:p text:style-name="P345">Valores Hexadecimais;</text:p>
            </text:list-item>
            <text:list-item>
              <text:p text:style-name="P345">Valores HSL (CSS3);</text:p>
            </text:list-item>
            <text:list-item>
              <text:p text:style-name="P345">Valores HWB (CSS4).</text:p>
            </text:list-item>
          </text:list>
        </text:list-item>
      </text:list>
      <text:p text:style-name="P148"/>
      <text:list xml:id="list62336723790914" text:continue-numbering="true" text:style-name="L22">
        <text:list-item>
          <text:p text:style-name="P398">Definir as cores por nome, não é uma boa opção;</text:p>
        </text:list-item>
        <text:list-item>
          <text:p text:style-name="P398">Forma muito utilizada: Hexadecimal</text:p>
          <text:p text:style-name="P398"/>
          <text:list>
            <text:list-item>
              <text:p text:style-name="P346">Hexadecimal é um sistema numérico que consiste em 16 símbolos diferen<draw:frame draw:style-name="fr1" draw:name="Figura6" text:anchor-type="char" svg:x="0cm" svg:y="1.926cm" svg:width="17cm" svg:height="2.688cm" draw:z-index="49"><draw:image xlink:href="Pictures/10000001000003230000007FCFE9F5B679C02D0A.png" xlink:type="simple" xlink:show="embed" xlink:actuate="onLoad" draw:mime-type="image/png"/></draw:frame>tes: [0, 1, 2, 3, 4, 5, 6, 7, 8, 9, A, B, C, D, E, F]</text:p>
            </text:list-item>
            <text:list-item>
              <text:p text:style-name="P346">Veja o valor de cada símbolo hexadecimal no sistema binário e decimal:</text:p>
            </text:list-item>
          </text:list>
        </text:list-item>
      </text:list>
      <text:p text:style-name="P174"/>
      <text:p text:style-name="P174"><draw:frame draw:style-name="fr2" draw:name="Figura7" text:anchor-type="char" svg:width="15.928cm" svg:height="7.62cm" draw:z-index="50"><draw:image xlink:href="Pictures/100000010000025A00000120FF3B977AA5293F3D.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
      <text:p text:style-name="P174"/>
      <text:p text:style-name="P174"/>
      <text:p text:style-name="P174"/>
      <text:list xml:id="list62337255354353" text:continue-numbering="true" text:style-name="L22">
        <text:list-item>
          <text:p text:style-name="P346">Na imagem acima ficará bem mais claro o entendimento, por exemplo de uma cor escrita em hexadecimal:</text:p>
          <text:list>
            <text:list-item>
              <text:p text:style-name="P398">#FF0000 → Vermelho</text:p>
            </text:list-item>
          </text:list>
        </text:list-item>
      </text:list>
      <text:p text:style-name="P148"/>
      <text:p text:style-name="P29">Background e Borders</text:p>
      <text:p text:style-name="P29"/>
      <text:list xml:id="list389691792" text:style-name="L23">
        <text:list-item>
          <text:p text:style-name="P399">Background</text:p>
          <text:p text:style-name="P399"/>
          <text:list>
            <text:list-item>
              <text:p text:style-name="P347">Background é uma <text:span text:style-name="T178">propriedade CSS </text:span>utilizada para definir efeitos de background de um elemento (o que vai ser exibido ao fundo do elemento).</text:p>
              <text:p text:style-name="P399"/>
            </text:list-item>
          </text:list>
        </text:list-item>
        <text:list-item>
          <text:p text:style-name="P399">Background-color <text:span text:style-name="T165">é uma propriedade utilizada para definir a </text:span>cor de fundo<text:span text:style-name="T165"> de um elemento.</text:span></text:p>
        </text:list-item>
      </text:list>
      <text:p text:style-name="P174"/>
      <text:p text:style-name="P218">//Background-color na prática, parte em vídeo (Revisão)</text:p>
      <text:p text:style-name="P218"/>
      <text:list xml:id="list439383554" text:style-name="L24">
        <text:list-item>
          <text:p text:style-name="P400">Background-image <text:span text:style-name="T165">é uma propriedade que especifica uma </text:span>imagem como fundo <text:span text:style-name="T165">de um elemento.</text:span></text:p>
        </text:list-item>
      </text:list>
      <text:p text:style-name="P183"/>
      <text:list xml:id="list62337165170492" text:continue-numbering="true" text:style-name="L24">
        <text:list-item>
          <text:p text:style-name="P400">Borders</text:p>
          <text:p text:style-name="P400"/>
          <text:list>
            <text:list-item>
              <text:p text:style-name="P430"><text:span text:style-name="T46">Border é uma propriedade do CSS utilizada para definir o estilo, largura e cor da </text:span><text:span text:style-name="T84">borda</text:span><text:span text:style-name="T46"> de um elemento.</text:span></text:p>
            </text:list-item>
          </text:list>
        </text:list-item>
      </text:list>
      <text:p text:style-name="P183"/>
      <text:p text:style-name="P30">Seletores</text:p>
      <text:p text:style-name="P184"/>
      <text:p text:style-name="P229"><text:span text:style-name="T116">//</text:span><text:span text:style-name="T117">Seletores </text:span><text:span text:style-name="T116">na prática, parte em vídeo (Revisão)</text:span></text:p>
      <text:p text:style-name="P219"/>
      <text:p text:style-name="P31"/>
      <text:p text:style-name="P31"/>
      <text:p text:style-name="P31"><text:soft-page-break/>Inspetor do Chrome</text:p>
      <text:p text:style-name="P31"/>
      <text:p text:style-name="P229"><text:span text:style-name="T116">//</text:span><text:span text:style-name="T117">Inspetor do chrome </text:span><text:span text:style-name="T116">na prática, parte em vídeo </text:span><text:span text:style-name="T118">para aprender mexer no inspetor </text:span><text:span text:style-name="T116">(Revisão)</text:span></text:p>
      <text:p text:style-name="P219"/>
      <text:p text:style-name="P32">Seletores mais avançados</text:p>
      <text:p text:style-name="P185"/>
      <text:list xml:id="list62336998270482" text:continue-numbering="true" text:style-name="L24">
        <text:list-item>
          <text:p text:style-name="P348">Primeiro seletor que vamos citar é o *</text:p>
          <text:list>
            <text:list-item>
              <text:p text:style-name="P348">Nesse caso não há um elemento direto, ao inserir ele, ele selecionará a página como um todo, ou seja, todos os seletores existentes;</text:p>
            </text:list-item>
          </text:list>
        </text:list-item>
        <text:list-item>
          <text:p text:style-name="P348">Segundo um mais utilizado, que é o seletor de descendência.</text:p>
          <text:list>
            <text:list-item>
              <text:p text:style-name="P348">Imagine que queremos aplicar um estilo a todas as âncoras que estejam dentro de um <text:span text:style-name="T178">li </text:span>usaremos desta forma:</text:p>
            </text:list-item>
          </text:list>
        </text:list-item>
      </text:list>
      <text:p text:style-name="P175"/>
      <text:p text:style-name="P149">li a{</text:p>
      <text:p text:style-name="P149"/>
      <text:p text:style-name="P149">}</text:p>
      <text:p text:style-name="P149"/>
      <text:list xml:id="list3620083126" text:style-name="L25">
        <text:list-item>
          <text:p text:style-name="P349">No terceiro, falaremos do seletor filho (child) que é bem parecido ao de descendência, a diferença na sintax é simplesmente o símbolo de maior <text:span text:style-name="T178">(&gt;)</text:span>, ficando assim:</text:p>
        </text:list-item>
      </text:list>
      <text:p text:style-name="P149">li &gt; a{</text:p>
      <text:p text:style-name="P149"/>
      <text:p text:style-name="P149">}</text:p>
      <text:p text:style-name="P149"/>
      <text:list xml:id="list3410922650" text:style-name="L26">
        <text:list-item>
          <text:p text:style-name="P431"><text:span text:style-name="T47">Nele nós dizemos o seguinte para o CSS, </text:span><text:span text:style-name="T113">Que todo a filho de li receberá tais estilos.</text:span></text:p>
        </text:list-item>
      </text:list>
      <text:p text:style-name="P175"/>
      <text:list xml:id="list62337320042464" text:continue-numbering="true" text:style-name="L26">
        <text:list-item>
          <text:p text:style-name="P478"><text:span text:style-name="T40">O quarto é o seletor adjacente que seria que todo elemento que viesse </text:span><text:span text:style-name="T48">imediatamente</text:span><text:span text:style-name="T40"> após outro elemento queremos aplicar tais estilos, por exemplo:</text:span></text:p>
        </text:list-item>
      </text:list>
      <text:p text:style-name="P175"/>
      <text:p text:style-name="P149">h1 + h4{</text:p>
      <text:p text:style-name="P149"/>
      <text:p text:style-name="P176">}</text:p>
      <text:list xml:id="list1338104599" text:style-name="L27">
        <text:list-item>
          <text:p text:style-name="P432"><text:span text:style-name="T47">Passamos para o CSS que todo h4 que vier </text:span><text:span text:style-name="T48">imediatamente</text:span><text:span text:style-name="T47"> após um h1 receberá os estilos dentro das chaves.</text:span></text:p>
        </text:list-item>
      </text:list>
      <text:p text:style-name="P175"><text:soft-page-break/></text:p>
      <text:list xml:id="list62338219981548" text:continue-numbering="true" text:style-name="L27">
        <text:list-item>
          <text:p text:style-name="P479"><text:span text:style-name="T47">P</text:span><text:span text:style-name="T40">or último temos o seletor de atributo, como por exemplo nas âncoras, temos o atributo </text:span><text:span text:style-name="T115">href</text:span><text:span text:style-name="T40">, através dele podemos encontrar o elemento âncora, dessa forma:</text:span></text:p>
        </text:list-item>
      </text:list>
      <text:p text:style-name="P178"/>
      <text:p text:style-name="P150"><text:span text:style-name="T203">a[href=‘/recibo’]</text:span>{</text:p>
      <text:p text:style-name="P150"/>
      <text:p text:style-name="P177">}</text:p>
      <text:list xml:id="list1840091000" text:style-name="L28">
        <text:list-item>
          <text:p text:style-name="P350">Ou seja, ele buscará dentre todas as âncoras apenas a que tiver o atributo igual a <text:span text:style-name="T178">recibo.</text:span></text:p>
        </text:list-item>
      </text:list>
      <text:p text:style-name="P178"/>
      <text:p text:style-name="P178"/>
      <text:p text:style-name="P178"/>
      <text:p text:style-name="P178"/>
      <text:list xml:id="list62337690833322" text:continue-numbering="true" text:style-name="L28">
        <text:list-item>
          <text:p text:style-name="P350">Existem também as pseudoclasses abordaremos uma em especial que é muito interessante para que possamos selecionar os elementos de uma forma um pouco mais específicas, que é o<text:span text:style-name="T201"> :</text:span><text:span text:style-name="T178">nth-of-type</text:span><text:span text:style-name="T199">, </text:span>veja o exemplo:</text:p>
        </text:list-item>
      </text:list>
      <text:p text:style-name="P178"/>
      <text:p text:style-name="P130"><text:span text:style-name="T85">li:nth-of-type(2)</text:span><text:span text:style-name="T86">{</text:span></text:p>
      <text:p text:style-name="P150"/>
      <text:p text:style-name="P150">}</text:p>
      <text:p text:style-name="P177"/>
      <text:list xml:id="list62337019703712" text:continue-numbering="true" text:style-name="L28">
        <text:list-item>
          <text:p text:style-name="P350">imagine que queremos colocar um destaque apenas na segunda li da nossa lista. Desta forma conseguimos escolher exatamente uma parte específica dela.</text:p>
        </text:list-item>
        <text:list-item>
          <text:p text:style-name="P350">Se passarmos o valor dentro dos parênteses como (odd) ele selecionará todos os elementos ímpar da nossa lista.</text:p>
        </text:list-item>
      </text:list>
      <text:p text:style-name="P178"/>
      <text:p text:style-name="P178">A recomendação é utilizar sempre classes e ids, porém as vezes em específico temos que apelar para pseudoclasses.</text:p>
      <text:p text:style-name="P178"/>
      <text:p text:style-name="P33">Especificidade</text:p>
      <text:p text:style-name="P33"/>
      <text:list xml:id="list1246477731" text:style-name="L29">
        <text:list-item>
          <text:p text:style-name="P351">A especificidade determina quais regras CSS serão aplicadas, ou seja, o que ele acredita que seja mais relevante para ele escolher. </text:p>
        </text:list-item>
        <text:list-item>
          <text:p text:style-name="P351">Existe um cálculo para analisar qual seletor é mais importante:</text:p>
          <text:list>
            <text:list-item>
              <text:p text:style-name="P351">O navegador pontua o seletor de acordo com sua estrutura;</text:p>
            </text:list-item>
            <text:list-item>
              <text:p text:style-name="P351">Cada elemento, classe, id, vale pontos para esse cálculo;</text:p>
            </text:list-item>
            <text:list-item>
              <text:p text:style-name="P401"><text:soft-page-break/>Pontuação</text:p>
              <text:list>
                <text:list-item>
                  <text:p text:style-name="P351">Composta por 4 números (0, 0, 0, 0);</text:p>
                </text:list-item>
                <text:list-item>
                  <text:p text:style-name="P351">Quanto mais à esquerda, maior a relevância da pontuação;</text:p>
                </text:list-item>
                <text:list-item>
                  <text:p text:style-name="P351">Vamos chamar esses números de (a, b, c, d);</text:p>
                </text:list-item>
                <text:list-item>
                  <text:p text:style-name="P423">Regra da pontuação (sobrescrevendo a herança):</text:p>
                  <text:list>
                    <text:list-item>
                      <text:p text:style-name="P351">Cada elemento / pseudo elemento → d = +1. <text:span text:style-name="T38">(0, 0, 0, 1)</text:span></text:p>
                    </text:list-item>
                    <text:list-item>
                      <text:p text:style-name="P352">Cada classe / pseudo classe / atributo → c = +1. <text:span text:style-name="T39">(0, 0, </text:span><text:span text:style-name="T38">1</text:span><text:span text:style-name="T39">, </text:span><text:span text:style-name="T38">0</text:span><text:span text:style-name="T39">)</text:span></text:p>
                    </text:list-item>
                    <text:list-item>
                      <text:p text:style-name="P352">Cada ID → b = +1. <text:span text:style-name="T39">(0, </text:span><text:span text:style-name="T38">1</text:span><text:span text:style-name="T39">, 0, </text:span><text:span text:style-name="T38">0</text:span><text:span text:style-name="T39">)</text:span></text:p>
                    </text:list-item>
                    <text:list-item>
                      <text:p text:style-name="P352">Estilo inline → a = +1. <text:span text:style-name="T39">(</text:span><text:span text:style-name="T38">1</text:span><text:span text:style-name="T39">, 0, 0, </text:span><text:span text:style-name="T38">0</text:span><text:span text:style-name="T39">)</text:span></text:p>
                    </text:list-item>
                  </text:list>
                </text:list-item>
                <text:list-item>
                  <text:p text:style-name="P402">Exemplo de pontuação:</text:p>
                  <text:list>
                    <text:list-item>
                      <text:p text:style-name="P352">div#container ul li → <text:span text:style-name="T39">(0, </text:span><text:span text:style-name="T38">1</text:span><text:span text:style-name="T39">, 0, </text:span><text:span text:style-name="T38">3</text:span><text:span text:style-name="T39">)</text:span></text:p>
                    </text:list-item>
                  </text:list>
                </text:list-item>
              </text:list>
            </text:list-item>
          </text:list>
        </text:list-item>
      </text:list>
      <text:p text:style-name="P179"><text:span text:style-name="T204">Q</text:span>uando há empate na pontuação, será considerado o último seletor a ser declarado.</text:p>
      <text:p text:style-name="P284"/>
      <text:p text:style-name="P34">Herança</text:p>
      <text:p text:style-name="P34"/>
      <text:list xml:id="list80319584" text:style-name="L30">
        <text:list-item>
          <text:p text:style-name="P403">Herança <text:span text:style-name="T165">basicamente é os filhos herdando o estilo dos pais. </text:span><text:span text:style-name="T199">//Exemplo em vídeo. (Revisão)</text:span></text:p>
        </text:list-item>
      </text:list>
      <text:p text:style-name="P220"/>
      <text:p text:style-name="P35">Recriando um site com CSS #1</text:p>
      <text:p text:style-name="P35"/>
      <text:p text:style-name="P156"><text:span text:style-name="T165">//</text:span><text:span text:style-name="T166">Exercício de CSS-001</text:span></text:p>
      <text:p text:style-name="P186"/>
      <text:p text:style-name="P37">Textos e Fontes</text:p>
      <text:p text:style-name="P37"/>
      <text:p text:style-name="P230"><text:span text:style-name="T49">//</text:span><text:span text:style-name="T50">Aula informativa – Revisão</text:span></text:p>
      <text:p text:style-name="P187"/>
      <text:p text:style-name="P37">Usando o Google Fonts</text:p>
      <text:p text:style-name="P37"/>
      <text:p text:style-name="P39"><text:span text:style-name="T142">//</text:span><text:span text:style-name="T141">Aula informativa – Revisão</text:span></text:p>
      <text:p text:style-name="P187"/>
      <text:p text:style-name="P41">Box Model</text:p>
      <text:p text:style-name="P38"><text:soft-page-break/></text:p>
      <text:p text:style-name="P40"><text:span text:style-name="T142">//</text:span><text:span text:style-name="T141">Aula informativa – Revisão</text:span></text:p>
      <text:p text:style-name="P188"/>
      <text:p text:style-name="P36">Recriando um site com CSS #<text:span text:style-name="T205">2</text:span></text:p>
      <text:p text:style-name="P36"/>
      <text:p text:style-name="P157"><text:span text:style-name="T165">//</text:span><text:span text:style-name="T166">Exercício de CSS-00</text:span><text:span text:style-name="T167">2</text:span></text:p>
      <text:p text:style-name="P258"><text:span text:style-name="T151">04</text:span><text:span text:style-name="T144">/</text:span><text:span text:style-name="T151">10</text:span><text:span text:style-name="T144">/2022 </text:span><text:span text:style-name="T151">terça</text:span><text:span text:style-name="T145">-feira</text:span></text:p>
      <text:p text:style-name="P152"/>
      <text:p text:style-name="P152"/>
      <text:p text:style-name="P26"><text:span text:style-name="T206">Módulo </text:span>CSS <text:span text:style-name="T206">Moderno</text:span></text:p>
      <text:p text:style-name="P26"/>
      <text:list xml:id="list3895065666" text:style-name="L31">
        <text:list-item>
          <text:p text:style-name="P404">Aula de introdução</text:p>
          <text:list>
            <text:list-item>
              <text:p text:style-name="P353">Aula em vídeo, apresentação do conteúdo.</text:p>
            </text:list-item>
          </text:list>
        </text:list-item>
      </text:list>
      <text:p text:style-name="P189"/>
      <text:p text:style-name="P42">Visão geral sobre responsividade</text:p>
      <text:p text:style-name="P42"/>
      <text:list xml:id="list62338414481162" text:continue-numbering="true" text:style-name="L31">
        <text:list-item>
          <text:p text:style-name="P433"><text:span text:style-name="T51">Aula em vídeo, </text:span><text:span text:style-name="T52">revisando o conteúdo</text:span><text:span text:style-name="T51">.</text:span></text:p>
        </text:list-item>
      </text:list>
      <text:p text:style-name="P189"/>
      <text:p text:style-name="P42">Entendendo Media Query</text:p>
      <text:p text:style-name="P42"/>
      <text:list xml:id="list62338124926990" text:continue-numbering="true" text:style-name="L31">
        <text:list-item>
          <text:p text:style-name="P354">Aula em vídeo, apresentação do conteúdo.</text:p>
        </text:list-item>
        <text:list-item>
          <text:p text:style-name="P355">Criando página em aula para demonstração sobre responsividade com media queries, eu optei por não fazer, uma vez que já domino a prática estou apenas revisando o conteúdo antes de avançar.</text:p>
        </text:list-item>
        <text:list-item>
          <text:p text:style-name="P454">Dica important!</text:p>
          <text:list>
            <text:list-item>
              <text:p text:style-name="P456">Quando usamos o atalho <text:span text:style-name="T199">Lorem </text:span>no VS-Code ele já cria automaticamente para nós um bloco de texto, porém de digitarmos o lorem junto de um número por exemplo <text:span text:style-name="T199">lorem35 </text:span>ele cria para nós um bloco com determinado tamanho!</text:p>
            </text:list-item>
            <text:list-item>
              <text:p text:style-name="P358">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358">Ou seja, em vídeo podemos notar que em 765px quando reduz a esse valor a tela, a imagem fica fixa e não se adapta a tela do usuário. E é ai que entra o media query.</text:p>
            </text:list-item>
          </text:list>
        </text:list-item>
        <text:list-item>
          <text:p text:style-name="P455">Relembre!</text:p>
          <text:list>
            <text:list-item>
              <text:p text:style-name="P457">A sintaxe utilizada para abrir o media query é:</text:p>
            </text:list-item>
          </text:list>
        </text:list-item>
      </text:list>
      <text:p text:style-name="P282"/>
      <text:p text:style-name="P282">@media (max-width: 795px){</text:p>
      <text:p text:style-name="P283">}</text:p>
      <text:p text:style-name="P283"/>
      <text:list xml:id="list3971635347" text:style-name="L32">
        <text:list-item>
          <text:p text:style-name="P359">Utilizei o valor proposto em vídeo para simplificar e exemplificar a sintaxe do código.</text:p>
        </text:list-item>
      </text:list>
      <text:p text:style-name="P190"/>
      <text:p text:style-name="P2">Entendendo responsividade na prática - Mobile first</text:p>
      <text:p text:style-name="P190"/>
      <text:list xml:id="list3948196954" text:style-name="L33">
        <text:list-item>
          <text:p text:style-name="P360">O tamanho maior do media query sempre tem que ficar acima no código.</text:p>
        </text:list-item>
        <text:list-item>
          <text:p text:style-name="P360">A dica é usar o inspetor do chrome e ir adaptando conforme o necessário.</text:p>
        </text:list-item>
      </text:list>
      <text:p text:style-name="P191"/>
      <text:p text:style-name="P3">Visão geral sobre o flexbox</text:p>
      <text:p text:style-name="P192"/>
      <text:list xml:id="list1968315541" text:style-name="L34">
        <text:list-item>
          <text:p text:style-name="P439"><text:span text:style-name="T57">Aula em vídeo, </text:span><text:span text:style-name="T58">revisando o conteúdo</text:span></text:p>
          <text:list>
            <text:list-item>
              <text:p text:style-name="P439"><text:span text:style-name="T58">O Flexbox é comumente utilizado em headers, ou seja em barra de navegações no topo e em footer</text:span><text:span text:style-name="T57">. </text:span><text:span text:style-name="T58">Mas essa não é uma regra, há layouts que é necessário seu uso, portanto usemos com sabedoria em diferentes projetos e em diferentes campos deste layout!</text:span></text:p>
            </text:list-item>
          </text:list>
        </text:list-item>
      </text:list>
      <text:p text:style-name="P193"/>
      <text:list xml:id="list62337206533600" text:continue-numbering="true" text:style-name="L34">
        <text:list-item>
          <text:p text:style-name="P406">O que é Flexbox?</text:p>
          <text:list>
            <text:list-item>
              <text:p text:style-name="P356">Ele é um organizador de layout, não apenas de páginas, mas também de componentes.</text:p>
              <text:list>
                <text:list-item>
                  <text:p text:style-name="P406">Flex Container – <text:span text:style-name="T165">Ele é o que engloba todos os itens, </text:span><text:span text:style-name="T168">tendo funcionalidades que servirão para direcionamento, espaçamento, alinhamento e várias outras coisas. Ele que recebe o </text:span><text:span text:style-name="T200">display: flex</text:span><text:span text:style-name="T202"> </text:span><text:span text:style-name="T168">e as funcionalidades principais.</text:span></text:p>
                </text:list-item>
                <text:list-item>
                  <text:p text:style-name="P407">Flex Item – <text:span text:style-name="T165">São os itens dentro do container contendo responsividade e posicionamentos.</text:span></text:p>
                </text:list-item>
              </text:list>
            </text:list-item>
          </text:list>
        </text:list-item>
        <text:list-item>
          <text:p text:style-name="P407"><text:span text:style-name="T174">//</text:span><text:span text:style-name="T175">Aula informativa </text:span><text:span text:style-name="T176">algumas propriedades do FlexBox </text:span><text:span text:style-name="T175">– Revisão</text:span></text:p>
        </text:list-item>
      </text:list>
      <text:p text:style-name="P193"><text:soft-page-break/></text:p>
      <text:p text:style-name="P3">Criando layout de estudo</text:p>
      <text:p text:style-name="P193"/>
      <text:list xml:id="list3984724308" text:style-name="L35">
        <text:list-item>
          <text:p text:style-name="P440"><text:span text:style-name="T58">Nessa aula será mais prática, criaremos um layout </text:span><text:span text:style-name="T59">para nossos</text:span><text:span text:style-name="T58"> estudos para o </text:span><text:span text:style-name="T91">Flexbox.</text:span></text:p>
        </text:list-item>
        <text:list-item>
          <text:p text:style-name="P411">Bora para o VS-CODE!!!</text:p>
        </text:list-item>
      </text:list>
      <text:p text:style-name="P4"/>
      <text:p text:style-name="P4"/>
      <text:p text:style-name="P224"/>
      <text:p text:style-name="P226"><text:span text:style-name="T151">0</text:span><text:span text:style-name="T152">5</text:span><text:span text:style-name="T144">/</text:span><text:span text:style-name="T151">10</text:span><text:span text:style-name="T144">/2022 </text:span><text:span text:style-name="T151">terça</text:span><text:span text:style-name="T145">-feira</text:span></text:p>
      <text:p text:style-name="P1">Manipulando o flex container </text:p>
      <text:list xml:id="list62338271659002" text:continue-list="list62338124926990" text:style-name="L31">
        <text:list-item>
          <text:p text:style-name="P434"><text:span text:style-name="T59">S</text:span><text:span text:style-name="T60">obre o </text:span><text:span text:style-name="T93">row-</text:span><text:span text:style-name="T92">gap –</text:span><text:span text:style-name="T60"> Ele é o espaçamento </text:span><text:span text:style-name="T61">no eixo transversal </text:span><text:span text:style-name="T92">entre </text:span><text:span text:style-name="T60">os elementos </text:span><text:span text:style-name="T61">em coluna</text:span><text:span text:style-name="T60">, ou seja, ele da uma “margem” </text:span><text:span text:style-name="T61">em linha</text:span><text:span text:style-name="T60"> apenas entre os filhos não mexendo no top e botom, seu valor padrão é em pixel.</text:span></text:p>
        </text:list-item>
        <text:list-item>
          <text:p text:style-name="P435"><text:span text:style-name="T59">S</text:span><text:span text:style-name="T60">obre o </text:span><text:span text:style-name="T93">column-</text:span><text:span text:style-name="T92">gap –</text:span><text:span text:style-name="T60"> Ele </text:span><text:span text:style-name="T61">funciona semelhantemente ao row-gap, porém o eixo transverso dele é a coluna, dando o espaçamento entre os elementos em linha.</text:span></text:p>
        </text:list-item>
        <text:list-item>
          <text:p text:style-name="P480"><text:span text:style-name="T56">E por fim temos o </text:span><text:span text:style-name="T90">gap – </text:span><text:span text:style-name="T56">Que basicamente é um shorthand dos dois gaps, sendo que o primeiro valor do column e o segundo do row.</text:span></text:p>
        </text:list-item>
        <text:list-item>
          <text:p text:style-name="P408">box-sizing: border-box – <text:span text:style-name="T165">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35"><text:span text:style-name="T87">flex-wrap – </text:span><text:span text:style-name="T53">Por padrão é </text:span><text:span text:style-name="T87">nowrap</text:span><text:span text:style-name="T53">, faz com que os items caso encoste na parede (viewport) não quebre a linha, ao usar </text:span><text:span text:style-name="T87">wrap </text:span><text:span text:style-name="T53">ele acaba quebrando a linha e jogando o item para a próxima linha sendo ela reversa ou não.</text:span></text:p>
        </text:list-item>
        <text:list-item>
          <text:p text:style-name="P409">flex-flow – <text:span text:style-name="T165">É o shorthand do </text:span>flex-direction <text:span text:style-name="T165">e do </text:span>flex-wrap. <text:span text:style-name="T165">Primeiro valor que vem nele é o do direction e depois do wrap.</text:span></text:p>
        </text:list-item>
        <text:list-item>
          <text:p text:style-name="P409"><text:span text:style-name="T165">Temos também os flex de alinhamento: </text:span>align-items, justify-content e align-content.</text:p>
        </text:list-item>
        <text:list-item>
          <text:p text:style-name="P435"><text:span text:style-name="T87">align-items – </text:span><text:span text:style-name="T54">Alinha </text:span><text:span text:style-name="T53">os items ao eixo vertical.</text:span></text:p>
        </text:list-item>
        <text:list-item>
          <text:p text:style-name="P435"><text:span text:style-name="T87">justify-content – </text:span><text:span text:style-name="T54">Alinha </text:span><text:span text:style-name="T53">os items ao eixo </text:span><text:span text:style-name="T54">horizontal</text:span><text:span text:style-name="T53">. </text:span></text:p>
          <text:p text:style-name="P409"><text:span text:style-name="T209">a</text:span><text:span text:style-name="T208">lign-content – </text:span><text:span text:style-name="T177">Alinha os items sem espaçamento entre os items como align-items ao eixo vertical.</text:span></text:p>
        </text:list-item>
      </text:list>
      <text:p text:style-name="P194"/>
      <text:p text:style-name="P5"><text:soft-page-break/>Exercício de fixação #1</text:p>
      <text:p text:style-name="P158"><text:span text:style-name="T170">N</text:span><text:span text:style-name="T165">este exercício criaremos um </text:span>header<text:span text:style-name="T165"> que será utilizado flexbox nele.</text:span></text:p>
      <text:list xml:id="list1164222256" text:style-name="L36">
        <text:list-item>
          <text:p text:style-name="P361">Criaremos um header com:</text:p>
          <text:list>
            <text:list-item>
              <text:p text:style-name="P361">Logotipo;</text:p>
            </text:list-item>
            <text:list-item>
              <text:p text:style-name="P361">Imagem;</text:p>
            </text:list-item>
            <text:list-item>
              <text:p text:style-name="P361">Botões.</text:p>
              <text:list>
                <text:list-item>
                  <text:p text:style-name="P361">Com animações hover nos botões.</text:p>
                </text:list-item>
              </text:list>
            </text:list-item>
          </text:list>
        </text:list-item>
      </text:list>
      <text:p text:style-name="P196"/>
      <text:p text:style-name="P6">Manipulando Flex Items</text:p>
      <text:list xml:id="list62338434455970" text:continue-list="list62338271659002" text:style-name="L31">
        <text:list-item>
          <text:p text:style-name="P357">Primeiramente veremos as 3 principais funcionalidades do flex-item.</text:p>
          <text:list>
            <text:list-item>
              <text:p text:style-name="P410"><text:span text:style-name="T210">f</text:span>lex-basis –<text:span text:style-name="T165"> </text:span><text:span text:style-name="T170">Como o nome diz, ele da a base ao item, com o valor em pixel ele da a base para a largura de cada item.</text:span></text:p>
            </text:list-item>
            <text:list-item>
              <text:p text:style-name="P436"><text:span text:style-name="T89">f</text:span><text:span text:style-name="T88">lex-grow – </text:span><text:span text:style-name="T55">Basicamente faz o preenchimento do espaço que sobrou, com o valor em numeral apenas, se usarmos para apenas um item ele preencherá mais espaço que os outros no caso.</text:span></text:p>
            </text:list-item>
            <text:list-item>
              <text:p text:style-name="P436"><text:span text:style-name="T89">f</text:span><text:span text:style-name="T88">lex-shrink –</text:span><text:span text:style-name="T54"> </text:span><text:span text:style-name="T55">Assim como o flex-grow, porém de forma reversa recebendo o valor em numeral você configura para que o item diminua por igual ou no caso de item separado diminua mais que todos.</text:span></text:p>
              <text:list>
                <text:list-item>
                  <text:p text:style-name="P481"><text:span text:style-name="T55">L</text:span><text:span text:style-name="T40">embrando que se tiver com o </text:span><text:span text:style-name="T80">flex-wrap </text:span><text:span text:style-name="T40">ativado, ele perde a funcionalidade dele, pois o item irá quebrar pra outra linha, fazendo com que não seja necessária a sua diminuição.</text:span></text:p>
                </text:list-item>
              </text:list>
            </text:list-item>
            <text:list-item>
              <text:p text:style-name="P412"><text:span text:style-name="T207">flex</text:span><text:span text:style-name="T169"> – </text:span><text:span text:style-name="T170">É o shorthand do basis, grow e shrink recebendo primeiramente os valores de grow, depois o shrink e por último o valor de basis em píxels. </text:span></text:p>
            </text:list-item>
          </text:list>
        </text:list-item>
      </text:list>
      <text:p text:style-name="P195"/>
      <text:list xml:id="list62337499888326" text:continue-numbering="true" text:style-name="L31">
        <text:list-item>
          <text:p text:style-name="P413"><text:span text:style-name="T170">E</text:span><text:span text:style-name="T165">ntendendo o </text:span>order <text:span text:style-name="T165">como o próprio nome já diz, ele vai manipular a ordem dos nossos elementos, ou seja:</text:span></text:p>
          <text:list>
            <text:list-item>
              <text:p text:style-name="P362">Ao colocarmos o order, o valor que ele recebe é apenas o numeral, e ao selecionarmos o número correspondente de cada elemento, ele colocará na ordem proposta.</text:p>
            </text:list-item>
          </text:list>
        </text:list-item>
      </text:list>
      <text:p text:style-name="P197"/>
      <text:list xml:id="list62337519103823" text:continue-numbering="true" text:style-name="L31">
        <text:list-item>
          <text:p text:style-name="P437"><text:span text:style-name="T62">E</text:span><text:span text:style-name="T63">ntendendo o </text:span><text:span text:style-name="T94">align-self</text:span><text:span text:style-name="T64"> como o próprio nome diz, ele é um alinhamento próprio, porém é um elemento próprio na vertical, importante ressaltar isso. </text:span></text:p>
          <text:list>
            <text:list-item>
              <text:p text:style-name="P437"><text:span text:style-name="T64">Vale dizer também que se o</text:span><text:span text:style-name="T120"> flex-direction</text:span><text:span text:style-name="T64"> estiver como</text:span><text:span text:style-name="T120"> column</text:span><text:span text:style-name="T114"> </text:span><text:span text:style-name="T64">então ele alinhará horizontalmente</text:span><text:span text:style-name="T121">.</text:span></text:p>
            </text:list-item>
          </text:list>
        </text:list-item>
      </text:list>
      <text:p text:style-name="P231"/>
      <text:p text:style-name="P7"><text:soft-page-break/><text:span text:style-name="T211">A</text:span>presentando exercício de Flexbox</text:p>
      <text:p text:style-name="P232"><text:span text:style-name="T64">S</text:span><text:span text:style-name="T65">erá um exercício geral com tudo que vimos em </text:span><text:span text:style-name="T95">Flex Container e Flex Items</text:span><text:span text:style-name="T65"> será um layout de e-commerce simples, parecido com a organização dos elementos do YouTube.</text:span></text:p>
      <text:p text:style-name="P198"/>
      <text:list xml:id="list113405118" text:style-name="L37">
        <text:list-item>
          <text:p text:style-name="P482"><text:span text:style-name="T56">Vamos criar um </text:span><text:span text:style-name="T90">header;</text:span></text:p>
        </text:list-item>
        <text:list-item>
          <text:p text:style-name="P464"><text:span text:style-name="T108">Criar um </text:span><text:span text:style-name="T90">footer;</text:span></text:p>
        </text:list-item>
        <text:list-item>
          <text:p text:style-name="P363">Entre eles criaremos 6 items;</text:p>
        </text:list-item>
        <text:list-item>
          <text:p text:style-name="P363">Com espaçamentos entre eles;</text:p>
        </text:list-item>
        <text:list-item>
          <text:p text:style-name="P363">Centralizados;</text:p>
        </text:list-item>
        <text:list-item>
          <text:p text:style-name="P363">Com responsividade, para que quando diminua a tela, os itens quebre para um abaixo do outro, como no YouTube mesmo.</text:p>
        </text:list-item>
        <text:list-item>
          <text:p text:style-name="P364">Caso queira pode colocar tamanho fixo no container para ficar sempre com 3 items por fileira.</text:p>
        </text:list-item>
      </text:list>
      <text:p text:style-name="P199"/>
      <text:p text:style-name="P259"><text:span text:style-name="T153">07</text:span><text:span text:style-name="T144">/</text:span><text:span text:style-name="T151">10</text:span><text:span text:style-name="T144">/2022 </text:span><text:span text:style-name="T153">sexta</text:span><text:span text:style-name="T145">-feira</text:span></text:p>
      <text:p text:style-name="P153"/>
      <text:p text:style-name="P153"/>
      <text:p text:style-name="P43">Visão geral sobre Grid</text:p>
      <text:p text:style-name="P27"/>
      <text:list xml:id="list62336794726821" text:continue-list="list62337519103823" text:style-name="L31">
        <text:list-item>
          <text:p text:style-name="P405"><text:span text:style-name="T212">I</text:span>ntrodução</text:p>
          <text:list>
            <text:list-item>
              <text:p text:style-name="P438"><text:span text:style-name="T66">Assim como o </text:span><text:span text:style-name="T96">Flexbox </text:span><text:span text:style-name="T66">o </text:span><text:span text:style-name="T96">Grid </text:span><text:span text:style-name="T66">é um organizador, com ele nós teremos uma divisão entre linhas e colunas, porém diferente da divisão de linhas e colunas que temos com o Flexbox. No </text:span><text:span text:style-name="T96">Grid</text:span><text:span text:style-name="T66"> acaba sendo muito mais específico e organizado.</text:span></text:p>
            </text:list-item>
            <text:list-item>
              <text:p text:style-name="P365">Ele sendo mais específico em linhas e colunas conseguimos organizar todo conteúdo de forma mais favorável, para termos uma idéia de como ele funciona, com ele podemos criar formatos por exemplo estilo de um Blog.</text:p>
            </text:list-item>
            <text:list-item>
              <text:p text:style-name="P483"><text:span text:style-name="T56">Utilizamos ele em momento que queremos uma divisão de linhas e colunas, por exemplo você quer uma página igual da ilustração, com um conteúdo principal e um sidebar, podemos usar o </text:span><text:span text:style-name="T90">Grid </text:span><text:span text:style-name="T56">para posicionarmos.</text:span></text:p>
            </text:list-item>
          </text:list>
        </text:list-item>
      </text:list>
      <text:p text:style-name="P200"/>
      <text:p text:style-name="P200"><draw:frame draw:style-name="fr1" draw:name="Figura9" text:anchor-type="char" svg:x="3.284cm" svg:y="0.072cm" svg:width="10.721cm" svg:height="5.149cm" draw:z-index="51"><draw:image xlink:href="Pictures/100000010000055600000290C699C73ABED9A664.png" xlink:type="simple" xlink:show="embed" xlink:actuate="onLoad" draw:mime-type="image/png"/></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8">Modificando Layout</text:p>
      <text:list xml:id="list1335729052" text:style-name="L38">
        <text:list-item>
          <text:p text:style-name="P484"><text:span text:style-name="T66">A</text:span><text:span text:style-name="T56">ula para modificar o layout de estudos.</text:span></text:p>
        </text:list-item>
      </text:list>
      <text:p text:style-name="P202"/>
      <text:p text:style-name="P260"><text:span text:style-name="T131">10</text:span><text:span text:style-name="T132">/</text:span><text:span text:style-name="T133">10</text:span><text:span text:style-name="T132">/2022 </text:span><text:span text:style-name="T131">segunda</text:span><text:span text:style-name="T134">-feira</text:span></text:p>
      <text:p text:style-name="P9">Manipulando CSS Grid</text:p>
      <text:list xml:id="list545359363" text:style-name="L39">
        <text:list-item>
          <text:p text:style-name="P441"><text:span text:style-name="T67">N</text:span><text:span text:style-name="T68">esta aula faremos todas manipulações que temos disponíveis para o </text:span><text:span text:style-name="T97">Grid Container. </text:span><text:span text:style-name="T68">Como fizemos no Flex Box.</text:span></text:p>
        </text:list-item>
        <text:list-item>
          <text:p text:style-name="P366">Bora para o VS-Code */</text:p>
          <text:list>
            <text:list-item>
              <text:p text:style-name="P485"><text:span text:style-name="T56">Para definirmos um grid, basta colocar no container </text:span><text:span text:style-name="T90">display: grid;</text:span></text:p>
            </text:list-item>
            <text:list-item>
              <text:p text:style-name="P367">Ao fazer isso o layout ocupa toda viewport;</text:p>
            </text:list-item>
            <text:list-item>
              <text:p text:style-name="P465"><text:span text:style-name="T108">Após isso faremos a definição das colunas do grid, usando o </text:span><text:span text:style-name="T90">grid-template-columns </text:span><text:span text:style-name="T108">ele que faz com que tenhamos as colunas.</text:span></text:p>
              <text:list>
                <text:list-item>
                  <text:p text:style-name="P385">Em valores utilizamos porcentagens, e dependendo de quantos colocarmos ele criará de coluna.</text:p>
                </text:list-item>
                <text:list-item>
                  <text:p text:style-name="P474"><text:span text:style-name="T106">Importante usarmos sempre porcentagens ou frames, pois pixel não utilizaremos pelo fato dele não ser responsivo. Isso não só para o </text:span><text:span text:style-name="T80">Grid</text:span><text:span text:style-name="T106"> sempre que pudermos usar unidades de medidas responsivas será melhor!</text:span></text:p>
                </text:list-item>
              </text:list>
            </text:list-item>
            <text:list-item>
              <text:p text:style-name="P414">Frame, o que é?</text:p>
              <text:list>
                <text:list-item>
                  <text:p text:style-name="P475"><text:span text:style-name="T106">Ele é um pedaço da tela que daremos para aquele item, tiraremos as porcentagens anteriormente adicionadas e colocaremos </text:span><text:span text:style-name="T80">grid-template-columns: 1fr 2fr 1fr;</text:span></text:p>
                </text:list-item>
                <text:list-item>
                  <text:p text:style-name="P367">Se colocarmos tudo igual em frames, notaremos que todos nossos itens ocupam o mesmo tamanho de espaço.</text:p>
                </text:list-item>
                <text:list-item>
                  <text:p text:style-name="P475"><text:span text:style-name="T106">Existe outra forma também de encurtar esse código que é com </text:span><text:span text:style-name="T80">repeat, </text:span><text:span text:style-name="T106">que seria um shorthand dos frames.</text:span></text:p>
                </text:list-item>
              </text:list>
            </text:list-item>
            <text:list-item>
              <text:p text:style-name="P475"><text:soft-page-break/><text:span text:style-name="T106">Utilizando o valor </text:span><text:span text:style-name="T80">repeat (3, 1fr); </text:span><text:span text:style-name="T106">você indica para no navegador que você quer </text:span><text:span text:style-name="T80">3 colunas de 1fr.</text:span></text:p>
              <text:list>
                <text:list-item>
                  <text:p text:style-name="P476"><text:span text:style-name="T106">Então nosso grid ficou assim: </text:span><text:span text:style-name="T105">grid-template-columns: repeat (3,1fr);</text:span></text:p>
                </text:list-item>
                <text:list-item>
                  <text:p text:style-name="P368">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15">Entendendo o GAP:</text:p>
          <text:list>
            <text:list-item>
              <text:p text:style-name="P476"><text:span text:style-name="T106">O gap como já vimos em Flex Box, é literalmente a mesma coisa para o </text:span><text:span text:style-name="T80">Grid. </text:span><text:span text:style-name="T106">Inclusive a sintaxe.</text:span></text:p>
            </text:list-item>
            <text:list-item>
              <text:p text:style-name="P476"><text:span text:style-name="T106">Observe que usamos o </text:span><text:span text:style-name="T80">gap</text:span><text:span text:style-name="T106"> geral, pois a partir daqui usaremos sempre </text:span><text:span text:style-name="T80">shorthands </text:span><text:span text:style-name="T106">e </text:span><text:span text:style-name="T80">unidades de medidas responsivas.</text:span></text:p>
              <text:list>
                <text:list-item>
                  <text:p text:style-name="P368">Não se esqueça o primeiro valor declarado no gap é o de linha, após isso de coluna.</text:p>
                </text:list-item>
              </text:list>
            </text:list-item>
          </text:list>
        </text:list-item>
        <text:list-item>
          <text:p text:style-name="P415">Grid-template-rows</text:p>
          <text:list>
            <text:list-item>
              <text:p text:style-name="P442"><text:span text:style-name="T69">Como já vimos em relação as colunas, agora veremos em relação a linhas com o </text:span><text:span text:style-name="T98">grid-template-rows</text:span><text:span text:style-name="T69">, a lógica é a mesma que explicada em colunas, com as unidades de metida e etecéteras.</text:span></text:p>
            </text:list-item>
            <text:list-item>
              <text:p text:style-name="P486"><text:span text:style-name="T56">Incluindo o </text:span><text:span text:style-name="T90">shorthand </text:span><text:span text:style-name="T56">com o </text:span><text:span text:style-name="T90">repeat</text:span><text:span text:style-name="T56"> também é usado em </text:span><text:span text:style-name="T90">row.</text:span></text:p>
            </text:list-item>
          </text:list>
        </text:list-item>
      </text:list>
      <text:p text:style-name="P203"/>
      <text:list xml:id="list62338754472872" text:continue-numbering="true" text:style-name="L39">
        <text:list-item>
          <text:p text:style-name="P415">Grid-auto-rows</text:p>
          <text:list>
            <text:list-item>
              <text:p text:style-name="P442"><text:span text:style-name="T70">Se utilizarmos </text:span><text:span text:style-name="T69">pixel como unidade de medida no </text:span><text:span text:style-name="T98">auto-rows </text:span><text:span text:style-name="T70">notaremos que quando o conteúdo dentro dele for extenso demais ele transbordará.</text:span></text:p>
            </text:list-item>
            <text:list-item>
              <text:p text:style-name="P487"><text:span text:style-name="T56">Para isso utilizaremos uma funcionalidade chamada de </text:span><text:span text:style-name="T90">minmax() </text:span><text:span text:style-name="T56">como o próprio nome já sugere, trabalharemos com tamanhos mínimos e máximos. A sintaxe é a seguinte: </text:span><text:span text:style-name="T90">grid-auto-rows: minmax(210px, 100%)</text:span><text:span text:style-name="T56"> o primeiro valor é o mínimo e o segundo é o máximo. Fazendo com que o layout fique mais responsivo, parecido com o media query, só que é uma funcionalidade nativa do</text:span><text:span text:style-name="T90"> Grid.</text:span></text:p>
              <text:list>
                <text:list-item>
                  <text:p text:style-name="P487"><text:span text:style-name="T56">Quando ele chegar no mínimo não diminuirá mais e o scroll será ativado. Não necessariamente o segundo valor (máximo) tem que ser em porcentagem, podemos usar os pixels também.</text:span><text:span text:style-name="T90"> </text:span></text:p>
                </text:list-item>
              </text:list>
            </text:list-item>
          </text:list>
        </text:list-item>
      </text:list>
      <text:p text:style-name="P288"/>
      <text:p text:style-name="P159"/>
      <text:p text:style-name="P159"/>
      <text:p text:style-name="P159"/>
      <text:p text:style-name="P159"/>
      <text:p text:style-name="P159"/>
      <text:p text:style-name="P10"><text:soft-page-break/>Exercício de fixação #2</text:p>
      <text:list xml:id="list3186817206" text:style-name="L40">
        <text:list-item>
          <text:p text:style-name="P369">Nessa aula faremos o exercício proposto pelo professor!</text:p>
          <text:list>
            <text:list-item>
              <text:p text:style-name="P370">DICA: No <text:span text:style-name="T178">grid-auto-rows </text:span>também colocamos valor auto, para que ele acompanhe o tamanho conforme o conteúdo nele contido.</text:p>
            </text:list-item>
          </text:list>
        </text:list-item>
      </text:list>
      <text:p text:style-name="P201"/>
      <text:p text:style-name="P11">Manipulando linhas e colunas</text:p>
      <text:list xml:id="list763219407" text:style-name="L41">
        <text:list-item>
          <text:p text:style-name="P371">Primeira coisa que faremos no nosso layout de estudos é manipular o HTML, adicionando em cada <text:span text:style-name="T201">div</text:span> mais uma classe.</text:p>
        </text:list-item>
        <text:list-item>
          <text:p text:style-name="P371">Criaremos mais 3 divs para totalizarem 9.</text:p>
        </text:list-item>
        <text:list-item>
          <text:p text:style-name="P416">Entendendo grid-column:</text:p>
          <text:list>
            <text:list-item>
              <text:p text:style-name="P372">Essa funcionalidade basicamente fará com que definamos o tamanho da coluna. Sintaxe dela é <text:span text:style-name="T178">grid-column:1/4;</text:span></text:p>
              <text:list>
                <text:list-item>
                  <text:p text:style-name="P372">Ele conta e puxa o item de acordo com as linhas, fazendo com que o elemento expanda contando sempre começo e final de cada coluna.</text:p>
                </text:list-item>
                <text:list-item>
                  <text:p text:style-name="P372">Da mesma forma funciona se alterarmos o primeiro valor, passando para o navegador por exemplo que você quer que tal item comece aonde termina a coluna 2 e vá até a 4. sintaxe fica assim: <text:span text:style-name="T178">grid-column:2/4;</text:span></text:p>
                  <text:p text:style-name="P416"/>
                </text:list-item>
              </text:list>
            </text:list-item>
          </text:list>
        </text:list-item>
        <text:list-item>
          <text:p text:style-name="P443"><text:span text:style-name="T99">Entendendo grid-</text:span><text:span text:style-name="T100">row</text:span><text:span text:style-name="T99">:</text:span></text:p>
          <text:list>
            <text:list-item>
              <text:p text:style-name="P466"><text:span text:style-name="T109">E</text:span><text:span text:style-name="T108">le é basicamente irmão do </text:span><text:span text:style-name="T90">grid-column, </text:span><text:span text:style-name="T108">pois ele irá alterar de maneira bem parecida só que nas linhas.</text:span></text:p>
              <text:list>
                <text:list-item>
                  <text:p text:style-name="P467"><text:span text:style-name="T108">Os espaços de linha são de acordo com o frame que temos no </text:span><text:span text:style-name="T90">grid-template-columns.</text:span></text:p>
                </text:list-item>
                <text:list-item>
                  <text:p text:style-name="P373">Ou seja, como no nosso código temos 3 frames, significa que temos 4 linhas, se por um acaso tivéssemos 5 frames ele teria 6 linhas.</text:p>
                </text:list-item>
              </text:list>
            </text:list-item>
          </text:list>
        </text:list-item>
      </text:list>
      <text:p text:style-name="P204"/>
      <text:p text:style-name="P205">Em caso de dúvidas é sempre bom olhar na documentação, que estará disposta como link abaixo:</text:p>
      <text:p text:style-name="P233"><text:a xlink:type="simple" xlink:href="https://developer.mozilla.org/en-US/docs/Web/CSS/grid" text:style-name="Internet_20_link" text:visited-style-name="Visited_20_Internet_20_Link"><text:span text:style-name="T37">Documentação Grid Layout Mozilla</text:span></text:a></text:p>
      <text:p text:style-name="P285"/>
      <text:list xml:id="list1229996220" text:style-name="L42">
        <text:list-item>
          <text:p text:style-name="P425"><text:span text:style-name="T215">A</text:span><text:span text:style-name="T214">gora usaremos o grid-template-areas.</text:span></text:p>
          <text:list>
            <text:list-item>
              <text:p text:style-name="P426"><text:span text:style-name="T214">Ele é uma forma de simplificar o código, como um shorthand de </text:span><text:span text:style-name="T213">grid-column </text:span><text:span text:style-name="T214">e </text:span><text:span text:style-name="T213">grid-row.</text:span></text:p>
            </text:list-item>
            <text:list-item>
              <text:p text:style-name="P374">Sua sintaxe é basicamente essa:</text:p>
              <text:list>
                <text:list-item>
                  <text:p text:style-name="P417">grid-template-areas: “item1 item1 item1”;</text:p>
                </text:list-item>
              </text:list>
            </text:list-item>
            <text:list-item>
              <text:p text:style-name="P374">No nosso código vamos colocá-lo no container.</text:p>
            </text:list-item>
          </text:list>
        </text:list-item>
        <text:list-item>
          <text:p text:style-name="P426"><text:soft-page-break/><text:span text:style-name="T214">Ele é como um objeto, você colocar todas especificações desejadas e chama essa “função” diretamente na classe. </text:span><text:span text:style-name="T216">Veja abaixo:</text:span></text:p>
        </text:list-item>
      </text:list>
      <text:p text:style-name="P206"><draw:frame draw:style-name="fr1" draw:name="Figura10" text:anchor-type="char" svg:x="0.7cm" svg:y="0.243cm" svg:width="7.186cm" svg:height="6.473cm" draw:z-index="52"><draw:image xlink:href="Pictures/10000001000001890000016231ED6BEB6C02C37D.png" xlink:type="simple" xlink:show="embed" xlink:actuate="onLoad" draw:mime-type="image/png"/></draw:frame></text:p>
      <text:p text:style-name="P234"><text:span text:style-name="T71"><text:s/></text:span><text:span text:style-name="T217">Neste caso usamos 3 vezes o item um para indicar que queremos que ele ocupe todas as colunas que designamos no </text:span><text:span text:style-name="T218">grid-template-columns </text:span><text:span text:style-name="T217">que no nosso caso é 3fr, se fosse mais bastaria adicionais mais vezes ele se repetindo!</text:span></text:p>
      <text:p text:style-name="P289"/>
      <text:p text:style-name="P289"/>
      <text:p text:style-name="P289"/>
      <text:p text:style-name="P289"/>
      <text:p text:style-name="P289"/>
      <text:p text:style-name="P289"/>
      <text:list xml:id="list302812249" text:style-name="L43">
        <text:list-item>
          <text:p text:style-name="P444"><text:span text:style-name="T71">B</text:span><text:span text:style-name="T72">asicamente nos desenharemos o layout em forma de texto acompanhe as imagens e tenta encaixar a figura nas linhas de código, na sua cabeça mesmo:</text:span></text:p>
        </text:list-item>
      </text:list>
      <text:p text:style-name="P207"><draw:frame draw:style-name="fr1" draw:name="Figura12" text:anchor-type="char" svg:x="3.186cm" svg:y="0.376cm" svg:width="5.636cm" svg:height="9.079cm" draw:z-index="54"><draw:image xlink:href="Pictures/10000001000000D5000000E1597563CD24FAEF4A.png" xlink:type="simple" xlink:show="embed" xlink:actuate="onLoad" draw:mime-type="image/png"/></draw:frame></text:p>
      <text:p text:style-name="P207"/>
      <text:p text:style-name="P207"><draw:frame draw:style-name="fr1" draw:name="Figura11" text:anchor-type="char" svg:x="9.754cm" svg:y="0.049cm" svg:width="5.472cm" svg:height="8.283cm" draw:z-index="53"><draw:image xlink:href="Pictures/10000001000001BC000002D665DACE8C9229A45D.png" xlink:type="simple" xlink:show="embed" xlink:actuate="onLoad" draw: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list xml:id="list62337438623060" text:continue-numbering="true" text:style-name="L43">
        <text:list-item>
          <text:p text:style-name="P375">Note que seria a mesma coisa se juntássemos em bloco todos os items que tivessem o mesmo nome!</text:p>
        </text:list-item>
        <text:list-item>
          <text:p text:style-name="P488"><text:soft-page-break/><text:span text:style-name="T56">Porém em questão de responsividade, o </text:span><text:span text:style-name="T90">grid</text:span><text:span text:style-name="T56"> não é tão preciso e adáptavel como o </text:span><text:span text:style-name="T90">Flexbox, </text:span><text:span text:style-name="T56">usando o flex wrap por exemplo, logo teremos que trabalhar toda responsividade dele na mão.</text:span></text:p>
        </text:list-item>
      </text:list>
      <text:p text:style-name="P209"/>
      <text:p text:style-name="P12">Apresentando Exercício de Grid</text:p>
      <text:list xml:id="list753150132" text:style-name="L44">
        <text:list-item>
          <text:p text:style-name="P376">Aula prática, criando o exercício de Grid Layout.</text:p>
        </text:list-item>
      </text:list>
      <text:p text:style-name="P208"/>
      <text:p text:style-name="P128"><text:span text:style-name="T197">Apresentando Exercício </text:span><text:span text:style-name="T198">Final de Flexbox + Grid</text:span></text:p>
      <text:list xml:id="list62338709270879" text:continue-numbering="true" text:style-name="L44">
        <text:list-item>
          <text:p text:style-name="P445"><text:span text:style-name="T73">Aula prática, criando o exercício </text:span><text:span text:style-name="T74">final</text:span><text:span text:style-name="T73">.</text:span></text:p>
        </text:list-item>
        <text:list-item>
          <text:p text:style-name="P461"><text:span text:style-name="T110">A</text:span><text:span text:style-name="T108">notações de revisões:</text:span></text:p>
          <text:list>
            <text:list-item>
              <text:p text:style-name="P468"><text:span text:style-name="T108">Rever o shorthand </text:span><text:span text:style-name="T90">flex;</text:span></text:p>
            </text:list-item>
          </text:list>
        </text:list-item>
      </text:list>
      <text:p text:style-name="P160"/>
      <text:p text:style-name="P261"><text:span text:style-name="T131">1</text:span><text:span text:style-name="T135">3</text:span><text:span text:style-name="T132">/</text:span><text:span text:style-name="T133">10</text:span><text:span text:style-name="T132">/2022 </text:span><text:span text:style-name="T135">quinta</text:span><text:span text:style-name="T134">-feira</text:span></text:p>
      <text:p text:style-name="P13">Finalização do módulo!!! <draw:frame draw:style-name="fr4" draw:name="Figura13" text:anchor-type="as-char" svg:width="0.529cm" svg:height="0.529cm" draw:z-index="0"><draw:image xlink:href="Pictures/100000010000004000000040F8184E217637A7CF.png" xlink:type="simple" xlink:show="embed" xlink:actuate="onLoad" draw:mime-type="image/png"/><svg:title>metal</svg:title></draw:frame></text:p>
      <text:p text:style-name="P210">Finalizando o módulo, criado e corrigido os exercícios, e dado o push para o <text:span text:style-name="T178">GitHub.</text:span></text:p>
      <text:p text:style-name="P225"/>
      <text:p text:style-name="P262"><text:span text:style-name="T131">1</text:span><text:span text:style-name="T136">4</text:span><text:span text:style-name="T132">/</text:span><text:span text:style-name="T133">10</text:span><text:span text:style-name="T132">/2022 </text:span><text:span text:style-name="T136">sexta</text:span><text:span text:style-name="T134">-feira</text:span></text:p>
      <text:p text:style-name="P14">Módulo Sass</text:p>
      <text:list xml:id="list641557076" text:style-name="L45">
        <text:list-item>
          <text:p text:style-name="P418">Visão geral do módulo:</text:p>
          <text:list>
            <text:list-item>
              <text:p text:style-name="P377">O que precisaremos para fazer esse curso?</text:p>
              <text:list>
                <text:list-item>
                  <text:p text:style-name="P377">Primeiramente precisaremos de <text:span text:style-name="T178">Npm</text:span>;</text:p>
                </text:list-item>
                <text:list-item>
                  <text:p text:style-name="P446"><text:span text:style-name="T75">E também precisaremos de um certo conhecimento em </text:span><text:span text:style-name="T101">CSS</text:span><text:span text:style-name="T75">, sendo suficiente o que vimos até agora no curso.</text:span></text:p>
                </text:list-item>
              </text:list>
            </text:list-item>
            <text:list-item>
              <text:p text:style-name="P377">O que iremos aprender?</text:p>
              <text:list>
                <text:list-item>
                  <text:p text:style-name="P489"><text:span text:style-name="T56">Iremos aprender como usar as variáveis do </text:span><text:span text:style-name="T90">SASS;</text:span></text:p>
                </text:list-item>
                <text:list-item>
                  <text:p text:style-name="P377">O que é e como usar o nesting;</text:p>
                </text:list-item>
                <text:list-item>
                  <text:p text:style-name="P377">Organizar o código com imports;</text:p>
                </text:list-item>
                <text:list-item>
                  <text:p text:style-name="P377">Como melhorar o aproveitamento do código com mixin;</text:p>
                </text:list-item>
                <text:list-item>
                  <text:p text:style-name="P377">Como usar e aproveitar heranças / extend;</text:p>
                </text:list-item>
                <text:list-item>
                  <text:p text:style-name="P377">Como deixar o código mais limpo;</text:p>
                </text:list-item>
                <text:list-item>
                  <text:p text:style-name="P469"><text:span text:style-name="T108">O que são e como usar as funções </text:span><text:span text:style-name="T90">SASS;</text:span></text:p>
                </text:list-item>
                <text:list-item>
                  <text:p text:style-name="P377">Como otimizar o site com minify.</text:p>
                </text:list-item>
              </text:list>
            </text:list-item>
          </text:list>
        </text:list-item>
      </text:list>
      <text:p text:style-name="P212"/>
      <text:p text:style-name="P15"><text:soft-page-break/>O que é e como funciona o Sass</text:p>
      <text:p text:style-name="P213">Basicamente ele é uma ferramenta que usaremos principalmente para desenvolvimento de Front-End com o CSS.</text:p>
      <text:list xml:id="list1909721977" text:style-name="L46">
        <text:list-item>
          <text:p text:style-name="P424"><text:span text:style-name="T220">SASS é uma abreviação de </text:span><text:span text:style-name="T221">Syntactically Awesome StyleSheets </text:span><text:span text:style-name="T220">(Folha de estilo sintaticamente incrível);</text:span></text:p>
        </text:list-item>
        <text:list-item>
          <text:p text:style-name="P378">Ele é pré-processado, ou seja, não usamos diretamente o SASS, nós escrevemos o nosso código diretamente em SASS e posteriormente ele vira CSS;</text:p>
          <text:list>
            <text:list-item>
              <text:p text:style-name="P424"><text:span text:style-name="T220">Existem dois modelos de SASS, o </text:span><text:span text:style-name="T221">Sass </text:span><text:span text:style-name="T220">e o </text:span><text:span text:style-name="T221">Scss</text:span><text:span text:style-name="T220">.</text:span></text:p>
            </text:list-item>
          </text:list>
        </text:list-item>
        <text:list-item>
          <text:p text:style-name="P424"><text:span text:style-name="T220">Ele é algo que facilita muito a </text:span><text:span text:style-name="T221">organização</text:span><text:span text:style-name="T220"> do nosso código;</text:span></text:p>
          <text:list>
            <text:list-item>
              <text:p text:style-name="P378">Facilidades (variáveis, imports, funções);</text:p>
            </text:list-item>
          </text:list>
        </text:list-item>
        <text:list-item>
          <text:p text:style-name="P378">Processa o arquivo – através de uma linha de comando, no final obteremos o nosso CSS.</text:p>
        </text:list-item>
      </text:list>
      <text:p text:style-name="P213"/>
      <text:p text:style-name="P16">Instalando npm no Ubuntu</text:p>
      <text:list xml:id="list4128411227" text:style-name="L47">
        <text:list-item>
          <text:p text:style-name="P379">npm é um gerenciador de pacotes, através dele instalaremos coisas extremamente importantes tanto para Front, quanto para Back-End. Utilizaremos muito ele no decorrer de nossas carreiras.</text:p>
        </text:list-item>
      </text:list>
      <text:p text:style-name="P211"/>
      <text:p text:style-name="P17">Instalação e configuração do Sass</text:p>
      <text:list xml:id="list1673748364" text:style-name="L48">
        <text:list-item>
          <text:p text:style-name="P380">Aula em vídeo apenas para instalação e configuração do SASS.</text:p>
        </text:list-item>
        <text:list-item>
          <text:p text:style-name="P447"><text:span text:style-name="T76">Basicamente após a instalação do </text:span><text:span text:style-name="T122">nvm, node </text:span><text:span text:style-name="T76">criaremos uma pasta para instalarmos o </text:span><text:span text:style-name="T102">Sass</text:span><text:span text:style-name="T76"> de forma global e dentro dela criaremos um arquivo </text:span><text:span text:style-name="T102">index.html </text:span><text:span text:style-name="T76">para começarmos usar o Sass.</text:span></text:p>
        </text:list-item>
        <text:list-item>
          <text:p text:style-name="P490"><text:span text:style-name="T56">Após os passos acima, criaremos outra pasta com o nome </text:span><text:span text:style-name="T90">sass</text:span><text:span text:style-name="T56"> e dentro dela criaremos o arquivo </text:span><text:span text:style-name="T119">style.scss.</text:span></text:p>
        </text:list-item>
      </text:list>
      <text:p text:style-name="P221"/>
      <text:list xml:id="list62337859718609" text:continue-numbering="true" text:style-name="L48">
        <text:list-item>
          <text:p text:style-name="P381">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491"><text:span text:style-name="T76">B</text:span><text:span text:style-name="T56">asicamente o comando é </text:span><text:span text:style-name="T119">sass - -watch </text:span><text:span text:style-name="T56">esse é o comando que passaremos para o node seguido das informações de pastas onde se encontra o arquivo a ser processado, por exemplo: </text:span><text:span text:style-name="T119">sass - -whatch sass/style.s</text:span><text:span text:style-name="T125">cs</text:span><text:span text:style-name="T119">s </text:span><text:span text:style-name="T56">e após isso criamos uma nova pasta com o código anterior seguido de dois pontos o nome </text:span><text:soft-page-break/><text:span text:style-name="T56">da pasta e o conteúdo ficando assim: <text:s/></text:span><text:span text:style-name="T119">sass - -whatch sass/style.s</text:span><text:span text:style-name="T125">c</text:span><text:span text:style-name="T119">ss:style/</text:span><text:span text:style-name="T123">style.</text:span><text:span text:style-name="T119">css</text:span></text:p>
            </text:list-item>
          </text:list>
        </text:list-item>
        <text:list-item>
          <text:p text:style-name="P492"><text:span text:style-name="T126">O comando sass - - watch faz com que ele comece a monitorar uma pasta que você deseja e após passar todos os parâmetros para o node, ele cria a pasta com o arquivo e tudo que colocamos no sass ele converte em código </text:span><text:span text:style-name="T127">CSS.</text:span></text:p>
        </text:list-item>
        <text:list-item>
          <text:p text:style-name="P421">Para facilitar instale no VS-Code a extensão SASS.</text:p>
        </text:list-item>
      </text:list>
      <text:p text:style-name="P161"/>
      <text:p text:style-name="P18">Entendendo variáveis com Sass</text:p>
      <text:p text:style-name="P60"><text:span text:style-name="T138">Nesta aula nós vamos aprender e entender como funciona e como usar as variáveis do </text:span><text:span text:style-name="T143">Sass.</text:span></text:p>
      <text:p text:style-name="P214">Maior parte desta aula é em vídeo e hands on.</text:p>
      <text:list xml:id="list2190703599" text:style-name="L49">
        <text:list-item>
          <text:p text:style-name="P382">$ - Usamos o cifrão para criar uma variável.</text:p>
        </text:list-item>
        <text:list-item>
          <text:p text:style-name="P382">Após este cifrão, colocamos o nome da variável.</text:p>
          <text:list>
            <text:list-item>
              <text:p text:style-name="P382">Criamos a variável e demos as características que queremos nela, após para usá-la basta seguir e colocar a variável no lugar da cor por exemplo.</text:p>
            </text:list-item>
          </text:list>
        </text:list-item>
      </text:list>
      <text:p text:style-name="P215"><draw:frame draw:style-name="fr1" draw:name="Figura14" text:anchor-type="char" svg:x="2.35cm" svg:y="0.536cm" svg:width="12.303cm" svg:height="4.815cm" draw:z-index="55"><draw:image xlink:href="Pictures/10000001000001D1000000B689CB0449B177B210.png" xlink:type="simple" xlink:show="embed" xlink:actuate="onLoad" draw:mime-type="image/png"/></draw:frame></text:p>
      <text:p text:style-name="P227"/>
      <text:p text:style-name="P227"/>
      <text:p text:style-name="P227"/>
      <text:p text:style-name="P227"/>
      <text:p text:style-name="P227"/>
      <text:p text:style-name="P215"/>
      <text:p text:style-name="P215"/>
      <text:p text:style-name="P264"><text:span text:style-name="T131">1</text:span><text:span text:style-name="T137">7</text:span><text:span text:style-name="T132">/</text:span><text:span text:style-name="T133">10</text:span><text:span text:style-name="T132">/2022 </text:span><text:span text:style-name="T137">segunda</text:span><text:span text:style-name="T134">-feira</text:span></text:p>
      <text:p text:style-name="P21">O que é nesting e como usar</text:p>
      <text:p text:style-name="P216">O que é o Nesting?<draw:frame draw:style-name="fr1" draw:name="Figura15" text:anchor-type="char" svg:x="9.329cm" svg:y="0.402cm" svg:width="8.017cm" svg:height="3.955cm" draw:z-index="56"><draw:image xlink:href="Pictures/10000001000001B6000000D823B7BDAD341CFB2F.png" xlink:type="simple" xlink:show="embed" xlink:actuate="onLoad" draw:mime-type="image/png"/></draw:frame></text:p>
      <text:p text:style-name="P216"><text:tab/>Quando você vai fazer o uso de </text:p>
      <text:p text:style-name="P216">nvm install 16.16.0 introduções no elemento, ou seja no CSS </text:p>
      <text:p text:style-name="P216">convencional nós usaríamos o tradicional </text:p>
      <text:p text:style-name="P216">nome da classe seguido dos parâmetros que </text:p>
      <text:p text:style-name="P216">gostaríamos de alterar, como na imagem:</text:p>
      <text:p text:style-name="P216"><text:soft-page-break/></text:p>
      <text:p text:style-name="P216">Com o <text:span text:style-name="T178">Nesting</text:span> conseguimos melhorar isso, evitando a reescritura de códigos apenas direcionando dentro da própria classe, como na imagem a seguir:</text:p>
      <text:p text:style-name="P216"/>
      <text:p text:style-name="P216"><draw:frame draw:style-name="fr3" draw:name="Figura16" text:anchor-type="char" svg:width="11.509cm" svg:height="6.244cm" draw:z-index="57"><draw:image xlink:href="Pictures/10000001000001B3000000ECC244767C0F2301B2.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35"><text:span text:style-name="T77">Ou seja, independente dos elementos <text:tab/>que estiverem dentro dessa div, conseguimos otimizar a escrita de código no SASS com o </text:span><text:span text:style-name="T103">Nesting. </text:span><text:span text:style-name="T78">Isso é simplesmente fantástico para nós que queremos otimizar tempo, código e escrever menos linhas, é pra isso que serve o SASS.</text:span></text:p>
      <text:p text:style-name="P217"/>
      <text:p text:style-name="P236"><text:span text:style-name="T78">Agora vejamos como ele funcionaria em botões, por exemplo, digamos que queremos colocar um </text:span><text:span text:style-name="T124">hover</text:span><text:span text:style-name="T78"> no nosso botão. Basta então usarmos o </text:span><text:span text:style-name="T104">&amp; </text:span><text:span text:style-name="T78">seguido dos dois pontos e da palavra hover e dentro dele colocaremos os parâmetros que queremos, ainda </text:span><text:span text:style-name="T79">aninhado em button</text:span><text:span text:style-name="T78">, desta forma:</text:span></text:p>
      <text:p text:style-name="P236"><draw:frame draw:style-name="fr1" draw:name="Figura17" text:anchor-type="char" svg:x="0.093cm" svg:y="0.249cm" svg:width="7.184cm" svg:height="7.978cm" draw:z-index="58"><draw:image xlink:href="Pictures/10000001000001C5000001F77271240BEC935D5D.png" xlink:type="simple" xlink:show="embed" xlink:actuate="onLoad" draw:mime-type="image/png"/></draw:frame></text:p>
      <text:p text:style-name="P236"/>
      <text:p text:style-name="P236"><text:tab/><text:span text:style-name="T226">Ou seja, o </text:span><text:span text:style-name="T182">nesting</text:span><text:span text:style-name="T171">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13"/>
      <text:p text:style-name="P313"/>
      <text:p text:style-name="P313"/>
      <text:p text:style-name="P313"/>
      <text:p text:style-name="P313"/>
      <text:p text:style-name="P313"/>
      <text:p text:style-name="P313"/>
      <text:p text:style-name="P313"/>
      <text:p text:style-name="P313"><text:soft-page-break/></text:p>
      <text:p text:style-name="P19">Organizando o código com import</text:p>
      <text:p text:style-name="P290"><text:span text:style-name="T165">Primeiramente separamos por pastas para melhor organização dentro da pasta </text:span>Sass<text:span text:style-name="T165"> separamos por pasta de cores, home que dentro estarão arquivos </text:span>scss<text:span text:style-name="T165"> com valores a importar dentro do arquivo desejado.</text:span></text:p>
      <text:p text:style-name="P291"><text:span text:style-name="T165">Após criarmos todos nossos imports em arquivos separados, como se fosse um banco de dados de estilização, eles sempre serão carregados em nosso arquivo principal o </text:span>style.scss.<text:span text:style-name="T165"> </text:span><text:span text:style-name="T172">É aqui que ficará toda a organização do nosso site inteiro.</text:span></text:p>
      <text:p text:style-name="P292"><text:span text:style-name="T165">Atente-se pois existem hierarquias em folhas de estilo, por exemplo a nossa home tem carregada nossa primeira cor da pasta colors dentro do seu arquivo, logo, temos que colocar no documento principal como primeiro </text:span>import<text:span text:style-name="T165"> o arquivo da pasta </text:span>colors, <text:span text:style-name="T165">pois se for ao contrário o arquivo não irá carregar e as cores não serão acessadas. Isto serve para quaisquer variáveis.</text:span></text:p>
      <text:p text:style-name="P297"/>
      <text:p text:style-name="P237"><text:span text:style-name="T227">PS: Não se esqueça de colocar o arquivo Sass para ficar observando, no nosso terminal como explicamos na aula de </text:span><text:span text:style-name="T228">Instalação e configuração do Sass </text:span><text:s/></text:p>
      <text:p text:style-name="P237"/>
      <text:p text:style-name="P307">“Após essa aula testei algumas estilizações pessoais para incrementar mais meu código e fixar o conteúdo.”</text:p>
      <text:p text:style-name="P307"/>
      <text:p text:style-name="P20">Aproveitamento de código com mixin</text:p>
      <text:p text:style-name="P296">Nesta aula veremos como deixar o nosso código mais bem aproveitado, mais otimizado com o <text:span text:style-name="T178">mixin </text:span>isso não serve para todos os momentos lembrando de antemão. Isso vai depender de quando iremos utilizar o mixin.</text:p>
      <text:p text:style-name="P296"/>
      <text:p text:style-name="P293">PS: Mesmo o professor não usando os imports nesta aula eu decidi criar meus próprios imports para já ir treinando.</text:p>
      <text:p text:style-name="P293"/>
      <text:p text:style-name="P238"><text:span text:style-name="T229">Para criarmos o </text:span><text:span text:style-name="T231">mixin </text:span><text:span text:style-name="T229">é bem simples, primeiramente você tem que saber o que usará no mixin, nesta aula usaremos cor, font-size e font-family. O </text:span><text:span text:style-name="T231">mixin</text:span><text:span text:style-name="T229"> basicamente serve para que possamos mixar informações em um único bloco deixando elas muito mais simples de serem utilizadas. Então para criar você vai </text:span><text:span text:style-name="T230">colocar como o import na parte superior do documento principal o </text:span><text:span text:style-name="T232">@mixin</text:span><text:span text:style-name="T230"> seguido do nome que vamos dar ao nosso mixin e após colocaremos os parênteses como uma função em javascript, e dentro dela passaremos as variáveis. Desta forma:</text:span></text:p>
      <text:p text:style-name="P298"><draw:frame draw:style-name="fr1" draw:name="Figura18" text:anchor-type="char" svg:x="1.247cm" svg:y="0.321cm" svg:width="14.506cm" svg:height="1.93cm" draw:z-index="59"><draw:image xlink:href="Pictures/10000001000002BB0000005D0215DD21D56FA48C.png" xlink:type="simple" xlink:show="embed" xlink:actuate="onLoad" draw:mime-type="image/png"/></draw:frame></text:p>
      <text:p text:style-name="P298"><text:soft-page-break/></text:p>
      <text:p text:style-name="P298">Dentro dos colchetes passaremos os nomes das variáveis e o valor exatamente assim:</text:p>
      <text:p text:style-name="P308">color: $color;</text:p>
      <text:p text:style-name="P310"><text:span text:style-name="T233">font-size:</text:span><text:span text:style-name="T234"> $font-size</text:span><text:span text:style-name="T233">;</text:span></text:p>
      <text:p text:style-name="P309">font-family: $font-family;</text:p>
      <text:p text:style-name="P309"/>
      <text:p text:style-name="P314"><text:span text:style-name="T233">E para usarmos o </text:span><text:span text:style-name="T235">mixin</text:span><text:span text:style-name="T233"> dentro do nosso código usaremos o </text:span><text:span text:style-name="T235">@include </text:span><text:span text:style-name="T233">seguido do nome do mixin.</text:span></text:p>
      <text:p text:style-name="P299"/>
      <text:p text:style-name="P263"><text:span text:style-name="T144">1</text:span><text:span text:style-name="T154">8</text:span><text:span text:style-name="T144">/</text:span><text:span text:style-name="T154">10</text:span><text:span text:style-name="T144">/2022 </text:span><text:span text:style-name="T154">terça</text:span><text:span text:style-name="T145">-feira</text:span></text:p>
      <text:p text:style-name="P244"/>
      <text:p text:style-name="P45"><text:span text:style-name="T248">Usar e aproveitar heranças/extends</text:span> </text:p>
      <text:p text:style-name="P57"><text:span text:style-name="T237">A herança é muito parecida com nesting só que usamos na sintaxe o </text:span><text:span text:style-name="T239">&amp;. </text:span><text:span text:style-name="T237">(E comercial seguido do ponto e o nome da outra classe).</text:span></text:p>
      <text:p text:style-name="P300"/>
      <text:p text:style-name="P294">PS: Lembrando que estou usando a técnica de imports e variáveis aprendidas nas aulas anteriores, porém o professor não fez desta forma para a aula não se estender muito.</text:p>
      <text:p text:style-name="P294"/>
      <text:p text:style-name="P61"><text:span text:style-name="T239">Já o extend funciona de maneira contrária, dentro da própria classe chamamos o elemento pai com o </text:span><text:span text:style-name="T240">@extend</text:span><text:span text:style-name="T239">. Desta maneira!</text:span></text:p>
      <text:p text:style-name="P301"><draw:frame draw:style-name="fr1" draw:name="Figura19" text:anchor-type="char" svg:x="5.801cm" svg:y="0.122cm" svg:width="11.113cm" svg:height="3.836cm" draw:z-index="60"><draw:image xlink:href="Pictures/10000001000001A400000091178BD272D3D829AA.png" xlink:type="simple" xlink:show="embed" xlink:actuate="onLoad" draw:mime-type="image/png"/></draw:frame></text:p>
      <text:p text:style-name="P63"><text:span text:style-name="T239">@extend .nome-da-classe</text:span><text:span text:style-name="T243"> </text:span></text:p>
      <text:p text:style-name="P302"/>
      <text:p text:style-name="P63"><text:span text:style-name="T243">Aqui nós pegamos as configurações da classe </text:span><text:span text:style-name="T244">btn </text:span><text:span text:style-name="T243">e extendemos ela para essa nova classe.</text:span></text:p>
      <text:p text:style-name="P302"/>
      <text:p text:style-name="P64"><text:span text:style-name="T243">A diferença entre eles é que em uma no html não temos a classe </text:span><text:span text:style-name="T244">btn</text:span><text:span text:style-name="T243"> então extendemos ela para o </text:span><text:span text:style-name="T244">extend. </text:span><text:span text:style-name="T243">Já na herança temos a classe btn e a codificamos através dos filhos como no </text:span><text:span text:style-name="T244">nesting.</text:span></text:p>
      <text:p text:style-name="P295"/>
      <text:p text:style-name="P58">Deixando o código mais limpo – Boas práticas</text:p>
      <text:p text:style-name="P303">Aula mais voltada a dar algumas dicas sobre como deixar o código mais limpo, as boas práticas da programação.</text:p>
      <text:p text:style-name="P303"/>
      <text:p text:style-name="P65"><text:soft-page-break/><text:span text:style-name="T243">Separando por pastas e arquivos específicos para cada parte da página, no </text:span><text:span text:style-name="T239">style.scss</text:span><text:span text:style-name="T243"> utilizamos apenas os </text:span><text:span text:style-name="T244">@import </text:span><text:span text:style-name="T243">para monitorar cada parte específica do site, fazendo com que fique mais limpo e mais claro quando precisarmos fazer manutenções na página.</text:span></text:p>
      <text:p text:style-name="P304"/>
      <text:p text:style-name="P265"><text:span text:style-name="T155">07</text:span><text:span text:style-name="T144">/</text:span><text:span text:style-name="T155">11</text:span><text:span text:style-name="T144">/2022 </text:span><text:span text:style-name="T155">segunda</text:span><text:span text:style-name="T145">-feira</text:span></text:p>
      <text:p text:style-name="P245"/>
      <text:p text:style-name="P59">Revisão da parte incial do Sass</text:p>
      <text:p text:style-name="P59"/>
      <text:p text:style-name="P265"><text:span text:style-name="T155">08</text:span><text:span text:style-name="T144">/</text:span><text:span text:style-name="T155">11</text:span><text:span text:style-name="T144">/2022 </text:span><text:span text:style-name="T155">terça</text:span><text:span text:style-name="T145">-feira</text:span></text:p>
      <text:p text:style-name="P245"/>
      <text:p text:style-name="P131"><text:span text:style-name="T195">O que </text:span><text:span text:style-name="T196">são e como usar as funções do Sass</text:span></text:p>
      <text:p text:style-name="P305">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3"> </text:span></text:p>
      <text:p text:style-name="P66"><text:span text:style-name="T243">Nesta aula por exemplo usaremos uma função de cor, que estará no link do W3C Schools, mais precisamente </text:span><text:span text:style-name="T244">Sass Manipulate Color Functions</text:span><text:span text:style-name="T243">.</text:span></text:p>
      <text:p text:style-name="P67"><text:span text:style-name="T243">A partir do </text:span><text:span text:style-name="T244">mix</text:span><text:span text:style-name="T243"> criamos e testamos algumas cores sua sintaxe é simples:</text:span></text:p>
      <text:p text:style-name="P306"/>
      <text:list xml:id="list1725153882" text:style-name="L50">
        <text:list-item>
          <text:p text:style-name="P448"><text:span text:style-name="T3">mix(</text:span><text:span text:style-name="Emphasis"><text:span text:style-name="T236">color1</text:span></text:span><text:span text:style-name="T3">, </text:span><text:span text:style-name="Emphasis"><text:span text:style-name="T236">color2</text:span></text:span><text:span text:style-name="T3">, </text:span><text:span text:style-name="Emphasis"><text:span text:style-name="T236">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2338517952721" text:continue-numbering="true" text:style-name="L50">
        <text:list-item>
          <text:p text:style-name="P493"><text:span text:style-name="T5">A</text:span><text:span text:style-name="T4">gora na prática aprenderemos como criar nossa própria função.</text:span></text:p>
          <text:list>
            <text:list-item>
              <text:p text:style-name="P494">Para criarmos nossa própria função a sintaxe é:</text:p>
            </text:list-item>
          </text:list>
        </text:list-item>
      </text:list>
      <text:p text:style-name="P78"><text:tab/></text:p>
      <text:p text:style-name="P78"><draw:frame draw:style-name="fr2" draw:name="Figura20" text:anchor-type="char" svg:width="13.441cm" svg:height="4.457cm" draw:z-index="61"><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15"><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16"><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16"><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17"><text:span text:style-name="T8">E para chamarmos essa função, basta usarmos o </text:span><text:span text:style-name="T9">@mixin, </text:span><text:span text:style-name="T8">onde dentro dos parênteses colocaremos uma cor usando uma variável, que será inserida no background.</text:span></text:p>
      <text:p text:style-name="P239"><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1" draw:name="Figura21" text:anchor-type="char" svg:x="1.715cm" svg:y="0.243cm" svg:width="13.573cm" svg:height="5.98cm" draw:z-index="62"><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19"><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49">C</text:span>omo deixar o site mais rápido com minify</text:p>
      <text:p text:style-name="P81"><text:span text:style-name="T238">Nessa aula aprenderemos com funciona e como usar o </text:span><text:span text:style-name="T245">minify</text:span><text:span text:style-name="T238"> usaremos o arquivo da aula de </text:span><text:span text:style-name="T247">boas práticas. </text:span></text:p>
      <text:p text:style-name="P102"><text:span text:style-name="T245">Bom como sabemos o </text:span><text:span text:style-name="T241">Sass</text:span><text:span text:style-name="T245">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02"><text:soft-page-break/><text:span text:style-name="T245">Bom para poder deixar o CSS minificado é simples, batsta colocarmos o caminho sem o –</text:span><text:span text:style-name="T241">watch. </text:span><text:span text:style-name="T246">Porém no final do comando colocaremos –</text:span><text:span text:style-name="T242">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266"><text:span text:style-name="T155">0</text:span><text:span text:style-name="T156">9</text:span><text:span text:style-name="T144">/</text:span><text:span text:style-name="T155">11</text:span><text:span text:style-name="T144">/2022 </text:span><text:span text:style-name="T157">quarta</text:span><text:span text:style-name="T145">-feira</text:span></text:p>
      <text:p text:style-name="P246"/>
      <text:p text:style-name="P83"><text:span text:style-name="T249">M</text:span>ódulo Bootstrap</text:p>
      <text:list xml:id="list62338052960595" text:continue-list="list641557076" text:style-name="L45">
        <text:list-item>
          <text:p text:style-name="P419">Visão geral do módulo:</text:p>
          <text:list>
            <text:list-item>
              <text:p text:style-name="P495">Bem vindo ao módulo de Bootstrap;</text:p>
            </text:list-item>
            <text:list-item>
              <text:p text:style-name="P495">O que precisaremos para esse módulo;</text:p>
              <text:list>
                <text:list-item>
                  <text:p text:style-name="P495">Npm;</text:p>
                </text:list-item>
                <text:list-item>
                  <text:p text:style-name="P495">Conhecimentos em CSS;</text:p>
                </text:list-item>
                <text:list-item>
                  <text:p text:style-name="P495">Conhecimentos em Sass.</text:p>
                </text:list-item>
              </text:list>
            </text:list-item>
            <text:list-item>
              <text:p text:style-name="P495">O que iremos ver nesse módulo;</text:p>
              <text:list>
                <text:list-item>
                  <text:p text:style-name="P495">O que é Bootstrap e para que serve;</text:p>
                </text:list-item>
                <text:list-item>
                  <text:p text:style-name="P495">Como instalar e usar Bootstrap;</text:p>
                </text:list-item>
                <text:list-item>
                  <text:p text:style-name="P495">Textos no Bootstrap;</text:p>
                </text:list-item>
                <text:list-item>
                  <text:p text:style-name="P495">Usando botões de forma simples;</text:p>
                </text:list-item>
                <text:list-item>
                  <text:p text:style-name="P495">O que são e como usar os cards;</text:p>
                </text:list-item>
                <text:list-item>
                  <text:p text:style-name="P495">O que é e como podemos usar o grid;</text:p>
                  <text:list>
                    <text:list-item>
                      <text:p text:style-name="P497">Parte prática do grid.</text:p>
                    </text:list-item>
                  </text:list>
                </text:list-item>
                <text:list-item>
                  <text:p text:style-name="P497">Usando imagens de forma inteligente / utilidades extras;</text:p>
                </text:list-item>
                <text:list-item>
                  <text:p text:style-name="P497">Criando um formulário de maneira simples e prática;</text:p>
                </text:list-item>
                <text:list-item>
                  <text:p text:style-name="P497">Manipulando elementos Bootstrap com Sass;</text:p>
                </text:list-item>
                <text:list-item>
                  <text:p text:style-name="P497">Exercício – Criando nossa landing page;</text:p>
                </text:list-item>
                <text:list-item>
                  <text:p text:style-name="P497">Ícones gratuitos e estilizados do bootstrap;</text:p>
                </text:list-item>
                <text:list-item>
                  <text:p text:style-name="P497">Como usar avisos e alerts do bootstrap;</text:p>
                </text:list-item>
                <text:list-item>
                  <text:p text:style-name="P497">Como usar e manipular carrossel com o bootstrap;</text:p>
                </text:list-item>
                <text:list-item>
                  <text:p text:style-name="P497">O que é e como funciona o scrollspy;</text:p>
                </text:list-item>
                <text:list-item>
                  <text:p text:style-name="P497">Fazendo uma navbar com o bootstrap;</text:p>
                </text:list-item>
                <text:list-item>
                  <text:p text:style-name="P498">Ferramentas extras – Overview;</text:p>
                </text:list-item>
                <text:list-item>
                  <text:p text:style-name="P498">Biblioteca de animação de texto;</text:p>
                </text:list-item>
                <text:list-item>
                  <text:p text:style-name="P498"><text:soft-page-break/>Exercício – Página inspirada na página da spaceX;</text:p>
                </text:list-item>
                <text:list-item>
                  <text:p text:style-name="P498">O que aprendemos?</text:p>
                </text:list-item>
              </text:list>
            </text:list-item>
          </text:list>
        </text:list-item>
      </text:list>
      <text:p text:style-name="P106"/>
      <text:p text:style-name="P103"><text:span text:style-name="T250">O que é e como funciona </text:span>Bootstrap</text:p>
      <text:list xml:id="list2650422931" text:style-name="L51">
        <text:list-item>
          <text:p text:style-name="P499">Framework Front-End;</text:p>
        </text:list-item>
        <text:list-item>
          <text:p text:style-name="P499">Facilita e agiliza a criação da parte front-end;</text:p>
        </text:list-item>
        <text:list-item>
          <text:p text:style-name="P499">Ajuda na responsividade do site de maneira fácil, apenas com divs;</text:p>
        </text:list-item>
        <text:list-item>
          <text:p text:style-name="P499">Na versão atual totalmente customizável e simplificado;</text:p>
        </text:list-item>
        <text:list-item>
          <text:p text:style-name="P499">Compatível com uso de outros frameworks (Angular, VueJs, ReactJs);</text:p>
        </text:list-item>
      </text:list>
      <text:p text:style-name="P106"/>
      <text:p text:style-name="P104">Instalação e utilização dos primeiros elementos</text:p>
      <text:p text:style-name="P135"><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485599496" text:style-name="L52">
        <text:list-item>
          <text:p text:style-name="P500">Temos a instalação via link (Instalação CSS):</text:p>
          <text:p text:style-name="P323"><text:span text:style-name="Source_20_Text"><text:span text:style-name="T30">&lt;</text:span></text:span><text:span text:style-name="Source_20_Text"><text:span text:style-name="T32">link</text:span></text:span><text:span text:style-name="Source_20_Text"><text:span text:style-name="T30"> href=</text:span></text:span><text:span text:style-name="Source_20_Text"><text:span text:style-name="T33">"https://cdn.jsdelivr.net/npm/bootstrap@5.1.3/dist/css/bootstrap.min.css"</text:span></text:span><text:span text:style-name="Source_20_Text"><text:span text:style-name="T30"> rel=</text:span></text:span><text:span text:style-name="Source_20_Text"><text:span text:style-name="T33">"stylesheet"</text:span></text:span><text:span text:style-name="Source_20_Text"><text:span text:style-name="T30"> integrity=</text:span></text:span><text:span text:style-name="Source_20_Text"><text:span text:style-name="T33">"sha384-1BmE4kWBq78iYhFldvKuhfTAU6auU8tT94WrHftjDbrCEXSU1oBoqyl2QvZ6jIW3"</text:span></text:span><text:span text:style-name="Source_20_Text"><text:span text:style-name="T30"> crossorigin=</text:span></text:span><text:span text:style-name="Source_20_Text"><text:span text:style-name="T33">"anonymous"</text:span></text:span><text:span text:style-name="Source_20_Text"><text:span text:style-name="T30">&gt;</text:span></text:span></text:p>
        </text:list-item>
      </text:list>
      <text:p text:style-name="P133"/>
      <text:list xml:id="list62337898899278" text:continue-numbering="true" text:style-name="L52">
        <text:list-item>
          <text:p text:style-name="P527">Instalação JS:</text:p>
          <text:p text:style-name="P325"><text:span text:style-name="Source_20_Text"><text:span text:style-name="T31">&lt;</text:span></text:span><text:span text:style-name="Source_20_Text"><text:span text:style-name="T34">script</text:span></text:span><text:span text:style-name="Source_20_Text"><text:span text:style-name="T31"> src=</text:span></text:span><text:span text:style-name="Source_20_Text"><text:span text:style-name="T35">"https://cdn.jsdelivr.net/npm/bootstrap@5.1.3/dist/js/bootstrap.bundle.min.js"</text:span></text:span><text:span text:style-name="Source_20_Text"><text:span text:style-name="T31"> integrity=</text:span></text:span><text:span text:style-name="Source_20_Text"><text:span text:style-name="T35">"sha384-ka7Sk0Gln4gmtz2MlQnikT1wXgYsOg+OMhuP+IlRH9sENBO0LRn5q+8nbTov4+1p"</text:span></text:span><text:span text:style-name="Source_20_Text"><text:span text:style-name="T31"> crossorigin=</text:span></text:span><text:span text:style-name="Source_20_Text"><text:span text:style-name="T35">"anonymous"</text:span></text:span><text:span text:style-name="Source_20_Text"><text:span text:style-name="T31">&gt;&lt;/</text:span></text:span><text:span text:style-name="Source_20_Text"><text:span text:style-name="T34">script</text:span></text:span><text:span text:style-name="Source_20_Text"><text:span text:style-name="T31">&gt; </text:span></text:span></text:p>
        </text:list-item>
      </text:list>
      <text:p text:style-name="P133"/>
      <text:list xml:id="list62339041638031" text:continue-numbering="true" text:style-name="L52">
        <text:list-item>
          <text:p text:style-name="P527">E também temos a instalação via node (npm) completa:</text:p>
          <text:p text:style-name="P325"><text:span text:style-name="Source_20_Text"><text:span text:style-name="T31">$ npm install bootstrap</text:span></text:span></text:p>
        </text:list-item>
      </text:list>
      <text:p text:style-name="P133"/>
      <text:list xml:id="list62338175115222" text:continue-numbering="true" text:style-name="L52">
        <text:list-item>
          <text:p text:style-name="P527">Como dito acima temos também a instalação via site oficial do bootstrap que é: </text:p>
          <text:p text:style-name="P532"><text:a xlink:type="simple" xlink:href="https://getbootstrap.com/" text:style-name="Internet_20_link" text:visited-style-name="Visited_20_Internet_20_Link"><text:span text:style-name="T222">https://getbootstrap.com/</text:span></text:a></text:p>
        </text:list-item>
      </text:list>
      <text:p text:style-name="P134">A princípio instalaremos via link no nosso HTML, a versão de instalação via NPM faremos na aula de Bootstrap com Sass.</text:p>
      <text:p text:style-name="P132"/>
      <text:p text:style-name="P84"><text:soft-page-break/>Tipografia</text:p>
      <text:p text:style-name="P107">Aula prática, para acompanhar melhor basta seguir o caminho: </text:p>
      <text:p text:style-name="P107"><text:a xlink:type="simple" xlink:href="https://bootstrapdoconebitcode.netlify.app/pages/1tipografia.html" text:style-name="Internet_20_link" text:visited-style-name="Visited_20_Internet_20_Link">https://bootstrapdoconebitcode.netlify.app/pages/1tipografia.html</text:a></text:p>
      <text:p text:style-name="P110">Veja também a documentação completa, e não se esqueça para cada tag depende do seu SEO para que fique mais bem colocado projeto nas pesquisas:</text:p>
      <text:p text:style-name="P110"><text:a xlink:type="simple" xlink:href="https://getbootstrap.com/docs/5.1/content/typography/" text:style-name="Internet_20_link" text:visited-style-name="Visited_20_Internet_20_Link">https://getbootstrap.com/docs/5.1/content/typography/</text:a></text:p>
      <text:p text:style-name="P110"/>
      <text:p text:style-name="P85">Botões</text:p>
      <text:p text:style-name="P108">Aula prática, para acompanhar melhor basta seguir o caminho: </text:p>
      <text:p text:style-name="P108"><text:a xlink:type="simple" xlink:href="https://bootstrapdoconebitcode.netlify.app/pages/2botões" text:style-name="Internet_20_link" text:visited-style-name="Visited_20_Internet_20_Link">https://bootstrapdoconebitcode.netlify.app/pages/2bot%C3%B5es</text:a></text:p>
      <text:p text:style-name="P108"/>
      <text:p text:style-name="P86">Cards</text:p>
      <text:p text:style-name="P109">Aula prática, para acompanhar melhor basta seguir o caminho: </text:p>
      <text:p text:style-name="P109"><text:a xlink:type="simple" xlink:href="https://bootstrapdoconebitcode.netlify.app/pages/3cards" text:style-name="Internet_20_link" text:visited-style-name="Visited_20_Internet_20_Link">https://bootstrapdoconebitcode.netlify.app/pages/3cards</text:a> </text:p>
      <text:p text:style-name="P109"/>
      <text:p text:style-name="P267"><text:span text:style-name="T157">10</text:span><text:span text:style-name="T144">/</text:span><text:span text:style-name="T155">11</text:span><text:span text:style-name="T144">/2022 </text:span><text:span text:style-name="T157">quinta</text:span><text:span text:style-name="T145">-feira</text:span></text:p>
      <text:p text:style-name="P247"/>
      <text:p text:style-name="P87">Explicando a teoria sobre Grid</text:p>
      <text:list xml:id="list550399484" text:style-name="L53">
        <text:list-item>
          <text:p text:style-name="P501">O que é e como podemos utilizar o <text:span text:style-name="T178">Grid</text:span>?</text:p>
          <text:list>
            <text:list-item>
              <text:p text:style-name="P501">O Grid é dividido por <text:span text:style-name="T201">divs</text:span> que tem linhas, colunas e <text:span text:style-name="T178">gutters.</text:span></text:p>
              <text:list>
                <text:list-item>
                  <text:p text:style-name="P501">Linhas: <text:span text:style-name="T251">Que comportará elementos, no exemplo que deixarei no final da aula você notará, como as 12 colunas do site.</text:span></text:p>
                </text:list-item>
                <text:list-item>
                  <text:p text:style-name="P502">Colunas: são divisões que temos e que podemos deixar o site organizado dentro delas.</text:p>
                </text:list-item>
                <text:list-item>
                  <text:p text:style-name="P502">Gutters: São as separações que tem por padrão entre cada coluna.</text:p>
                </text:list-item>
              </text:list>
            </text:list-item>
            <text:list-item>
              <text:p text:style-name="P502">Você pode deixar as colunas de forma automática, como é o caso dessas do exemplo, que elas ocupam o espaço que elas tem.</text:p>
            </text:list-item>
            <text:list-item>
              <text:p text:style-name="P502">Assim como você pode deixar um tamanho automático, também podemos deixar de tamanho fixo.</text:p>
              <text:list>
                <text:list-item>
                  <text:p text:style-name="P502">Dependendo do tamanho fixo da coluna do meio, sempre as laterais se adaptará a ela. Lembrando que <text:span text:style-name="T185">Grid é dividido sempre em 12 espaços disponíveis!</text:span></text:p>
                </text:list-item>
                <text:list-item>
                  <text:p text:style-name="P503">Para termos esse número fixado usamos sempre a classe seguida de númerais de 1 a 12, por exemplo: <text:span text:style-name="T199">col-5 ou col-6 </text:span>e assim até 12, tanto faz.</text:p>
                </text:list-item>
              </text:list>
            </text:list-item>
            <text:list-item>
              <text:p text:style-name="P502">No quarto exemplo temos <text:span text:style-name="T178">breakpoints, </text:span>que são pontos onde o elemento vira 100% para dispositivo móvel em determinado momento.</text:p>
              <text:list>
                <text:list-item>
                  <text:p text:style-name="P503"><text:soft-page-break/>Para criar os <text:span text:style-name="T178">brakpoints </text:span>fazemos com classes também, utilizando:</text:p>
                </text:list-item>
              </text:list>
            </text:list-item>
          </text:list>
        </text:list-item>
      </text:list>
      <text:p text:style-name="P112">col-sm, col-md, col-extra-large e por ai vai. Basta consultar a documentação oficial quando estiver codando.</text:p>
      <text:list xml:id="list62337257002138" text:continue-numbering="true" text:style-name="L53">
        <text:list-item>
          <text:list>
            <text:list-item>
              <text:p text:style-name="P502">E os sites atualmente são feitos com grid, são eles que fazem os sites serem 100% responsivos e organizados.</text:p>
            </text:list-item>
          </text:list>
        </text:list-item>
      </text:list>
      <text:p text:style-name="P112">Abaixo temos o link da aula da OneBitCode e da documentação do Grid Layout:</text:p>
      <text:p text:style-name="P112"><text:a xlink:type="simple" xlink:href="https://bootstrapdoconebitcode.netlify.app/pages/4grid" text:style-name="Internet_20_link" text:visited-style-name="Visited_20_Internet_20_Link">https://bootstrapdoconebitcode.netlify.app/pages/4grid</text:a></text:p>
      <text:p text:style-name="P112"><text:a xlink:type="simple" xlink:href="https://getbootstrap.com/docs/5.1/layout/grid/" text:style-name="Internet_20_link" text:visited-style-name="Visited_20_Internet_20_Link">https://getbootstrap.com/docs/5.1/layout/grid/</text:a> </text:p>
      <text:p text:style-name="P111"/>
      <text:p text:style-name="P88">Praticando com grid</text:p>
      <text:p text:style-name="P112">*Aula prática!!! HAND’S ON---</text:p>
      <text:p text:style-name="P112"/>
      <text:list xml:id="list422196948" text:style-name="L54">
        <text:list-item>
          <text:p text:style-name="P521"><text:span text:style-name="T15">C</text:span><text:span text:style-name="T14">aso queira colocar um padding no container basta adicionar a classe </text:span><text:span text:style-name="T21">pt-3 (pt seguido de um número)</text:span></text:p>
        </text:list-item>
        <text:list-item>
          <text:p text:style-name="P470"><text:span text:style-name="T25">Para manipularmos o Gutter, basta usarmos a classe </text:span><text:span text:style-name="T21">gx – para gutter vertical e gy – para gutter horizontal</text:span><text:span text:style-name="T25">, lembrando que o horizontal só funcionará caso tenha elementos abaixo, ou em breakpoints.</text:span></text:p>
        </text:list-item>
        <text:list-item>
          <text:p text:style-name="P470"><text:span text:style-name="T25">Lembre-se de consultar as classes para breakpoints, no início do nosso projeto usamos o large para telas grandes, com a classe </text:span><text:span text:style-name="T21">col-lg.</text:span></text:p>
        </text:list-item>
        <text:list-item>
          <text:p text:style-name="P504">Os breakpoints sempre quebram o conteúdo da direita para a esquerda.</text:p>
        </text:list-item>
        <text:list-item>
          <text:p text:style-name="P505">Se por um acaso criar um scroll horizontal, devido o container fluid, será porque o gutter está grande demais, neste caso não adianta tirar paddings e gutters, seria necessário diminuir o gutter, ou tirar o container fluid.</text:p>
        </text:list-item>
      </text:list>
      <text:p text:style-name="P114"/>
      <text:p text:style-name="P89">Imagens e Utilidades</text:p>
      <text:p text:style-name="P115">// <text:span text:style-name="T252">Aula prática explicando sobre as classes bootstrap para alinhamento e espaçamento, facilitando demais nosso trabalho!</text:span></text:p>
      <text:p text:style-name="P115"/>
      <text:list xml:id="list2198029308" text:style-name="L55">
        <text:list-item>
          <text:p text:style-name="P506">Usamos algumas classes específicas como:</text:p>
          <text:list>
            <text:list-item>
              <text:p text:style-name="P506">paddings gerais com os numerais de 1 a 5 – p-2 por exemplo;</text:p>
            </text:list-item>
            <text:list-item>
              <text:p text:style-name="P506">margins gerais com os numerais de 1 a 5 – m-2 por exemplo;</text:p>
            </text:list-item>
            <text:list-item>
              <text:p text:style-name="P506">paddings e margins nos eixos horizontais usando após a declaração a letra Y – py-4, my3;</text:p>
            </text:list-item>
            <text:list-item>
              <text:p text:style-name="P506">paddings e margins nos eixos verticais usando após a declaração a letra X – px-4, mx3;</text:p>
            </text:list-item>
          </text:list>
        </text:list-item>
        <text:list-item>
          <text:p text:style-name="P506">Usamos também os displays colocando apenas uma classe como:</text:p>
          <text:list>
            <text:list-item>
              <text:p text:style-name="P506">display: block – d-block;</text:p>
            </text:list-item>
            <text:list-item>
              <text:p text:style-name="P506"><text:soft-page-break/>display:flex – d-flex;</text:p>
            </text:list-item>
          </text:list>
        </text:list-item>
        <text:list-item>
          <text:p text:style-name="P522"><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16"/>
      <text:p text:style-name="P90">Formulários</text:p>
      <text:p text:style-name="P113">*Aula prática!!! HAND’S ON--- <text:span text:style-name="T253">Lembrando sempre dentro da aula tem a documentação criada pela OneBitCode, porém é muito importante que olhemos e nos habituemos com a documentação oficial!</text:span></text:p>
      <text:p text:style-name="P113"/>
      <text:list xml:id="list2838562781" text:style-name="L56">
        <text:list-item>
          <text:p text:style-name="P507">Nesta aula aprendemos uma coisa simples de início, mas que eu não conhecia, ao invés de criar um &lt;style&gt; para colorir o background de preto por exemplo, basta adicionarmos uma classe <text:span text:style-name="T201">bg-dark</text:span> que a mágica acontece!</text:p>
          <text:list>
            <text:list-item>
              <text:p text:style-name="P508">Após o bg, basta colocar as mesmas especificações que temos nos botões que vimos no início do módulo por exemplo.</text:p>
            </text:list-item>
          </text:list>
        </text:list-item>
      </text:list>
      <text:p text:style-name="P118"/>
      <text:p text:style-name="P119"><text:span text:style-name="T157">1</text:span><text:span text:style-name="T158">6</text:span><text:span text:style-name="T144">/</text:span><text:span text:style-name="T155">11</text:span><text:span text:style-name="T144">/2022 </text:span><text:span text:style-name="T157">qu</text:span><text:span text:style-name="T158">arta</text:span><text:span text:style-name="T145">-feira</text:span></text:p>
      <text:p text:style-name="P91">Manipulando Bootstrap com Sass</text:p>
      <text:p text:style-name="P117">Aula prática!!!</text:p>
      <text:list xml:id="list2519279490" text:style-name="L57">
        <text:list-item>
          <text:p text:style-name="P509">Nesta aula faremos a instalação do Bootstrap de forma diferente, não via link e sim via NPM.</text:p>
        </text:list-item>
        <text:list-item>
          <text:p text:style-name="P510">Para a instalação via NPM você precisará usar o seguinte comando no terminal:</text:p>
          <text:list>
            <text:list-item>
              <text:p text:style-name="P511">$ npm install bootstrap</text:p>
            </text:list-item>
          </text:list>
        </text:list-item>
      </text:list>
      <text:p text:style-name="P117"/>
      <text:p text:style-name="P268"><text:span text:style-name="T157">1</text:span><text:span text:style-name="T158">8</text:span><text:span text:style-name="T144">/</text:span><text:span text:style-name="T155">11</text:span><text:span text:style-name="T144">/2022 </text:span><text:span text:style-name="T158">sexta</text:span><text:span text:style-name="T145">-feira</text:span></text:p>
      <text:p text:style-name="P248"/>
      <text:p text:style-name="P92">Exercício prático: Criando uma Landing Page com Bootstrap</text:p>
      <text:p text:style-name="P120">Exercício prático!!!</text:p>
      <text:p text:style-name="P120"/>
      <text:p text:style-name="P269"><text:span text:style-name="T159">24</text:span><text:span text:style-name="T144">/</text:span><text:span text:style-name="T155">11</text:span><text:span text:style-name="T144">/2022 </text:span><text:span text:style-name="T158">sexta</text:span><text:span text:style-name="T145">-feira</text:span></text:p>
      <text:p text:style-name="P249"/>
      <text:p text:style-name="P93">Ícones</text:p>
      <text:p text:style-name="P121">Através de um pequeno comando no terminal conseguimos obter os ícones do </text:p>
      <text:p text:style-name="P121">Bootstrap disponíveis para o uso, o comando é: <text:span text:style-name="T201">npm i bootstrap-icons.</text:span></text:p>
      <text:p text:style-name="P122"><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11"><text:span text:style-name="T224">&lt;</text:span><text:span text:style-name="T222">i class="bi bi-instagram”</text:span><text:span text:style-name="T223">&gt;&lt;/i&gt;.</text:span></text:p>
      <text:p text:style-name="P138">Logo abaixo você vê também exemplos de itens do Bootstrap usando dentro deles os ícones, como o botão, o heading, etc...</text:p>
      <text:p text:style-name="P312"><text:span text:style-name="T224">&lt;</text:span><text:span text:style-name="T222">button type="button" class="btn btn-primary"</text:span><text:span text:style-name="T223">&gt; </text:span></text:p>
      <text:p text:style-name="P312"><text:span text:style-name="T223">&lt;</text:span><text:span text:style-name="T222">i class="bi bi-instagram</text:span><text:span text:style-name="T224">&gt;&lt;/i&gt; </text:span><text:span text:style-name="T222">Primary</text:span><text:span text:style-name="T224">&lt;/</text:span><text:span text:style-name="T222">button</text:span><text:span text:style-name="T224">&gt;</text:span></text:p>
      <text:p text:style-name="P318"><text:span text:style-name="T28">E temos também a opção </text:span><text:span text:style-name="T29">SVG</text:span><text:span text:style-name="T28"> da imagem para manipularmos como quisermos.</text:span></text:p>
      <text:p text:style-name="P124"/>
      <text:p text:style-name="P270"><text:span text:style-name="T160">01</text:span><text:span text:style-name="T144">/</text:span><text:span text:style-name="T155">1</text:span><text:span text:style-name="T160">2</text:span><text:span text:style-name="T144">/2022 </text:span><text:span text:style-name="T158">sexta</text:span><text:span text:style-name="T145">-feira</text:span></text:p>
      <text:p text:style-name="P250"/>
      <text:p text:style-name="P94">Avisos e Alerts</text:p>
      <text:p text:style-name="P125">Documentação OneBitCode:</text:p>
      <text:p text:style-name="P125"><text:tab/><text:a xlink:type="simple" xlink:href="https://bootstrapdoconebitcode.netlify.app/pages/8avisos&amp;alerts" text:style-name="Internet_20_link" text:visited-style-name="Visited_20_Internet_20_Link">https://bootstrapdoconebitcode.netlify.app/pages/8avisos&amp;alerts</text:a></text:p>
      <text:p text:style-name="P125">Essas estilizações de avisos e alerts do Bootstrap até estiliza, mas para fazer a sua integração e funcionar mesmo, terá que ser feito através de JavaScript.</text:p>
      <text:p text:style-name="P125"/>
      <text:p text:style-name="P99">Carrossel</text:p>
      <text:p text:style-name="P126">Documentação OneBitCode:</text:p>
      <text:p text:style-name="P126"><text:tab/><text:a xlink:type="simple" xlink:href="https://bootstrapdoconebitcode.netlify.app/pages/9carrossel" text:style-name="Internet_20_link" text:visited-style-name="Visited_20_Internet_20_Link">https://bootstrapdoconebitcode.netlify.app/pages/9carrossel</text:a></text:p>
      <text:p text:style-name="P126"/>
      <text:p text:style-name="P126"/>
      <text:p text:style-name="P271"><text:soft-page-break/><text:span text:style-name="T160">0</text:span><text:span text:style-name="T161">2</text:span><text:span text:style-name="T144">/</text:span><text:span text:style-name="T155">1</text:span><text:span text:style-name="T160">2</text:span><text:span text:style-name="T144">/2022 </text:span><text:span text:style-name="T158">sexta</text:span><text:span text:style-name="T145">-feira</text:span></text:p>
      <text:p text:style-name="P251"/>
      <text:p text:style-name="P100">Scroll Spy</text:p>
      <text:p text:style-name="P240"><text:span text:style-name="T20">O que é e como funciona o </text:span><text:span text:style-name="T23">Scroll Spy</text:span><text:span text:style-name="T20">?</text:span></text:p>
      <text:list xml:id="list3022212921" text:style-name="L58">
        <text:list-item>
          <text:p text:style-name="P324"><text:span text:style-name="T222">O scrollspy está nessa parte da documentação: </text:span><text:a xlink:type="simple" xlink:href="https://bootstrapdoconebitcode.netlify.app/pages/10scrollspy" text:style-name="Internet_20_link" text:visited-style-name="Visited_20_Internet_20_Link"><text:span text:style-name="T222">https://bootstrapdoconebitcode.netlify.app/pages/1…</text:span></text:a><text:span text:style-name="T222"> com ele, você pode fazer com que textos muito longos não fiquem ocupando a página inteira, o que torna também mais fácil a leitura, ou pode ser só um ajudante de marcação.</text:span></text:p>
        </text:list-item>
      </text:list>
      <text:list xml:id="list2579385267" text:style-name="L59">
        <text:list-item>
          <text:p text:style-name="P528">Existem algumas outras variações também de scrollspy, que você pode conferir no site da Bootstrap e que seguindo o mesmo conceito desse aqui, você vai conseguir usar tranquilamente.</text:p>
        </text:list-item>
      </text:list>
      <text:list xml:id="list242418526" text:style-name="L60">
        <text:list-item>
          <text:p text:style-name="P529">Além de tudo, você precisa colocar um CSS extra no scroll spy pare ele ter a formatação de scroll por si só, com o código a seguir você vai conseguir isso. Fazendo a formatação de altura e também do tamanho da fonte dos textos.</text:p>
          <text:p text:style-name="P529"/>
        </text:list-item>
      </text:list>
      <text:p text:style-name="P139">.scrollSpy {</text:p>
      <text:p text:style-name="P139"><text:s text:c="2"/>position: relative;</text:p>
      <text:p text:style-name="P139"><text:s text:c="2"/>overflow: auto;</text:p>
      <text:p text:style-name="P139"><text:s text:c="2"/>height: 385px;</text:p>
      <text:p text:style-name="P139"><text:s text:c="2"/>font-size: 20px;</text:p>
      <text:p text:style-name="P140">}</text:p>
      <text:p text:style-name="P137"/>
      <text:p text:style-name="P101">Navbar</text:p>
      <text:list xml:id="list3962254192" text:style-name="L61">
        <text:list-item>
          <text:p text:style-name="P533"><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30">A primeira navbar é uma padrão, que tem um search junto, que você pode integrar posteriormente com o restante do site.</text:p>
        </text:list-item>
        <text:list-item>
          <text:p text:style-name="P530"><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30">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30">Essas navbar também já são 100% responsivas, fazendo com que você não precise se preocupar como elas vão estar no celular, pois vai ser algo automático para elas.</text:p>
        </text:list-item>
      </text:list>
      <text:p text:style-name="P136"/>
      <text:p text:style-name="P272"><text:span text:style-name="T160">0</text:span><text:span text:style-name="T162">4</text:span><text:span text:style-name="T144">/</text:span><text:span text:style-name="T155">1</text:span><text:span text:style-name="T160">2</text:span><text:span text:style-name="T144">/2022 </text:span><text:span text:style-name="T163">domingo</text:span></text:p>
      <text:p text:style-name="P252"/>
      <text:p text:style-name="P95">Offcanvas</text:p>
      <text:list xml:id="list4235696564" text:style-name="L62">
        <text:list-item>
          <text:p text:style-name="P534"><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31">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26">Temos também aqui um que vem de cima, que você poderia utilizar tanto com link quanto com botão, e o uso deles é basicamente o mesmo, pode usar tanto para navbar quando para aviso, etc…</text:p>
        </text:list-item>
      </text:list>
      <text:p text:style-name="P123"/>
      <text:p text:style-name="P123"/>
      <text:p text:style-name="P123"/>
      <text:p text:style-name="P273"><text:soft-page-break/><text:span text:style-name="T163">05</text:span><text:span text:style-name="T144">/</text:span><text:span text:style-name="T155">1</text:span><text:span text:style-name="T160">2</text:span><text:span text:style-name="T144">/2022 </text:span><text:span text:style-name="T163">segunda</text:span><text:span text:style-name="T145">-feira</text:span></text:p>
      <text:p text:style-name="P253"/>
      <text:p text:style-name="P96">Ferramentas Extras</text:p>
      <text:list xml:id="list24319709" text:style-name="L63">
        <text:list-item>
          <text:p text:style-name="P535"><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2549813820" text:style-name="L64">
        <text:list-item>
          <text:p text:style-name="P537"><text:span text:style-name="T178">Badge: </text:span>Você pode usar como <text:span text:style-name="T178">título</text:span>, com algo parecido com o que temos de exemplo <text:span text:style-name="T254">no vídeo</text:span>;</text:p>
        </text:list-item>
      </text:list>
      <text:list xml:id="list2617566197" text:style-name="L65">
        <text:list-item>
          <text:p text:style-name="P538"><text:span text:style-name="T178">Breadcrumb: </text:span>Você pode usar no<text:span text:style-name="T178"> topo do site </text:span>para mostrar onde a pessoa está, para fazer isso funciona<text:span text:style-name="T254">r</text:span> você vai precisar ver como pode usar e aplicar no seu projeto;</text:p>
        </text:list-item>
      </text:list>
      <text:list xml:id="list194375568" text:style-name="L66">
        <text:list-item>
          <text:p text:style-name="P539"><text:span text:style-name="T178">Close button: </text:span>Você pode usar para colocar em <text:span text:style-name="T178">algum lugar que precise ser fechado</text:span>, aqui você tem apenas o close button, você vai precisar usar JS para fazer com que ele feche quando for clicado;</text:p>
        </text:list-item>
      </text:list>
      <text:list xml:id="list4075038361" text:style-name="L67">
        <text:list-item>
          <text:p text:style-name="P540"><text:span text:style-name="T178">Collapse: </text:span>Ele é um pouco parecido com um <text:span text:style-name="T183">Offcanvas </text:span><text:span text:style-name="T173">sendo uma mistura dele com o </text:span><text:span text:style-name="T183">Acordeão</text:span>, que você vai clicar e vai abrir informações abaixo dele;</text:p>
        </text:list-item>
      </text:list>
      <text:list xml:id="list963278114" text:style-name="L68">
        <text:list-item>
          <text:p text:style-name="P541"><text:span text:style-name="T178">Dropdowns:</text:span> Você com o dropdown consegue clicar e ter acesso a links, tem o dropdown padrão, que foi o que utilizamos na documentação e mais abaixo você vê os outros, que são iguais aos botões do <text:span text:style-name="T178">Bootstrap</text:span>, diferentes cores;</text:p>
        </text:list-item>
      </text:list>
      <text:list xml:id="list3784175178" text:style-name="L69">
        <text:list-item>
          <text:p text:style-name="P542"><text:span text:style-name="T178">Modal: </text:span>Com isso, você vai fazer com que apareça uma t<text:span text:style-name="T178">ela personalizada</text:span> na tela, fazendo com que você confirme ou não, mudanças em um documento, por exemplo;</text:p>
        </text:list-item>
      </text:list>
      <text:list xml:id="list2447667000" text:style-name="L70">
        <text:list-item>
          <text:p text:style-name="P543"><text:span text:style-name="T178">Pagination:</text:span> Com isso, você consegue colocar na <text:span text:style-name="T178">parte baixa do site</text:span>, fazendo com que você pode avançar e voltar de páginas, é bem comum, mas não é tão usado, pois nem todo site precisa usar;</text:p>
        </text:list-item>
      </text:list>
      <text:list xml:id="list2509913698" text:style-name="L71">
        <text:list-item>
          <text:p text:style-name="P544"><text:span text:style-name="T178">Spinners: </text:span>Você usa isso aqui quando quer que o site ou algum <text:span text:style-name="T178">elemento carregue</text:span>, você vai deixar ele aparecendo enquanto o objeto carrega e depois ele some. Mais abaixo você pode ver que tem de diferentes cores, iguais as cores do botão;</text:p>
        </text:list-item>
      </text:list>
      <text:list xml:id="list2562381292" text:style-name="L72">
        <text:list-item>
          <text:p text:style-name="P545"><text:span text:style-name="T178">Toasts: </text:span>Temos os toasts que são um <text:span text:style-name="T178">mini aviso</text:span>, que você pode colocar ele para ser acionado quando a pessoa entra no site ou simplesmente fazer ele ser acionado ao clicar no botão;</text:p>
        </text:list-item>
      </text:list>
      <text:list xml:id="list2149973828" text:style-name="L73">
        <text:list-item>
          <text:p text:style-name="P546"><text:span text:style-name="T178">Tooltip</text:span><text:span text:style-name="T184">s</text:span><text:span text:style-name="T178">: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20">Nesta aula o professor nos apresentou algumas ferramentas que se encontra na própria documentação do <text:span text:style-name="T178">Bootstrap, </text:span><text:span text:style-name="T165">que se encontra na parte de </text:span><text:span text:style-name="T201">Components.</text:span></text:p>
      <text:p text:style-name="P547"/>
      <text:p text:style-name="P97"><text:soft-page-break/>Apresentação do Projeto final</text:p>
      <text:p text:style-name="P127">Link para download dos arquivos visuais:</text:p>
      <text:p text:style-name="P105"><text:a xlink:type="simple" xlink:href="https://drive.google.com/drive/folders/1hvRsR5VANEGh-P3pfN4Mu8Wsj8ukzRTK?usp=sharing" text:style-name="Internet_20_link" text:visited-style-name="Visited_20_Internet_20_Link"><text:span text:style-name="T165">https://drive.google.com/drive/folders/1hvRsR5VANEGh-P3pfN4Mu8Wsj8ukzRTK?usp=sharing</text:span></text:a></text:p>
      <text:p text:style-name="Text_20_body"><text:span text:style-name="T219">Link da L</text:span><text:span text:style-name="T225">anding</text:span><text:span text:style-name="T219">P</text:span><text:span text:style-name="T225">age</text:span><text:span text:style-name="T219"> para você de inspirar: </text:span><text:a xlink:type="simple" xlink:href="https://onebitx.netlify.app/" text:style-name="Internet_20_link" text:visited-style-name="Visited_20_Internet_20_Link"><text:span text:style-name="T219">https://onebitx.netlify.app</text:span></text:a></text:p>
      <text:p text:style-name="P141">Cor de hover de links: #b9b9b9</text:p>
      <text:p text:style-name="P141">Cor de copyright da obc no footer: #555252</text:p>
      <text:p text:style-name="P141">Cor do item da tabela: #d8d8d8</text:p>
      <text:p text:style-name="Text_20_body"><text:span text:style-name="T219">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19">https://getbootstrap.com/docs/5.1/content/tables/</text:span></text:a></text:p>
      <text:p text:style-name="Text_20_body"/>
      <text:p text:style-name="P98">Lib Animação de Texto</text:p>
      <text:p text:style-name="P321"><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4059173412" text:style-name="L74">
        <text:list-item>
          <text:p text:style-name="P536"><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1696723679" text:style-name="L75">
        <text:list-item>
          <text:p text:style-name="P548">Faremos a instalação, basta clicar no ícone do github e copiar o link fornecido lá</text:p>
        </text:list-item>
      </text:list>
      <text:list xml:id="list3505275348" text:style-name="L76">
        <text:list-item>
          <text:p text:style-name="P549">Vamos primeiro fazer um style para que os textos eles tenham diferentes momentos de exibição.</text:p>
        </text:list-item>
        <text:list-item>
          <text:p text:style-name="P549">Com isso podemos criar textos aqui nas divs, colocando eles dentro dessas divs, fazendo com que eles ganhem as características de animação.</text:p>
        </text:list-item>
      </text:list>
      <text:p text:style-name="Text_20_body"/>
      <text:p text:style-name="P523"><text:span text:style-name="T144"/></text:p>
      <text:p text:style-name="P523"><text:span text:style-name="T144"/></text:p>
      <text:p text:style-name="P523"><text:span text:style-name="T144"/></text:p>
      <text:p text:style-name="P523"><text:soft-page-break/><text:span text:style-name="T144">02/</text:span><text:span text:style-name="T164">01</text:span><text:span text:style-name="T144">/202</text:span><text:span text:style-name="T164">3</text:span><text:span text:style-name="T144"> </text:span><text:span text:style-name="T164">segunda</text:span><text:span text:style-name="T145">-feira</text:span></text:p>
      <text:p text:style-name="P524"/>
      <text:p text:style-name="P512"><text:span text:style-name="T249">M</text:span>ódulo <text:span text:style-name="T255">JavaScript I – Lógica de programação</text:span></text:p>
      <text:p text:style-name="P512"/>
      <text:list xml:id="list62337522292996" text:continue-list="list62338052960595" text:style-name="L45">
        <text:list-item>
          <text:p text:style-name="P420"><text:span text:style-name="T255">Apresentação e Introdução ao</text:span> módulo:</text:p>
          <text:list>
            <text:list-item>
              <text:p text:style-name="P383">Fundamentos do JavaScript e de Programação;</text:p>
            </text:list-item>
            <text:list-item>
              <text:p text:style-name="P383">Lógica de Programação;</text:p>
            </text:list-item>
            <text:list-item>
              <text:p text:style-name="P383">Estruturas de Controle;</text:p>
            </text:list-item>
            <text:list-item>
              <text:p text:style-name="P383">Arrays;</text:p>
            </text:list-item>
            <text:list-item>
              <text:p text:style-name="P383">Objetos;</text:p>
            </text:list-item>
            <text:list-item>
              <text:p text:style-name="P383">Funções.</text:p>
            </text:list-item>
          </text:list>
        </text:list-item>
      </text:list>
      <text:p text:style-name="P384"/>
      <text:p text:style-name="P513">Material de apoio: Mapa mental</text:p>
      <text:p text:style-name="P496"><text:a xlink:type="simple" xlink:href="https://drive.google.com/drive/folders/1Njb9Dm124QniwM4lLOIMGrh4qerElSJu" text:style-name="Internet_20_link" text:visited-style-name="Visited_20_Internet_20_Link">https://drive.google.com/drive/folders/1Njb9Dm124QniwM4lLOIMGrh4qerElSJu</text:a></text:p>
      <text:p text:style-name="P496"/>
      <text:p text:style-name="P514">Dicas e Ferramentas</text:p>
      <text:list xml:id="list1187957550" text:style-name="L77">
        <text:list-item>
          <text:p text:style-name="P462"><text:span text:style-name="T27">Ferramentas:</text:span></text:p>
          <text:list>
            <text:list-item>
              <text:p text:style-name="P471"><text:span text:style-name="T26">Visual Studio Code</text:span></text:p>
            </text:list-item>
            <text:list-item>
              <text:p text:style-name="P471"><text:span text:style-name="T26">Navegador Web</text:span></text:p>
            </text:list-item>
            <text:list-item>
              <text:p text:style-name="P471"><text:span text:style-name="T26">Code pen (</text:span><text:a xlink:type="simple" xlink:href="https://codepen.io/" text:style-name="Internet_20_link" text:visited-style-name="Visited_20_Internet_20_Link">https://codepen.io</text:a><text:span text:style-name="T26">)</text:span></text:p>
            </text:list-item>
          </text:list>
        </text:list-item>
        <text:list-item>
          <text:p text:style-name="P525"><text:span text:style-name="T24">Dicas:</text:span></text:p>
          <text:list>
            <text:list-item>
              <text:p text:style-name="P472"><text:span text:style-name="T26">Acostume-se a consultar a documentação</text:span></text:p>
              <text:list>
                <text:list-item>
                  <text:p text:style-name="P472"><text:a xlink:type="simple" xlink:href="https://developer.mozilla.org/pt-BR/docs/Web/JavaScript" text:style-name="Internet_20_link" text:visited-style-name="Visited_20_Internet_20_Link">https://developer.mozilla.org/pt-BR/docs/Web/JavaScript</text:a><text:span text:style-name="T26"> </text:span></text:p>
                </text:list-item>
                <text:list-item>
                  <text:p text:style-name="P472"><text:a xlink:type="simple" xlink:href="https://www.w3schools.com/js/default.asp" text:style-name="Internet_20_link" text:visited-style-name="Visited_20_Internet_20_Link">https://www.w3schools.com/js/default.asp</text:a><text:span text:style-name="T26"> </text:span></text:p>
                </text:list-item>
              </text:list>
            </text:list-item>
            <text:list-item>
              <text:p text:style-name="P472"><text:span text:style-name="T26">Não se preocupe se tiver um pouco de dificuldade</text:span></text:p>
            </text:list-item>
            <text:list-item>
              <text:p text:style-name="P472"><text:span text:style-name="T26">Mesmo que não consiga resolver os exercícios, fique atento às resoluções</text:span></text:p>
            </text:list-item>
          </text:list>
        </text:list-item>
      </text:list>
      <text:p text:style-name="P473"/>
      <text:p text:style-name="P515">O que é uma linguagem de programação</text:p>
      <text:list xml:id="list1002093082" text:style-name="L79">
        <text:list-item>
          <text:p text:style-name="P518"><text:span text:style-name="T138">Conjunto de códigos que contém instruções para o computador</text:span></text:p>
        </text:list-item>
        <text:list-item>
          <text:p text:style-name="P518"><text:span text:style-name="T138">Diferente de linguagem de marcação como (HTML, XML, YAML, etc) e de linguagem de estilização como (CSS)</text:span></text:p>
        </text:list-item>
        <text:list-item>
          <text:p text:style-name="P518"><text:span text:style-name="T138">Exemplos</text:span></text:p>
          <text:list>
            <text:list-item>
              <text:p text:style-name="P516"><text:span text:style-name="T138">C, C++, C#, Java, PHP, Python, JavaScript, Ruby Go, Elixir, Dart, entre outras.</text:span></text:p>
            </text:list-item>
          </text:list>
        </text:list-item>
        <text:list-item>
          <text:p text:style-name="P518"><text:span text:style-name="T138">Podem ser de </text:span><text:span text:style-name="T143">alto nível </text:span><text:span text:style-name="T138">ou de </text:span><text:span text:style-name="T143">baixo nível</text:span></text:p>
        </text:list-item>
        <text:list-item>
          <text:p text:style-name="P518"><text:soft-page-break/><text:span text:style-name="T138">Podem ser </text:span><text:span text:style-name="T143">compiladas </text:span><text:span text:style-name="T138">ou </text:span><text:span text:style-name="T143">interpretadas.</text:span></text:p>
        </text:list-item>
      </text:list>
      <text:p text:style-name="P519"><text:span text:style-name="T143"/></text:p>
      <text:p text:style-name="P517">O que é o JavaScript</text:p>
      <text:list xml:id="list1282275429" text:style-name="L80">
        <text:list-item>
          <text:p text:style-name="P520"><text:span text:style-name="T138">Linguagem de programação</text:span></text:p>
          <text:list>
            <text:list-item>
              <text:p text:style-name="P520"><text:span text:style-name="T138">Criada em 1995 por </text:span><text:span text:style-name="T143">Brendan Eich </text:span><text:span text:style-name="T138">para ser usada pela Netscape</text:span></text:p>
            </text:list-item>
            <text:list-item>
              <text:p text:style-name="P520"><text:span text:style-name="T138">Não confundir com JAVA</text:span></text:p>
            </text:list-item>
            <text:list-item>
              <text:p text:style-name="P520"><text:span text:style-name="T138">Seu nome oficial é </text:span><text:span text:style-name="T143">ECMAScript</text:span></text:p>
            </text:list-item>
            <text:list-item>
              <text:p text:style-name="P520"><text:span text:style-name="T138">De alto nível e interpretada</text:span></text:p>
            </text:list-item>
            <text:list-item>
              <text:p text:style-name="P520"><text:span text:style-name="T138">Multi paradigma </text:span></text:p>
            </text:list-item>
          </text:list>
        </text:list-item>
        <text:list-item>
          <text:p text:style-name="P520"><text:span text:style-name="T138">Principal linguagem de programação usada pelos navegadores web</text:span></text:p>
        </text:list-item>
        <text:list-item>
          <text:p text:style-name="P520"><text:span text:style-name="T138">Junto com HTML e CSS forma as três principais tecnologias da web</text:span></text:p>
        </text:list-item>
        <text:list-item>
          <text:p text:style-name="P520"><text:span text:style-name="T138">Também pode ser usada fora dos navegadores através de runtimes como o Node.JS</text:span></text:p>
        </text:list-item>
        <text:list-item>
          <text:p text:style-name="P520"><text:span text:style-name="T138">Na minha opinião, uma das melhores linguagens para começar na programação atualment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43"><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2T06:23:35.015670228</dc:date>
    <meta:editing-duration>P2DT13H54M53S</meta:editing-duration>
    <meta:editing-cycles>81</meta:editing-cycles>
    <meta:generator>LibreOffice/7.3.7.2$Linux_X86_64 LibreOffice_project/30$Build-2</meta:generator>
    <meta:document-statistic meta:table-count="0" meta:image-count="21" meta:object-count="0" meta:page-count="43" meta:paragraph-count="686" meta:word-count="8744" meta:character-count="51315" meta:non-whitespace-character-count="43573"/>
  </office:meta>
</office:document-meta>
</file>